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gb_val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_val</text:p>
          </table:table-cell>
          <table:table-cell office:value-type="string" calcext:value-type="string">
            <text:p>y_pred</text:p>
          </table:table-cell>
          <table:table-cell/>
          <table:table-cell office:value-type="string" calcext:value-type="string">
            <text:p>diff_sq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78.3471145629883" calcext:value-type="float">
            <text:p>78.347114563</text:p>
          </table:table-cell>
          <table:table-cell/>
          <table:table-cell table:formula="of:=([.A2]-[.B2])^2" office:value-type="float" office:value="25.9805768682272" calcext:value-type="float">
            <text:p>25.9805768682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79.2248077392578" calcext:value-type="float">
            <text:p>79.2248077393</text:p>
          </table:table-cell>
          <table:table-cell/>
          <table:table-cell table:formula="of:=([.A3]-[.B3])^2" office:value-type="float" office:value="34.6309621280286" calcext:value-type="float">
            <text:p>34.630962128</text:p>
          </table:table-cell>
        </table:table-row>
        <table:table-row table:style-name="ro1">
          <table:table-cell office:value-type="float" office:value="73.45" calcext:value-type="float">
            <text:p>73.45</text:p>
          </table:table-cell>
          <table:table-cell office:value-type="float" office:value="81.2817306518555" calcext:value-type="float">
            <text:p>81.2817306519</text:p>
          </table:table-cell>
          <table:table-cell/>
          <table:table-cell table:formula="of:=([.A4]-[.B4])^2" office:value-type="float" office:value="61.3360050032124" calcext:value-type="float">
            <text:p>61.3360050032</text:p>
          </table:table-cell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79.5133209228516" calcext:value-type="float">
            <text:p>79.5133209229</text:p>
          </table:table-cell>
          <table:table-cell/>
          <table:table-cell table:formula="of:=([.A5]-[.B5])^2" office:value-type="float" office:value="33.3312344782357" calcext:value-type="float">
            <text:p>33.3312344782</text:p>
          </table:table-cell>
        </table:table-row>
        <table:table-row table:style-name="ro1">
          <table:table-cell office:value-type="float" office:value="73.83" calcext:value-type="float">
            <text:p>73.83</text:p>
          </table:table-cell>
          <table:table-cell office:value-type="float" office:value="80.065788269043" calcext:value-type="float">
            <text:p>80.065788269</text:p>
          </table:table-cell>
          <table:table-cell/>
          <table:table-cell table:formula="of:=([.A6]-[.B6])^2" office:value-type="float" office:value="38.8850553363339" calcext:value-type="float">
            <text:p>38.8850553363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80.8447647094727" calcext:value-type="float">
            <text:p>80.8447647095</text:p>
          </table:table-cell>
          <table:table-cell/>
          <table:table-cell table:formula="of:=([.A7]-[.B7])^2" office:value-type="float" office:value="45.4918509861478" calcext:value-type="float">
            <text:p>45.4918509861</text:p>
          </table:table-cell>
        </table:table-row>
        <table:table-row table:style-name="ro1">
          <table:table-cell office:value-type="float" office:value="74.27" calcext:value-type="float">
            <text:p>74.27</text:p>
          </table:table-cell>
          <table:table-cell office:value-type="float" office:value="80.9821701049805" calcext:value-type="float">
            <text:p>80.982170105</text:p>
          </table:table-cell>
          <table:table-cell/>
          <table:table-cell table:formula="of:=([.A8]-[.B8])^2" office:value-type="float" office:value="45.0532275181936" calcext:value-type="float">
            <text:p>45.0532275182</text:p>
          </table:table-cell>
        </table:table-row>
        <table:table-row table:style-name="ro1">
          <table:table-cell office:value-type="float" office:value="74.54" calcext:value-type="float">
            <text:p>74.54</text:p>
          </table:table-cell>
          <table:table-cell office:value-type="float" office:value="81.113410949707" calcext:value-type="float">
            <text:p>81.1134109497</text:p>
          </table:table-cell>
          <table:table-cell/>
          <table:table-cell table:formula="of:=([.A9]-[.B9])^2" office:value-type="float" office:value="43.2097315137282" calcext:value-type="float">
            <text:p>43.2097315137</text:p>
          </table:table-cell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79.1798400878906" calcext:value-type="float">
            <text:p>79.1798400879</text:p>
          </table:table-cell>
          <table:table-cell/>
          <table:table-cell table:formula="of:=([.A10]-[.B10])^2" office:value-type="float" office:value="19.6234832042828" calcext:value-type="float">
            <text:p>19.6234832043</text:p>
          </table:table-cell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79.1705322265625" calcext:value-type="float">
            <text:p>79.1705322266</text:p>
          </table:table-cell>
          <table:table-cell/>
          <table:table-cell table:formula="of:=([.A11]-[.B11])^2" office:value-type="float" office:value="18.5806880762339" calcext:value-type="float">
            <text:p>18.5806880762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79.630744934082" calcext:value-type="float">
            <text:p>79.6307449341</text:p>
          </table:table-cell>
          <table:table-cell/>
          <table:table-cell table:formula="of:=([.A12]-[.B12])^2" office:value-type="float" office:value="21.5365135432081" calcext:value-type="float">
            <text:p>21.5365135432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80.8077011108398" calcext:value-type="float">
            <text:p>80.8077011108</text:p>
          </table:table-cell>
          <table:table-cell/>
          <table:table-cell table:formula="of:=([.A13]-[.B13])^2" office:value-type="float" office:value="31.5585657707312" calcext:value-type="float">
            <text:p>31.5585657707</text:p>
          </table:table-cell>
        </table:table-row>
        <table:table-row table:style-name="ro1">
          <table:table-cell office:value-type="float" office:value="75.38" calcext:value-type="float">
            <text:p>75.38</text:p>
          </table:table-cell>
          <table:table-cell office:value-type="float" office:value="79.9137573242188" calcext:value-type="float">
            <text:p>79.9137573242</text:p>
          </table:table-cell>
          <table:table-cell/>
          <table:table-cell table:formula="of:=([.A14]-[.B14])^2" office:value-type="float" office:value="20.5549554749072" calcext:value-type="float">
            <text:p>20.5549554749</text:p>
          </table:table-cell>
        </table:table-row>
        <table:table-row table:style-name="ro1">
          <table:table-cell office:value-type="float" office:value="75.41" calcext:value-type="float">
            <text:p>75.41</text:p>
          </table:table-cell>
          <table:table-cell office:value-type="float" office:value="79.5424957275391" calcext:value-type="float">
            <text:p>79.5424957275</text:p>
          </table:table-cell>
          <table:table-cell/>
          <table:table-cell table:formula="of:=([.A15]-[.B15])^2" office:value-type="float" office:value="17.0775209381286" calcext:value-type="float">
            <text:p>17.0775209381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float" office:value="79.2527542114258" calcext:value-type="float">
            <text:p>79.2527542114</text:p>
          </table:table-cell>
          <table:table-cell/>
          <table:table-cell table:formula="of:=([.A16]-[.B16])^2" office:value-type="float" office:value="13.4157684133173" calcext:value-type="float">
            <text:p>13.4157684133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78.3471145629883" calcext:value-type="float">
            <text:p>78.347114563</text:p>
          </table:table-cell>
          <table:table-cell/>
          <table:table-cell table:formula="of:=([.A17]-[.B17])^2" office:value-type="float" office:value="5.9883696843893" calcext:value-type="float">
            <text:p>5.9883696844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79.1018676757813" calcext:value-type="float">
            <text:p>79.1018676758</text:p>
          </table:table-cell>
          <table:table-cell/>
          <table:table-cell table:formula="of:=([.A18]-[.B18])^2" office:value-type="float" office:value="9.01120954290036" calcext:value-type="float">
            <text:p>9.0112095429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office:value-type="float" office:value="75.0306930541992" calcext:value-type="float">
            <text:p>75.0306930542</text:p>
          </table:table-cell>
          <table:table-cell/>
          <table:table-cell table:formula="of:=([.A19]-[.B19])^2" office:value-type="float" office:value="1.66231240049012" calcext:value-type="float">
            <text:p>1.6623124005</text:p>
          </table:table-cell>
        </table:table-row>
        <table:table-row table:style-name="ro1">
          <table:table-cell office:value-type="float" office:value="76.84" calcext:value-type="float">
            <text:p>76.84</text:p>
          </table:table-cell>
          <table:table-cell office:value-type="float" office:value="84.4511260986328" calcext:value-type="float">
            <text:p>84.4511260986</text:p>
          </table:table-cell>
          <table:table-cell/>
          <table:table-cell table:formula="of:=([.A20]-[.B20])^2" office:value-type="float" office:value="57.9292404892895" calcext:value-type="float">
            <text:p>57.9292404893</text:p>
          </table:table-cell>
        </table:table-row>
        <table:table-row table:style-name="ro1">
          <table:table-cell office:value-type="float" office:value="77.225" calcext:value-type="float">
            <text:p>77.225</text:p>
          </table:table-cell>
          <table:table-cell office:value-type="float" office:value="81.0217819213867" calcext:value-type="float">
            <text:p>81.0217819214</text:p>
          </table:table-cell>
          <table:table-cell/>
          <table:table-cell table:formula="of:=([.A21]-[.B21])^2" office:value-type="float" office:value="14.4155529585691" calcext:value-type="float">
            <text:p>14.4155529586</text:p>
          </table:table-cell>
        </table:table-row>
        <table:table-row table:style-name="ro1">
          <table:table-cell office:value-type="float" office:value="77.38" calcext:value-type="float">
            <text:p>77.38</text:p>
          </table:table-cell>
          <table:table-cell office:value-type="float" office:value="80.3222503662109" calcext:value-type="float">
            <text:p>80.3222503662</text:p>
          </table:table-cell>
          <table:table-cell/>
          <table:table-cell table:formula="of:=([.A22]-[.B22])^2" office:value-type="float" office:value="8.65683721746842" calcext:value-type="float">
            <text:p>8.6568372175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79.4779357910156" calcext:value-type="float">
            <text:p>79.477935791</text:p>
          </table:table-cell>
          <table:table-cell/>
          <table:table-cell table:formula="of:=([.A23]-[.B23])^2" office:value-type="float" office:value="4.11252357248216" calcext:value-type="float">
            <text:p>4.1125235725</text:p>
          </table:table-cell>
        </table:table-row>
        <table:table-row table:style-name="ro1">
          <table:table-cell office:value-type="float" office:value="78.22" calcext:value-type="float">
            <text:p>78.22</text:p>
          </table:table-cell>
          <table:table-cell office:value-type="float" office:value="79.3559494018555" calcext:value-type="float">
            <text:p>79.3559494019</text:p>
          </table:table-cell>
          <table:table-cell/>
          <table:table-cell table:formula="of:=([.A24]-[.B24])^2" office:value-type="float" office:value="1.2903810435758" calcext:value-type="float">
            <text:p>1.2903810436</text:p>
          </table:table-cell>
        </table:table-row>
        <table:table-row table:style-name="ro1">
          <table:table-cell office:value-type="float" office:value="78.47" calcext:value-type="float">
            <text:p>78.47</text:p>
          </table:table-cell>
          <table:table-cell office:value-type="float" office:value="80.8875045776367" calcext:value-type="float">
            <text:p>80.8875045776</text:p>
          </table:table-cell>
          <table:table-cell/>
          <table:table-cell table:formula="of:=([.A25]-[.B25])^2" office:value-type="float" office:value="5.8443283828945" calcext:value-type="float">
            <text:p>5.8443283829</text:p>
          </table:table-cell>
        </table:table-row>
        <table:table-row table:style-name="ro1">
          <table:table-cell office:value-type="float" office:value="80.82" calcext:value-type="float">
            <text:p>80.82</text:p>
          </table:table-cell>
          <table:table-cell office:value-type="float" office:value="80.8244323730469" calcext:value-type="float">
            <text:p>80.824432373</text:p>
          </table:table-cell>
          <table:table-cell/>
          <table:table-cell table:formula="of:=([.A26]-[.B26])^2" office:value-type="float" office:value="0.0000196459308267244" calcext:value-type="float">
            <text:p>1.96459308267244E-05</text:p>
          </table:table-cell>
        </table:table-row>
        <table:table-row table:style-name="ro1">
          <table:table-cell office:value-type="float" office:value="81.18" calcext:value-type="float">
            <text:p>81.18</text:p>
          </table:table-cell>
          <table:table-cell office:value-type="float" office:value="77.9622344970703" calcext:value-type="float">
            <text:p>77.9622344971</text:p>
          </table:table-cell>
          <table:table-cell/>
          <table:table-cell table:formula="of:=([.A27]-[.B27])^2" office:value-type="float" office:value="10.3540148318444" calcext:value-type="float">
            <text:p>10.3540148318</text:p>
          </table:table-cell>
        </table:table-row>
        <table:table-row table:style-name="ro1">
          <table:table-cell office:value-type="float" office:value="84.15" calcext:value-type="float">
            <text:p>84.15</text:p>
          </table:table-cell>
          <table:table-cell office:value-type="float" office:value="78.8727264404297" calcext:value-type="float">
            <text:p>78.8727264404</text:p>
          </table:table-cell>
          <table:table-cell/>
          <table:table-cell table:formula="of:=([.A28]-[.B28])^2" office:value-type="float" office:value="27.84961622254" calcext:value-type="float">
            <text:p>27.8496162225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98.4571533203125" calcext:value-type="float">
            <text:p>98.4571533203</text:p>
          </table:table-cell>
          <table:table-cell/>
          <table:table-cell table:formula="of:=([.A29]-[.B29])^2" office:value-type="float" office:value="186.517836814523" calcext:value-type="float">
            <text:p>186.5178368145</text:p>
          </table:table-cell>
        </table:table-row>
        <table:table-row table:style-name="ro1">
          <table:table-cell office:value-type="float" office:value="84.84" calcext:value-type="float">
            <text:p>84.84</text:p>
          </table:table-cell>
          <table:table-cell office:value-type="float" office:value="95.5427093505859" calcext:value-type="float">
            <text:p>95.5427093506</text:p>
          </table:table-cell>
          <table:table-cell/>
          <table:table-cell table:formula="of:=([.A30]-[.B30])^2" office:value-type="float" office:value="114.54798744312" calcext:value-type="float">
            <text:p>114.5479874431</text:p>
          </table:table-cell>
        </table:table-row>
        <table:table-row table:style-name="ro1">
          <table:table-cell office:value-type="float" office:value="84.86" calcext:value-type="float">
            <text:p>84.86</text:p>
          </table:table-cell>
          <table:table-cell office:value-type="float" office:value="77.1971054077148" calcext:value-type="float">
            <text:p>77.1971054077</text:p>
          </table:table-cell>
          <table:table-cell/>
          <table:table-cell table:formula="of:=([.A31]-[.B31])^2" office:value-type="float" office:value="58.7199535324731" calcext:value-type="float">
            <text:p>58.7199535325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97.3954238891602" calcext:value-type="float">
            <text:p>97.3954238892</text:p>
          </table:table-cell>
          <table:table-cell/>
          <table:table-cell table:formula="of:=([.A32]-[.B32])^2" office:value-type="float" office:value="156.135618169794" calcext:value-type="float">
            <text:p>156.1356181698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97.3787460327148" calcext:value-type="float">
            <text:p>97.3787460327</text:p>
          </table:table-cell>
          <table:table-cell/>
          <table:table-cell table:formula="of:=([.A33]-[.B33])^2" office:value-type="float" office:value="151.013279056565" calcext:value-type="float">
            <text:p>151.0132790566</text:p>
          </table:table-cell>
        </table:table-row>
        <table:table-row table:style-name="ro1">
          <table:table-cell office:value-type="float" office:value="85.18" calcext:value-type="float">
            <text:p>85.18</text:p>
          </table:table-cell>
          <table:table-cell office:value-type="float" office:value="92.8995971679688" calcext:value-type="float">
            <text:p>92.899597168</text:p>
          </table:table-cell>
          <table:table-cell/>
          <table:table-cell table:formula="of:=([.A34]-[.B34])^2" office:value-type="float" office:value="59.592180435711" calcext:value-type="float">
            <text:p>59.5921804357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91.2055969238281" calcext:value-type="float">
            <text:p>91.2055969238</text:p>
          </table:table-cell>
          <table:table-cell/>
          <table:table-cell table:formula="of:=([.A35]-[.B35])^2" office:value-type="float" office:value="36.0671944114938" calcext:value-type="float">
            <text:p>36.0671944115</text:p>
          </table:table-cell>
        </table:table-row>
        <table:table-row table:style-name="ro1">
          <table:table-cell office:value-type="float" office:value="85.44" calcext:value-type="float">
            <text:p>85.44</text:p>
          </table:table-cell>
          <table:table-cell office:value-type="float" office:value="92.7763137817383" calcext:value-type="float">
            <text:p>92.7763137817</text:p>
          </table:table-cell>
          <table:table-cell/>
          <table:table-cell table:formula="of:=([.A36]-[.B36])^2" office:value-type="float" office:value="53.8214999041231" calcext:value-type="float">
            <text:p>53.8214999041</text:p>
          </table:table-cell>
        </table:table-row>
        <table:table-row table:style-name="ro1">
          <table:table-cell office:value-type="float" office:value="85.63" calcext:value-type="float">
            <text:p>85.63</text:p>
          </table:table-cell>
          <table:table-cell office:value-type="float" office:value="92.7465744018555" calcext:value-type="float">
            <text:p>92.7465744019</text:p>
          </table:table-cell>
          <table:table-cell/>
          <table:table-cell table:formula="of:=([.A37]-[.B37])^2" office:value-type="float" office:value="50.6456312171446" calcext:value-type="float">
            <text:p>50.6456312171</text:p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97.0957412719727" calcext:value-type="float">
            <text:p>97.095741272</text:p>
          </table:table-cell>
          <table:table-cell/>
          <table:table-cell table:formula="of:=([.A38]-[.B38])^2" office:value-type="float" office:value="128.725845010544" calcext:value-type="float">
            <text:p>128.7258450105</text:p>
          </table:table-cell>
        </table:table-row>
        <table:table-row table:style-name="ro1">
          <table:table-cell office:value-type="float" office:value="85.93" calcext:value-type="float">
            <text:p>85.93</text:p>
          </table:table-cell>
          <table:table-cell office:value-type="float" office:value="93.6284790039062" calcext:value-type="float">
            <text:p>93.6284790039</text:p>
          </table:table-cell>
          <table:table-cell/>
          <table:table-cell table:formula="of:=([.A39]-[.B39])^2" office:value-type="float" office:value="59.2665789735853" calcext:value-type="float">
            <text:p>59.2665789736</text:p>
          </table:table-cell>
        </table:table-row>
        <table:table-row table:style-name="ro1">
          <table:table-cell office:value-type="float" office:value="85.96" calcext:value-type="float">
            <text:p>85.96</text:p>
          </table:table-cell>
          <table:table-cell office:value-type="float" office:value="95.2892913818359" calcext:value-type="float">
            <text:p>95.2892913818</text:p>
          </table:table-cell>
          <table:table-cell/>
          <table:table-cell table:formula="of:=([.A40]-[.B40])^2" office:value-type="float" office:value="87.0356776871984" calcext:value-type="float">
            <text:p>87.0356776872</text:p>
          </table:table-cell>
        </table:table-row>
        <table:table-row table:style-name="ro1">
          <table:table-cell office:value-type="float" office:value="85.98" calcext:value-type="float">
            <text:p>85.98</text:p>
          </table:table-cell>
          <table:table-cell office:value-type="float" office:value="94.3178100585937" calcext:value-type="float">
            <text:p>94.3178100586</text:p>
          </table:table-cell>
          <table:table-cell/>
          <table:table-cell table:formula="of:=([.A41]-[.B41])^2" office:value-type="float" office:value="69.519076573187" calcext:value-type="float">
            <text:p>69.5190765732</text:p>
          </table:table-cell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94.2383270263672" calcext:value-type="float">
            <text:p>94.2383270264</text:p>
          </table:table-cell>
          <table:table-cell/>
          <table:table-cell table:formula="of:=([.A42]-[.B42])^2" office:value-type="float" office:value="67.37663257179" calcext:value-type="float">
            <text:p>67.3766325718</text:p>
          </table:table-cell>
        </table:table-row>
        <table:table-row table:style-name="ro1">
          <table:table-cell office:value-type="float" office:value="86.33" calcext:value-type="float">
            <text:p>86.33</text:p>
          </table:table-cell>
          <table:table-cell office:value-type="float" office:value="94.7957153320312" calcext:value-type="float">
            <text:p>94.795715332</text:p>
          </table:table-cell>
          <table:table-cell/>
          <table:table-cell table:formula="of:=([.A43]-[.B43])^2" office:value-type="float" office:value="71.668336082989" calcext:value-type="float">
            <text:p>71.668336083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3.2580261230469" calcext:value-type="float">
            <text:p>93.258026123</text:p>
          </table:table-cell>
          <table:table-cell/>
          <table:table-cell table:formula="of:=([.A44]-[.B44])^2" office:value-type="float" office:value="47.0325223043933" calcext:value-type="float">
            <text:p>47.0325223044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93.4070510864258" calcext:value-type="float">
            <text:p>93.4070510864</text:p>
          </table:table-cell>
          <table:table-cell/>
          <table:table-cell table:formula="of:=([.A45]-[.B45])^2" office:value-type="float" office:value="48.1226777756811" calcext:value-type="float">
            <text:p>48.1226777757</text:p>
          </table:table-cell>
        </table:table-row>
        <table:table-row table:style-name="ro1">
          <table:table-cell office:value-type="float" office:value="86.61" calcext:value-type="float">
            <text:p>86.61</text:p>
          </table:table-cell>
          <table:table-cell office:value-type="float" office:value="92.6683502197266" calcext:value-type="float">
            <text:p>92.6683502197</text:p>
          </table:table-cell>
          <table:table-cell/>
          <table:table-cell table:formula="of:=([.A46]-[.B46])^2" office:value-type="float" office:value="36.7036073848609" calcext:value-type="float">
            <text:p>36.7036073849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93.497444152832" calcext:value-type="float">
            <text:p>93.4974441528</text:p>
          </table:table-cell>
          <table:table-cell/>
          <table:table-cell table:formula="of:=([.A47]-[.B47])^2" office:value-type="float" office:value="45.9337492447571" calcext:value-type="float">
            <text:p>45.9337492448</text:p>
          </table:table-cell>
        </table:table-row>
        <table:table-row table:style-name="ro1">
          <table:table-cell office:value-type="float" office:value="86.81" calcext:value-type="float">
            <text:p>86.81</text:p>
          </table:table-cell>
          <table:table-cell office:value-type="float" office:value="89.783203125" calcext:value-type="float">
            <text:p>89.783203125</text:p>
          </table:table-cell>
          <table:table-cell/>
          <table:table-cell table:formula="of:=([.A48]-[.B48])^2" office:value-type="float" office:value="8.83993682250975" calcext:value-type="float">
            <text:p>8.8399368225</text:p>
          </table:table-cell>
        </table:table-row>
        <table:table-row table:style-name="ro1">
          <table:table-cell office:value-type="float" office:value="86.95" calcext:value-type="float">
            <text:p>86.95</text:p>
          </table:table-cell>
          <table:table-cell office:value-type="float" office:value="91.7984161376953" calcext:value-type="float">
            <text:p>91.7984161377</text:p>
          </table:table-cell>
          <table:table-cell/>
          <table:table-cell table:formula="of:=([.A49]-[.B49])^2" office:value-type="float" office:value="23.5071390442643" calcext:value-type="float">
            <text:p>23.5071390443</text:p>
          </table:table-cell>
        </table:table-row>
        <table:table-row table:style-name="ro1">
          <table:table-cell office:value-type="float" office:value="86.96" calcext:value-type="float">
            <text:p>86.96</text:p>
          </table:table-cell>
          <table:table-cell office:value-type="float" office:value="99.9779586791992" calcext:value-type="float">
            <text:p>99.9779586792</text:p>
          </table:table-cell>
          <table:table-cell/>
          <table:table-cell table:formula="of:=([.A50]-[.B50])^2" office:value-type="float" office:value="169.467248173338" calcext:value-type="float">
            <text:p>169.4672481733</text:p>
          </table:table-cell>
        </table:table-row>
        <table:table-row table:style-name="ro1">
          <table:table-cell office:value-type="float" office:value="87.05" calcext:value-type="float">
            <text:p>87.05</text:p>
          </table:table-cell>
          <table:table-cell office:value-type="float" office:value="91.5184936523437" calcext:value-type="float">
            <text:p>91.5184936523</text:p>
          </table:table-cell>
          <table:table-cell/>
          <table:table-cell table:formula="of:=([.A51]-[.B51])^2" office:value-type="float" office:value="19.9674355210364" calcext:value-type="float">
            <text:p>19.967435521</text:p>
          </table:table-cell>
        </table:table-row>
        <table:table-row table:style-name="ro1">
          <table:table-cell office:value-type="float" office:value="87.13" calcext:value-type="float">
            <text:p>87.13</text:p>
          </table:table-cell>
          <table:table-cell office:value-type="float" office:value="92.6755599975586" calcext:value-type="float">
            <text:p>92.6755599976</text:p>
          </table:table-cell>
          <table:table-cell/>
          <table:table-cell table:formula="of:=([.A52]-[.B52])^2" office:value-type="float" office:value="30.7532356865221" calcext:value-type="float">
            <text:p>30.7532356865</text:p>
          </table:table-cell>
        </table:table-row>
        <table:table-row table:style-name="ro1">
          <table:table-cell office:value-type="float" office:value="87.16" calcext:value-type="float">
            <text:p>87.16</text:p>
          </table:table-cell>
          <table:table-cell office:value-type="float" office:value="94.8433456420898" calcext:value-type="float">
            <text:p>94.8433456421</text:p>
          </table:table-cell>
          <table:table-cell/>
          <table:table-cell table:formula="of:=([.A53]-[.B53])^2" office:value-type="float" office:value="59.0338002558211" calcext:value-type="float">
            <text:p>59.0338002558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94.8538131713867" calcext:value-type="float">
            <text:p>94.8538131714</text:p>
          </table:table-cell>
          <table:table-cell/>
          <table:table-cell table:formula="of:=([.A54]-[.B54])^2" office:value-type="float" office:value="58.4278797990652" calcext:value-type="float">
            <text:p>58.4278797991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99.0727615356445" calcext:value-type="float">
            <text:p>99.0727615356</text:p>
          </table:table-cell>
          <table:table-cell/>
          <table:table-cell table:formula="of:=([.A55]-[.B55])^2" office:value-type="float" office:value="140.725111251568" calcext:value-type="float">
            <text:p>140.7251112516</text:p>
          </table:table-cell>
        </table:table-row>
        <table:table-row table:style-name="ro1">
          <table:table-cell office:value-type="float" office:value="87.24" calcext:value-type="float">
            <text:p>87.24</text:p>
          </table:table-cell>
          <table:table-cell office:value-type="float" office:value="91.8223190307617" calcext:value-type="float">
            <text:p>91.8223190308</text:p>
          </table:table-cell>
          <table:table-cell/>
          <table:table-cell table:formula="of:=([.A56]-[.B56])^2" office:value-type="float" office:value="20.9976476996811" calcext:value-type="float">
            <text:p>20.9976476997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6.0538711547852" calcext:value-type="float">
            <text:p>96.0538711548</text:p>
          </table:table-cell>
          <table:table-cell/>
          <table:table-cell table:formula="of:=([.A57]-[.B57])^2" office:value-type="float" office:value="77.5081473100581" calcext:value-type="float">
            <text:p>77.5081473101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2.8751068115234" calcext:value-type="float">
            <text:p>92.8751068115</text:p>
          </table:table-cell>
          <table:table-cell/>
          <table:table-cell table:formula="of:=([.A58]-[.B58])^2" office:value-type="float" office:value="31.6418266410474" calcext:value-type="float">
            <text:p>31.641826641</text:p>
          </table:table-cell>
        </table:table-row>
        <table:table-row table:style-name="ro1">
          <table:table-cell office:value-type="float" office:value="87.33" calcext:value-type="float">
            <text:p>87.33</text:p>
          </table:table-cell>
          <table:table-cell office:value-type="float" office:value="91.9982681274414" calcext:value-type="float">
            <text:p>91.9982681274</text:p>
          </table:table-cell>
          <table:table-cell/>
          <table:table-cell table:formula="of:=([.A59]-[.B59])^2" office:value-type="float" office:value="21.7927273096853" calcext:value-type="float">
            <text:p>21.7927273097</text:p>
          </table:table-cell>
        </table:table-row>
        <table:table-row table:style-name="ro1">
          <table:table-cell office:value-type="float" office:value="87.35" calcext:value-type="float">
            <text:p>87.35</text:p>
          </table:table-cell>
          <table:table-cell office:value-type="float" office:value="93.6052398681641" calcext:value-type="float">
            <text:p>93.6052398682</text:p>
          </table:table-cell>
          <table:table-cell/>
          <table:table-cell table:formula="of:=([.A60]-[.B60])^2" office:value-type="float" office:value="39.1280258082692" calcext:value-type="float">
            <text:p>39.1280258083</text:p>
          </table:table-cell>
        </table:table-row>
        <table:table-row table:style-name="ro1">
          <table:table-cell office:value-type="float" office:value="87.38" calcext:value-type="float">
            <text:p>87.38</text:p>
          </table:table-cell>
          <table:table-cell office:value-type="float" office:value="99.3088912963867" calcext:value-type="float">
            <text:p>99.3088912964</text:p>
          </table:table-cell>
          <table:table-cell/>
          <table:table-cell table:formula="of:=([.A61]-[.B61])^2" office:value-type="float" office:value="142.298447561011" calcext:value-type="float">
            <text:p>142.298447561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88.3144226074219" calcext:value-type="float">
            <text:p>88.3144226074</text:p>
          </table:table-cell>
          <table:table-cell/>
          <table:table-cell table:formula="of:=([.A62]-[.B62])^2" office:value-type="float" office:value="0.83616870496421" calcext:value-type="float">
            <text:p>0.836168705</text:p>
          </table:table-cell>
        </table:table-row>
        <table:table-row table:style-name="ro1">
          <table:table-cell office:value-type="float" office:value="87.41" calcext:value-type="float">
            <text:p>87.41</text:p>
          </table:table-cell>
          <table:table-cell office:value-type="float" office:value="98.8178329467774" calcext:value-type="float">
            <text:p>98.8178329468</text:p>
          </table:table-cell>
          <table:table-cell/>
          <table:table-cell table:formula="of:=([.A63]-[.B63])^2" office:value-type="float" office:value="130.138652541579" calcext:value-type="float">
            <text:p>130.1386525416</text:p>
          </table:table-cell>
        </table:table-row>
        <table:table-row table:style-name="ro1">
          <table:table-cell office:value-type="float" office:value="87.43" calcext:value-type="float">
            <text:p>87.43</text:p>
          </table:table-cell>
          <table:table-cell office:value-type="float" office:value="96.5573654174805" calcext:value-type="float">
            <text:p>96.5573654175</text:p>
          </table:table-cell>
          <table:table-cell/>
          <table:table-cell table:formula="of:=([.A64]-[.B64])^2" office:value-type="float" office:value="83.3087994642183" calcext:value-type="float">
            <text:p>83.3087994642</text:p>
          </table:table-cell>
        </table:table-row>
        <table:table-row table:style-name="ro1">
          <table:table-cell office:value-type="float" office:value="87.48" calcext:value-type="float">
            <text:p>87.48</text:p>
          </table:table-cell>
          <table:table-cell office:value-type="float" office:value="94.5995330810547" calcext:value-type="float">
            <text:p>94.5995330811</text:p>
          </table:table-cell>
          <table:table-cell/>
          <table:table-cell table:formula="of:=([.A65]-[.B65])^2" office:value-type="float" office:value="50.687751292232" calcext:value-type="float">
            <text:p>50.6877512922</text:p>
          </table:table-cell>
        </table:table-row>
        <table:table-row table:style-name="ro1">
          <table:table-cell office:value-type="float" office:value="87.52" calcext:value-type="float">
            <text:p>87.52</text:p>
          </table:table-cell>
          <table:table-cell office:value-type="float" office:value="95.1034240722656" calcext:value-type="float">
            <text:p>95.1034240723</text:p>
          </table:table-cell>
          <table:table-cell/>
          <table:table-cell table:formula="of:=([.A66]-[.B66])^2" office:value-type="float" office:value="57.5083206598178" calcext:value-type="float">
            <text:p>57.5083206598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96.5102767944336" calcext:value-type="float">
            <text:p>96.5102767944</text:p>
          </table:table-cell>
          <table:table-cell/>
          <table:table-cell table:formula="of:=([.A67]-[.B67])^2" office:value-type="float" office:value="78.8593159457559" calcext:value-type="float">
            <text:p>78.8593159458</text:p>
          </table:table-cell>
        </table:table-row>
        <table:table-row table:style-name="ro1">
          <table:table-cell office:value-type="float" office:value="87.65" calcext:value-type="float">
            <text:p>87.65</text:p>
          </table:table-cell>
          <table:table-cell office:value-type="float" office:value="96.6628646850586" calcext:value-type="float">
            <text:p>96.6628646851</text:p>
          </table:table-cell>
          <table:table-cell/>
          <table:table-cell table:formula="of:=([.A68]-[.B68])^2" office:value-type="float" office:value="81.2317298311762" calcext:value-type="float">
            <text:p>81.2317298312</text:p>
          </table:table-cell>
        </table:table-row>
        <table:table-row table:style-name="ro1">
          <table:table-cell office:value-type="float" office:value="87.66" calcext:value-type="float">
            <text:p>87.66</text:p>
          </table:table-cell>
          <table:table-cell office:value-type="float" office:value="97.3830718994141" calcext:value-type="float">
            <text:p>97.3830718994</text:p>
          </table:table-cell>
          <table:table-cell/>
          <table:table-cell table:formula="of:=([.A69]-[.B69])^2" office:value-type="float" office:value="94.5381271611755" calcext:value-type="float">
            <text:p>94.5381271612</text:p>
          </table:table-cell>
        </table:table-row>
        <table:table-row table:style-name="ro1">
          <table:table-cell office:value-type="float" office:value="87.695" calcext:value-type="float">
            <text:p>87.695</text:p>
          </table:table-cell>
          <table:table-cell office:value-type="float" office:value="95.8773422241211" calcext:value-type="float">
            <text:p>95.8773422241</text:p>
          </table:table-cell>
          <table:table-cell/>
          <table:table-cell table:formula="of:=([.A70]-[.B70])^2" office:value-type="float" office:value="66.950724272635" calcext:value-type="float">
            <text:p>66.9507242726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8.2500076293945" calcext:value-type="float">
            <text:p>98.2500076294</text:p>
          </table:table-cell>
          <table:table-cell/>
          <table:table-cell table:formula="of:=([.A71]-[.B71])^2" office:value-type="float" office:value="111.091760827695" calcext:value-type="float">
            <text:p>111.0917608277</text:p>
          </table:table-cell>
        </table:table-row>
        <table:table-row table:style-name="ro1">
          <table:table-cell office:value-type="float" office:value="87.97" calcext:value-type="float">
            <text:p>87.97</text:p>
          </table:table-cell>
          <table:table-cell office:value-type="float" office:value="94.7190170288086" calcext:value-type="float">
            <text:p>94.7190170288</text:p>
          </table:table-cell>
          <table:table-cell/>
          <table:table-cell table:formula="of:=([.A72]-[.B72])^2" office:value-type="float" office:value="45.5492308551484" calcext:value-type="float">
            <text:p>45.5492308551</text:p>
          </table:table-cell>
        </table:table-row>
        <table:table-row table:style-name="ro1">
          <table:table-cell office:value-type="float" office:value="88.03" calcext:value-type="float">
            <text:p>88.03</text:p>
          </table:table-cell>
          <table:table-cell office:value-type="float" office:value="100.441703796387" calcext:value-type="float">
            <text:p>100.4417037964</text:p>
          </table:table-cell>
          <table:table-cell/>
          <table:table-cell table:formula="of:=([.A73]-[.B73])^2" office:value-type="float" office:value="154.05039112924" calcext:value-type="float">
            <text:p>154.0503911292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5.2706069946289" calcext:value-type="float">
            <text:p>95.2706069946</text:p>
          </table:table-cell>
          <table:table-cell/>
          <table:table-cell table:formula="of:=([.A74]-[.B74])^2" office:value-type="float" office:value="52.1371653708839" calcext:value-type="float">
            <text:p>52.1371653709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2.9374694824219" calcext:value-type="float">
            <text:p>92.9374694824</text:p>
          </table:table-cell>
          <table:table-cell/>
          <table:table-cell table:formula="of:=([.A75]-[.B75])^2" office:value-type="float" office:value="23.8873579416052" calcext:value-type="float">
            <text:p>23.8873579416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5.3950576782227" calcext:value-type="float">
            <text:p>95.3950576782</text:p>
          </table:table-cell>
          <table:table-cell/>
          <table:table-cell table:formula="of:=([.A76]-[.B76])^2" office:value-type="float" office:value="53.9498722964176" calcext:value-type="float">
            <text:p>53.9498722964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1209335327148" calcext:value-type="float">
            <text:p>93.1209335327</text:p>
          </table:table-cell>
          <table:table-cell/>
          <table:table-cell table:formula="of:=([.A77]-[.B77])^2" office:value-type="float" office:value="25.7143668932119" calcext:value-type="float">
            <text:p>25.7143668932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94.7558288574219" calcext:value-type="float">
            <text:p>94.7558288574</text:p>
          </table:table-cell>
          <table:table-cell/>
          <table:table-cell table:formula="of:=([.A78]-[.B78])^2" office:value-type="float" office:value="44.7003075107352" calcext:value-type="float">
            <text:p>44.7003075107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93.9376449584961" calcext:value-type="float">
            <text:p>93.9376449585</text:p>
          </table:table-cell>
          <table:table-cell/>
          <table:table-cell table:formula="of:=([.A79]-[.B79])^2" office:value-type="float" office:value="34.4292573589647" calcext:value-type="float">
            <text:p>34.429257359</text:p>
          </table:table-cell>
        </table:table-row>
        <table:table-row table:style-name="ro1">
          <table:table-cell office:value-type="float" office:value="88.08" calcext:value-type="float">
            <text:p>88.08</text:p>
          </table:table-cell>
          <table:table-cell office:value-type="float" office:value="94.4314880371094" calcext:value-type="float">
            <text:p>94.4314880371</text:p>
          </table:table-cell>
          <table:table-cell/>
          <table:table-cell table:formula="of:=([.A80]-[.B80])^2" office:value-type="float" office:value="40.3414002855435" calcext:value-type="float">
            <text:p>40.3414002855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3.6217727661133" calcext:value-type="float">
            <text:p>93.6217727661</text:p>
          </table:table-cell>
          <table:table-cell/>
          <table:table-cell table:formula="of:=([.A81]-[.B81])^2" office:value-type="float" office:value="30.4899744805904" calcext:value-type="float">
            <text:p>30.4899744806</text:p>
          </table:table-cell>
        </table:table-row>
        <table:table-row table:style-name="ro1">
          <table:table-cell office:value-type="float" office:value="88.11" calcext:value-type="float">
            <text:p>88.11</text:p>
          </table:table-cell>
          <table:table-cell office:value-type="float" office:value="90.4492568969727" calcext:value-type="float">
            <text:p>90.449256897</text:p>
          </table:table-cell>
          <table:table-cell/>
          <table:table-cell table:formula="of:=([.A82]-[.B82])^2" office:value-type="float" office:value="5.47212283003414" calcext:value-type="float">
            <text:p>5.47212283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7.384765625" calcext:value-type="float">
            <text:p>97.384765625</text:p>
          </table:table-cell>
          <table:table-cell/>
          <table:table-cell table:formula="of:=([.A83]-[.B83])^2" office:value-type="float" office:value="85.8358820861816" calcext:value-type="float">
            <text:p>85.8358820862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6.8393783569336" calcext:value-type="float">
            <text:p>96.8393783569</text:p>
          </table:table-cell>
          <table:table-cell/>
          <table:table-cell table:formula="of:=([.A84]-[.B84])^2" office:value-type="float" office:value="76.0275589313619" calcext:value-type="float">
            <text:p>76.0275589314</text:p>
          </table:table-cell>
        </table:table-row>
        <table:table-row table:style-name="ro1">
          <table:table-cell office:value-type="float" office:value="88.14" calcext:value-type="float">
            <text:p>88.14</text:p>
          </table:table-cell>
          <table:table-cell office:value-type="float" office:value="98.4727401733398" calcext:value-type="float">
            <text:p>98.4727401733</text:p>
          </table:table-cell>
          <table:table-cell/>
          <table:table-cell table:formula="of:=([.A85]-[.B85])^2" office:value-type="float" office:value="106.765519489751" calcext:value-type="float">
            <text:p>106.7655194898</text:p>
          </table:table-cell>
        </table:table-row>
        <table:table-row table:style-name="ro1">
          <table:table-cell office:value-type="float" office:value="88.15" calcext:value-type="float">
            <text:p>88.15</text:p>
          </table:table-cell>
          <table:table-cell office:value-type="float" office:value="95.4176406860352" calcext:value-type="float">
            <text:p>95.417640686</text:p>
          </table:table-cell>
          <table:table-cell/>
          <table:table-cell table:formula="of:=([.A86]-[.B86])^2" office:value-type="float" office:value="52.8186011413135" calcext:value-type="float">
            <text:p>52.8186011413</text:p>
          </table:table-cell>
        </table:table-row>
        <table:table-row table:style-name="ro1">
          <table:table-cell office:value-type="float" office:value="88.18" calcext:value-type="float">
            <text:p>88.18</text:p>
          </table:table-cell>
          <table:table-cell office:value-type="float" office:value="100.029014587402" calcext:value-type="float">
            <text:p>100.0290145874</text:p>
          </table:table-cell>
          <table:table-cell/>
          <table:table-cell table:formula="of:=([.A87]-[.B87])^2" office:value-type="float" office:value="140.399146692473" calcext:value-type="float">
            <text:p>140.3991466925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96.5437545776367" calcext:value-type="float">
            <text:p>96.5437545776</text:p>
          </table:table-cell>
          <table:table-cell/>
          <table:table-cell table:formula="of:=([.A88]-[.B88])^2" office:value-type="float" office:value="69.2848902687283" calcext:value-type="float">
            <text:p>69.2848902687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93.3992309570312" calcext:value-type="float">
            <text:p>93.399230957</text:p>
          </table:table-cell>
          <table:table-cell/>
          <table:table-cell table:formula="of:=([.A89]-[.B89])^2" office:value-type="float" office:value="26.8244333062708" calcext:value-type="float">
            <text:p>26.8244333063</text:p>
          </table:table-cell>
        </table:table-row>
        <table:table-row table:style-name="ro1">
          <table:table-cell office:value-type="float" office:value="88.26" calcext:value-type="float">
            <text:p>88.26</text:p>
          </table:table-cell>
          <table:table-cell office:value-type="float" office:value="98.4839859008789" calcext:value-type="float">
            <text:p>98.4839859009</text:p>
          </table:table-cell>
          <table:table-cell/>
          <table:table-cell table:formula="of:=([.A90]-[.B90])^2" office:value-type="float" office:value="104.529887701371" calcext:value-type="float">
            <text:p>104.5298877014</text:p>
          </table:table-cell>
        </table:table-row>
        <table:table-row table:style-name="ro1">
          <table:table-cell office:value-type="float" office:value="88.26" calcext:value-type="float">
            <text:p>88.26</text:p>
          </table:table-cell>
          <table:table-cell office:value-type="float" office:value="94.183952331543" calcext:value-type="float">
            <text:p>94.1839523315</text:p>
          </table:table-cell>
          <table:table-cell/>
          <table:table-cell table:formula="of:=([.A91]-[.B91])^2" office:value-type="float" office:value="35.0932112263933" calcext:value-type="float">
            <text:p>35.0932112264</text:p>
          </table:table-cell>
        </table:table-row>
        <table:table-row table:style-name="ro1">
          <table:table-cell office:value-type="float" office:value="88.29" calcext:value-type="float">
            <text:p>88.29</text:p>
          </table:table-cell>
          <table:table-cell office:value-type="float" office:value="99.2995223999023" calcext:value-type="float">
            <text:p>99.2995223999</text:p>
          </table:table-cell>
          <table:table-cell/>
          <table:table-cell table:formula="of:=([.A92]-[.B92])^2" office:value-type="float" office:value="121.209583473951" calcext:value-type="float">
            <text:p>121.209583474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2.5926895141602" calcext:value-type="float">
            <text:p>92.5926895142</text:p>
          </table:table-cell>
          <table:table-cell/>
          <table:table-cell table:formula="of:=([.A93]-[.B93])^2" office:value-type="float" office:value="18.0853681038477" calcext:value-type="float">
            <text:p>18.0853681038</text:p>
          </table:table-cell>
        </table:table-row>
        <table:table-row table:style-name="ro1">
          <table:table-cell office:value-type="float" office:value="88.38" calcext:value-type="float">
            <text:p>88.38</text:p>
          </table:table-cell>
          <table:table-cell office:value-type="float" office:value="96.5351638793945" calcext:value-type="float">
            <text:p>96.5351638794</text:p>
          </table:table-cell>
          <table:table-cell/>
          <table:table-cell table:formula="of:=([.A94]-[.B94])^2" office:value-type="float" office:value="66.5066978997813" calcext:value-type="float">
            <text:p>66.5066978998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92.3391647338867" calcext:value-type="float">
            <text:p>92.3391647339</text:p>
          </table:table-cell>
          <table:table-cell/>
          <table:table-cell table:formula="of:=([.A95]-[.B95])^2" office:value-type="float" office:value="15.5170188006968" calcext:value-type="float">
            <text:p>15.5170188007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94.2213668823242" calcext:value-type="float">
            <text:p>94.2213668823</text:p>
          </table:table-cell>
          <table:table-cell/>
          <table:table-cell table:formula="of:=([.A96]-[.B96])^2" office:value-type="float" office:value="33.6558577033282" calcext:value-type="float">
            <text:p>33.6558577033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7.6754379272461" calcext:value-type="float">
            <text:p>97.6754379272</text:p>
          </table:table-cell>
          <table:table-cell/>
          <table:table-cell table:formula="of:=([.A97]-[.B97])^2" office:value-type="float" office:value="85.2933137080157" calcext:value-type="float">
            <text:p>85.293313708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1.2420120239258" calcext:value-type="float">
            <text:p>91.2420120239</text:p>
          </table:table-cell>
          <table:table-cell/>
          <table:table-cell table:formula="of:=([.A98]-[.B98])^2" office:value-type="float" office:value="7.46388969887502" calcext:value-type="float">
            <text:p>7.4638896989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3.7788467407227" calcext:value-type="float">
            <text:p>93.7788467407</text:p>
          </table:table-cell>
          <table:table-cell/>
          <table:table-cell table:formula="of:=([.A99]-[.B99])^2" office:value-type="float" office:value="27.7607459772237" calcext:value-type="float">
            <text:p>27.7607459772</text:p>
          </table:table-cell>
        </table:table-row>
        <table:table-row table:style-name="ro1">
          <table:table-cell office:value-type="float" office:value="88.53" calcext:value-type="float">
            <text:p>88.53</text:p>
          </table:table-cell>
          <table:table-cell office:value-type="float" office:value="93.7274398803711" calcext:value-type="float">
            <text:p>93.7274398804</text:p>
          </table:table-cell>
          <table:table-cell/>
          <table:table-cell table:formula="of:=([.A100]-[.B100])^2" office:value-type="float" office:value="27.0133813100719" calcext:value-type="float">
            <text:p>27.0133813101</text:p>
          </table:table-cell>
        </table:table-row>
        <table:table-row table:style-name="ro1">
          <table:table-cell office:value-type="float" office:value="88.53" calcext:value-type="float">
            <text:p>88.53</text:p>
          </table:table-cell>
          <table:table-cell office:value-type="float" office:value="97.0290679931641" calcext:value-type="float">
            <text:p>97.0290679932</text:p>
          </table:table-cell>
          <table:table-cell/>
          <table:table-cell table:formula="of:=([.A101]-[.B101])^2" office:value-type="float" office:value="72.2341567524258" calcext:value-type="float">
            <text:p>72.2341567524</text:p>
          </table:table-cell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92.5486221313477" calcext:value-type="float">
            <text:p>92.5486221313</text:p>
          </table:table-cell>
          <table:table-cell/>
          <table:table-cell table:formula="of:=([.A102]-[.B102])^2" office:value-type="float" office:value="16.0690513919302" calcext:value-type="float">
            <text:p>16.0690513919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9.5959014892578" calcext:value-type="float">
            <text:p>99.5959014893</text:p>
          </table:table-cell>
          <table:table-cell/>
          <table:table-cell table:formula="of:=([.A103]-[.B103])^2" office:value-type="float" office:value="121.570503650818" calcext:value-type="float">
            <text:p>121.5705036508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4.2471923828125" calcext:value-type="float">
            <text:p>94.2471923828</text:p>
          </table:table-cell>
          <table:table-cell/>
          <table:table-cell table:formula="of:=([.A104]-[.B104])^2" office:value-type="float" office:value="32.2305133514643" calcext:value-type="float">
            <text:p>32.2305133515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92.2851333618164" calcext:value-type="float">
            <text:p>92.2851333618</text:p>
          </table:table-cell>
          <table:table-cell/>
          <table:table-cell table:formula="of:=([.A105]-[.B105])^2" office:value-type="float" office:value="13.5802078943723" calcext:value-type="float">
            <text:p>13.5802078944</text:p>
          </table:table-cell>
        </table:table-row>
        <table:table-row table:style-name="ro1">
          <table:table-cell office:value-type="float" office:value="88.66" calcext:value-type="float">
            <text:p>88.66</text:p>
          </table:table-cell>
          <table:table-cell office:value-type="float" office:value="99.4451217651367" calcext:value-type="float">
            <text:p>99.4451217651</text:p>
          </table:table-cell>
          <table:table-cell/>
          <table:table-cell table:formula="of:=([.A106]-[.B106])^2" office:value-type="float" office:value="116.318851488826" calcext:value-type="float">
            <text:p>116.3188514888</text:p>
          </table:table-cell>
        </table:table-row>
        <table:table-row table:style-name="ro1">
          <table:table-cell office:value-type="float" office:value="88.66" calcext:value-type="float">
            <text:p>88.66</text:p>
          </table:table-cell>
          <table:table-cell office:value-type="float" office:value="98.994026184082" calcext:value-type="float">
            <text:p>98.9940261841</text:p>
          </table:table-cell>
          <table:table-cell/>
          <table:table-cell table:formula="of:=([.A107]-[.B107])^2" office:value-type="float" office:value="106.792097173293" calcext:value-type="float">
            <text:p>106.7920971733</text:p>
          </table:table-cell>
        </table:table-row>
        <table:table-row table:style-name="ro1">
          <table:table-cell office:value-type="float" office:value="88.67" calcext:value-type="float">
            <text:p>88.67</text:p>
          </table:table-cell>
          <table:table-cell office:value-type="float" office:value="93.4106292724609" calcext:value-type="float">
            <text:p>93.4106292725</text:p>
          </table:table-cell>
          <table:table-cell/>
          <table:table-cell table:formula="of:=([.A108]-[.B108])^2" office:value-type="float" office:value="22.4735658989135" calcext:value-type="float">
            <text:p>22.4735658989</text:p>
          </table:table-cell>
        </table:table-row>
        <table:table-row table:style-name="ro1">
          <table:table-cell office:value-type="float" office:value="88.68" calcext:value-type="float">
            <text:p>88.68</text:p>
          </table:table-cell>
          <table:table-cell office:value-type="float" office:value="95.6080017089844" calcext:value-type="float">
            <text:p>95.608001709</text:p>
          </table:table-cell>
          <table:table-cell/>
          <table:table-cell table:formula="of:=([.A109]-[.B109])^2" office:value-type="float" office:value="47.9972076796903" calcext:value-type="float">
            <text:p>47.9972076797</text:p>
          </table:table-cell>
        </table:table-row>
        <table:table-row table:style-name="ro1">
          <table:table-cell office:value-type="float" office:value="88.69" calcext:value-type="float">
            <text:p>88.69</text:p>
          </table:table-cell>
          <table:table-cell office:value-type="float" office:value="96.9702453613281" calcext:value-type="float">
            <text:p>96.9702453613</text:p>
          </table:table-cell>
          <table:table-cell/>
          <table:table-cell table:formula="of:=([.A110]-[.B110])^2" office:value-type="float" office:value="68.562463243796" calcext:value-type="float">
            <text:p>68.5624632438</text:p>
          </table:table-cell>
        </table:table-row>
        <table:table-row table:style-name="ro1">
          <table:table-cell office:value-type="float" office:value="88.72" calcext:value-type="float">
            <text:p>88.72</text:p>
          </table:table-cell>
          <table:table-cell office:value-type="float" office:value="93.8489227294922" calcext:value-type="float">
            <text:p>93.8489227295</text:p>
          </table:table-cell>
          <table:table-cell/>
          <table:table-cell table:formula="of:=([.A111]-[.B111])^2" office:value-type="float" office:value="26.3058483651016" calcext:value-type="float">
            <text:p>26.3058483651</text:p>
          </table:table-cell>
        </table:table-row>
        <table:table-row table:style-name="ro1">
          <table:table-cell office:value-type="float" office:value="88.72" calcext:value-type="float">
            <text:p>88.72</text:p>
          </table:table-cell>
          <table:table-cell office:value-type="float" office:value="94.1283569335937" calcext:value-type="float">
            <text:p>94.1283569336</text:p>
          </table:table-cell>
          <table:table-cell/>
          <table:table-cell table:formula="of:=([.A112]-[.B112])^2" office:value-type="float" office:value="29.2503247211516" calcext:value-type="float">
            <text:p>29.2503247212</text:p>
          </table:table-cell>
        </table:table-row>
        <table:table-row table:style-name="ro1">
          <table:table-cell office:value-type="float" office:value="88.77" calcext:value-type="float">
            <text:p>88.77</text:p>
          </table:table-cell>
          <table:table-cell office:value-type="float" office:value="97.3485794067383" calcext:value-type="float">
            <text:p>97.3485794067</text:p>
          </table:table-cell>
          <table:table-cell/>
          <table:table-cell table:formula="of:=([.A113]-[.B113])^2" office:value-type="float" office:value="73.5920246377142" calcext:value-type="float">
            <text:p>73.5920246377</text:p>
          </table:table-cell>
        </table:table-row>
        <table:table-row table:style-name="ro1">
          <table:table-cell office:value-type="float" office:value="88.77" calcext:value-type="float">
            <text:p>88.77</text:p>
          </table:table-cell>
          <table:table-cell office:value-type="float" office:value="93.0405807495117" calcext:value-type="float">
            <text:p>93.0405807495</text:p>
          </table:table-cell>
          <table:table-cell/>
          <table:table-cell table:formula="of:=([.A114]-[.B114])^2" office:value-type="float" office:value="18.2378599381001" calcext:value-type="float">
            <text:p>18.2378599381</text:p>
          </table:table-cell>
        </table:table-row>
        <table:table-row table:style-name="ro1">
          <table:table-cell office:value-type="float" office:value="88.78" calcext:value-type="float">
            <text:p>88.78</text:p>
          </table:table-cell>
          <table:table-cell office:value-type="float" office:value="98.2885665893555" calcext:value-type="float">
            <text:p>98.2885665894</text:p>
          </table:table-cell>
          <table:table-cell/>
          <table:table-cell table:formula="of:=([.A115]-[.B115])^2" office:value-type="float" office:value="90.4128385842071" calcext:value-type="float">
            <text:p>90.4128385842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92.3958587646484" calcext:value-type="float">
            <text:p>92.3958587646</text:p>
          </table:table-cell>
          <table:table-cell/>
          <table:table-cell table:formula="of:=([.A116]-[.B116])^2" office:value-type="float" office:value="12.858383080006" calcext:value-type="float">
            <text:p>12.85838308</text:p>
          </table:table-cell>
        </table:table-row>
        <table:table-row table:style-name="ro1">
          <table:table-cell office:value-type="float" office:value="88.82" calcext:value-type="float">
            <text:p>88.82</text:p>
          </table:table-cell>
          <table:table-cell office:value-type="float" office:value="94.5379638671875" calcext:value-type="float">
            <text:p>94.5379638672</text:p>
          </table:table-cell>
          <table:table-cell/>
          <table:table-cell table:formula="of:=([.A117]-[.B117])^2" office:value-type="float" office:value="32.6951107864619" calcext:value-type="float">
            <text:p>32.6951107865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3.1409301757813" calcext:value-type="float">
            <text:p>93.1409301758</text:p>
          </table:table-cell>
          <table:table-cell/>
          <table:table-cell table:formula="of:=([.A118]-[.B118])^2" office:value-type="float" office:value="18.5841189804614" calcext:value-type="float">
            <text:p>18.5841189805</text:p>
          </table:table-cell>
        </table:table-row>
        <table:table-row table:style-name="ro1">
          <table:table-cell office:value-type="float" office:value="88.88" calcext:value-type="float">
            <text:p>88.88</text:p>
          </table:table-cell>
          <table:table-cell office:value-type="float" office:value="96.1194229125977" calcext:value-type="float">
            <text:p>96.1194229126</text:p>
          </table:table-cell>
          <table:table-cell/>
          <table:table-cell table:formula="of:=([.A119]-[.B119])^2" office:value-type="float" office:value="52.409244107444" calcext:value-type="float">
            <text:p>52.4092441074</text:p>
          </table:table-cell>
        </table:table-row>
        <table:table-row table:style-name="ro1">
          <table:table-cell office:value-type="float" office:value="88.88" calcext:value-type="float">
            <text:p>88.88</text:p>
          </table:table-cell>
          <table:table-cell office:value-type="float" office:value="93.6988754272461" calcext:value-type="float">
            <text:p>93.6988754272</text:p>
          </table:table-cell>
          <table:table-cell/>
          <table:table-cell table:formula="of:=([.A120]-[.B120])^2" office:value-type="float" office:value="23.2215603833163" calcext:value-type="float">
            <text:p>23.2215603833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4.3572540283203" calcext:value-type="float">
            <text:p>94.3572540283</text:p>
          </table:table-cell>
          <table:table-cell/>
          <table:table-cell table:formula="of:=([.A121]-[.B121])^2" office:value-type="float" office:value="29.5637313684854" calcext:value-type="float">
            <text:p>29.5637313685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9.4128799438477" calcext:value-type="float">
            <text:p>99.4128799438</text:p>
          </table:table-cell>
          <table:table-cell/>
          <table:table-cell table:formula="of:=([.A122]-[.B122])^2" office:value-type="float" office:value="109.890771917123" calcext:value-type="float">
            <text:p>109.8907719171</text:p>
          </table:table-cell>
        </table:table-row>
        <table:table-row table:style-name="ro1">
          <table:table-cell office:value-type="float" office:value="88.95" calcext:value-type="float">
            <text:p>88.95</text:p>
          </table:table-cell>
          <table:table-cell office:value-type="float" office:value="96.1768035888672" calcext:value-type="float">
            <text:p>96.1768035889</text:p>
          </table:table-cell>
          <table:table-cell/>
          <table:table-cell table:formula="of:=([.A123]-[.B123])^2" office:value-type="float" office:value="52.2266901120636" calcext:value-type="float">
            <text:p>52.2266901121</text:p>
          </table:table-cell>
        </table:table-row>
        <table:table-row table:style-name="ro1">
          <table:table-cell office:value-type="float" office:value="88.96" calcext:value-type="float">
            <text:p>88.96</text:p>
          </table:table-cell>
          <table:table-cell office:value-type="float" office:value="95.6246185302734" calcext:value-type="float">
            <text:p>95.6246185303</text:p>
          </table:table-cell>
          <table:table-cell/>
          <table:table-cell table:formula="of:=([.A124]-[.B124])^2" office:value-type="float" office:value="44.4171401540642" calcext:value-type="float">
            <text:p>44.41714015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3479614257812" calcext:value-type="float">
            <text:p>93.3479614258</text:p>
          </table:table-cell>
          <table:table-cell/>
          <table:table-cell table:formula="of:=([.A125]-[.B125])^2" office:value-type="float" office:value="18.9047685600817" calcext:value-type="float">
            <text:p>18.9047685601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7.7737503051758" calcext:value-type="float">
            <text:p>97.7737503052</text:p>
          </table:table-cell>
          <table:table-cell/>
          <table:table-cell table:formula="of:=([.A126]-[.B126])^2" office:value-type="float" office:value="76.6281444053652" calcext:value-type="float">
            <text:p>76.6281444054</text:p>
          </table:table-cell>
        </table:table-row>
        <table:table-row table:style-name="ro1">
          <table:table-cell office:value-type="float" office:value="89.03" calcext:value-type="float">
            <text:p>89.03</text:p>
          </table:table-cell>
          <table:table-cell office:value-type="float" office:value="97.3701477050781" calcext:value-type="float">
            <text:p>97.3701477051</text:p>
          </table:table-cell>
          <table:table-cell/>
          <table:table-cell table:formula="of:=([.A127]-[.B127])^2" office:value-type="float" office:value="69.5580637425199" calcext:value-type="float">
            <text:p>69.5580637425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82.2981491088867" calcext:value-type="float">
            <text:p>82.2981491089</text:p>
          </table:table-cell>
          <table:table-cell/>
          <table:table-cell table:formula="of:=([.A128]-[.B128])^2" office:value-type="float" office:value="45.7226274736495" calcext:value-type="float">
            <text:p>45.7226274736</text:p>
          </table:table-cell>
        </table:table-row>
        <table:table-row table:style-name="ro1">
          <table:table-cell office:value-type="float" office:value="89.09" calcext:value-type="float">
            <text:p>89.09</text:p>
          </table:table-cell>
          <table:table-cell office:value-type="float" office:value="95.9041595458984" calcext:value-type="float">
            <text:p>95.9041595459</text:p>
          </table:table-cell>
          <table:table-cell/>
          <table:table-cell table:formula="of:=([.A129]-[.B129])^2" office:value-type="float" office:value="46.4327703169588" calcext:value-type="float">
            <text:p>46.432770317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95.449592590332" calcext:value-type="float">
            <text:p>95.4495925903</text:p>
          </table:table-cell>
          <table:table-cell/>
          <table:table-cell table:formula="of:=([.A130]-[.B130])^2" office:value-type="float" office:value="40.3173260631995" calcext:value-type="float">
            <text:p>40.3173260632</text:p>
          </table:table-cell>
        </table:table-row>
        <table:table-row table:style-name="ro1">
          <table:table-cell office:value-type="float" office:value="89.16" calcext:value-type="float">
            <text:p>89.16</text:p>
          </table:table-cell>
          <table:table-cell office:value-type="float" office:value="98.7849426269531" calcext:value-type="float">
            <text:p>98.784942627</text:p>
          </table:table-cell>
          <table:table-cell/>
          <table:table-cell table:formula="of:=([.A131]-[.B131])^2" office:value-type="float" office:value="92.6395205721394" calcext:value-type="float">
            <text:p>92.6395205721</text:p>
          </table:table-cell>
        </table:table-row>
        <table:table-row table:style-name="ro1">
          <table:table-cell office:value-type="float" office:value="89.17" calcext:value-type="float">
            <text:p>89.17</text:p>
          </table:table-cell>
          <table:table-cell office:value-type="float" office:value="89.5717544555664" calcext:value-type="float">
            <text:p>89.5717544556</text:p>
          </table:table-cell>
          <table:table-cell/>
          <table:table-cell table:formula="of:=([.A132]-[.B132])^2" office:value-type="float" office:value="0.161406642567458" calcext:value-type="float">
            <text:p>0.1614066426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95.0255432128906" calcext:value-type="float">
            <text:p>95.0255432129</text:p>
          </table:table-cell>
          <table:table-cell/>
          <table:table-cell table:formula="of:=([.A133]-[.B133])^2" office:value-type="float" office:value="34.0535645895139" calcext:value-type="float">
            <text:p>34.0535645895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90.911506652832" calcext:value-type="float">
            <text:p>90.9115066528</text:p>
          </table:table-cell>
          <table:table-cell/>
          <table:table-cell table:formula="of:=([.A134]-[.B134])^2" office:value-type="float" office:value="2.96358515574495" calcext:value-type="float">
            <text:p>2.9635851557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93.6609039306641" calcext:value-type="float">
            <text:p>93.6609039307</text:p>
          </table:table-cell>
          <table:table-cell/>
          <table:table-cell table:formula="of:=([.A135]-[.B135])^2" office:value-type="float" office:value="19.8996638786141" calcext:value-type="float">
            <text:p>19.8996638786</text:p>
          </table:table-cell>
        </table:table-row>
        <table:table-row table:style-name="ro1">
          <table:table-cell office:value-type="float" office:value="89.21" calcext:value-type="float">
            <text:p>89.21</text:p>
          </table:table-cell>
          <table:table-cell office:value-type="float" office:value="90.8813629150391" calcext:value-type="float">
            <text:p>90.881362915</text:p>
          </table:table-cell>
          <table:table-cell/>
          <table:table-cell table:formula="of:=([.A136]-[.B136])^2" office:value-type="float" office:value="2.79345399376789" calcext:value-type="float">
            <text:p>2.7934539938</text:p>
          </table:table-cell>
        </table:table-row>
        <table:table-row table:style-name="ro1">
          <table:table-cell office:value-type="float" office:value="89.22" calcext:value-type="float">
            <text:p>89.22</text:p>
          </table:table-cell>
          <table:table-cell office:value-type="float" office:value="92.762565612793" calcext:value-type="float">
            <text:p>92.7625656128</text:p>
          </table:table-cell>
          <table:table-cell/>
          <table:table-cell table:formula="of:=([.A137]-[.B137])^2" office:value-type="float" office:value="12.5497711209432" calcext:value-type="float">
            <text:p>12.5497711209</text:p>
          </table:table-cell>
        </table:table-row>
        <table:table-row table:style-name="ro1">
          <table:table-cell office:value-type="float" office:value="89.22" calcext:value-type="float">
            <text:p>89.22</text:p>
          </table:table-cell>
          <table:table-cell office:value-type="float" office:value="98.3832015991211" calcext:value-type="float">
            <text:p>98.3832015991</text:p>
          </table:table-cell>
          <table:table-cell/>
          <table:table-cell table:formula="of:=([.A138]-[.B138])^2" office:value-type="float" office:value="83.9642635461354" calcext:value-type="float">
            <text:p>83.9642635461</text:p>
          </table:table-cell>
        </table:table-row>
        <table:table-row table:style-name="ro1">
          <table:table-cell office:value-type="float" office:value="89.26" calcext:value-type="float">
            <text:p>89.26</text:p>
          </table:table-cell>
          <table:table-cell office:value-type="float" office:value="94.753303527832" calcext:value-type="float">
            <text:p>94.7533035278</text:p>
          </table:table-cell>
          <table:table-cell/>
          <table:table-cell table:formula="of:=([.A139]-[.B139])^2" office:value-type="float" office:value="30.1763836488918" calcext:value-type="float">
            <text:p>30.1763836489</text:p>
          </table:table-cell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8.8251571655274" calcext:value-type="float">
            <text:p>98.8251571655</text:p>
          </table:table-cell>
          <table:table-cell/>
          <table:table-cell table:formula="of:=([.A140]-[.B140])^2" office:value-type="float" office:value="91.110025314618" calcext:value-type="float">
            <text:p>91.1100253146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93.8386459350586" calcext:value-type="float">
            <text:p>93.8386459351</text:p>
          </table:table-cell>
          <table:table-cell/>
          <table:table-cell table:formula="of:=([.A141]-[.B141])^2" office:value-type="float" office:value="20.5993069238239" calcext:value-type="float">
            <text:p>20.5993069238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95.2706069946289" calcext:value-type="float">
            <text:p>95.2706069946</text:p>
          </table:table-cell>
          <table:table-cell/>
          <table:table-cell table:formula="of:=([.A142]-[.B142])^2" office:value-type="float" office:value="35.1720993247413" calcext:value-type="float">
            <text:p>35.1720993247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101.570205688477" calcext:value-type="float">
            <text:p>101.5702056885</text:p>
          </table:table-cell>
          <table:table-cell/>
          <table:table-cell table:formula="of:=([.A143]-[.B143])^2" office:value-type="float" office:value="149.577931182444" calcext:value-type="float">
            <text:p>149.5779311824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94.4560241699219" calcext:value-type="float">
            <text:p>94.4560241699</text:p>
          </table:table-cell>
          <table:table-cell/>
          <table:table-cell table:formula="of:=([.A144]-[.B144])^2" office:value-type="float" office:value="26.1737033072248" calcext:value-type="float">
            <text:p>26.1737033072</text:p>
          </table:table-cell>
        </table:table-row>
        <table:table-row table:style-name="ro1">
          <table:table-cell office:value-type="float" office:value="89.35" calcext:value-type="float">
            <text:p>89.35</text:p>
          </table:table-cell>
          <table:table-cell office:value-type="float" office:value="97.3162994384766" calcext:value-type="float">
            <text:p>97.3162994385</text:p>
          </table:table-cell>
          <table:table-cell/>
          <table:table-cell table:formula="of:=([.A145]-[.B145])^2" office:value-type="float" office:value="63.4619267434721" calcext:value-type="float">
            <text:p>63.4619267435</text:p>
          </table:table-cell>
        </table:table-row>
        <table:table-row table:style-name="ro1">
          <table:table-cell office:value-type="float" office:value="89.35" calcext:value-type="float">
            <text:p>89.35</text:p>
          </table:table-cell>
          <table:table-cell office:value-type="float" office:value="96.1018218994141" calcext:value-type="float">
            <text:p>96.1018218994</text:p>
          </table:table-cell>
          <table:table-cell/>
          <table:table-cell table:formula="of:=([.A146]-[.B146])^2" office:value-type="float" office:value="45.5870989614074" calcext:value-type="float">
            <text:p>45.5870989614</text:p>
          </table:table-cell>
        </table:table-row>
        <table:table-row table:style-name="ro1">
          <table:table-cell office:value-type="float" office:value="89.37" calcext:value-type="float">
            <text:p>89.37</text:p>
          </table:table-cell>
          <table:table-cell office:value-type="float" office:value="95.9103088378906" calcext:value-type="float">
            <text:p>95.9103088379</text:p>
          </table:table-cell>
          <table:table-cell/>
          <table:table-cell table:formula="of:=([.A147]-[.B147])^2" office:value-type="float" office:value="42.7756396949902" calcext:value-type="float">
            <text:p>42.775639695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93.5146331787109" calcext:value-type="float">
            <text:p>93.5146331787</text:p>
          </table:table-cell>
          <table:table-cell/>
          <table:table-cell table:formula="of:=([.A148]-[.B148])^2" office:value-type="float" office:value="17.0951915224973" calcext:value-type="float">
            <text:p>17.0951915225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94.1304397583008" calcext:value-type="float">
            <text:p>94.1304397583</text:p>
          </table:table-cell>
          <table:table-cell/>
          <table:table-cell table:formula="of:=([.A149]-[.B149])^2" office:value-type="float" office:value="22.5666778972448" calcext:value-type="float">
            <text:p>22.5666778972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98.3859100341797" calcext:value-type="float">
            <text:p>98.3859100342</text:p>
          </table:table-cell>
          <table:table-cell/>
          <table:table-cell table:formula="of:=([.A150]-[.B150])^2" office:value-type="float" office:value="80.7465791423711" calcext:value-type="float">
            <text:p>80.7465791424</text:p>
          </table:table-cell>
        </table:table-row>
        <table:table-row table:style-name="ro1">
          <table:table-cell office:value-type="float" office:value="89.43" calcext:value-type="float">
            <text:p>89.43</text:p>
          </table:table-cell>
          <table:table-cell office:value-type="float" office:value="96.0744476318359" calcext:value-type="float">
            <text:p>96.0744476318</text:p>
          </table:table-cell>
          <table:table-cell/>
          <table:table-cell table:formula="of:=([.A151]-[.B151])^2" office:value-type="float" office:value="44.1486843322101" calcext:value-type="float">
            <text:p>44.1486843322</text:p>
          </table:table-cell>
        </table:table-row>
        <table:table-row table:style-name="ro1">
          <table:table-cell office:value-type="float" office:value="89.44" calcext:value-type="float">
            <text:p>89.44</text:p>
          </table:table-cell>
          <table:table-cell office:value-type="float" office:value="96.2490692138672" calcext:value-type="float">
            <text:p>96.2490692139</text:p>
          </table:table-cell>
          <table:table-cell/>
          <table:table-cell table:formula="of:=([.A152]-[.B152])^2" office:value-type="float" office:value="46.363423559234" calcext:value-type="float">
            <text:p>46.3634235592</text:p>
          </table:table-cell>
        </table:table-row>
        <table:table-row table:style-name="ro1">
          <table:table-cell office:value-type="float" office:value="89.46" calcext:value-type="float">
            <text:p>89.46</text:p>
          </table:table-cell>
          <table:table-cell office:value-type="float" office:value="92.7998199462891" calcext:value-type="float">
            <text:p>92.7998199463</text:p>
          </table:table-cell>
          <table:table-cell/>
          <table:table-cell table:formula="of:=([.A153]-[.B153])^2" office:value-type="float" office:value="11.1543972736303" calcext:value-type="float">
            <text:p>11.1543972736</text:p>
          </table:table-cell>
        </table:table-row>
        <table:table-row table:style-name="ro1">
          <table:table-cell office:value-type="float" office:value="89.47" calcext:value-type="float">
            <text:p>89.47</text:p>
          </table:table-cell>
          <table:table-cell office:value-type="float" office:value="93.4394226074219" calcext:value-type="float">
            <text:p>93.4394226074</text:p>
          </table:table-cell>
          <table:table-cell/>
          <table:table-cell table:formula="of:=([.A154]-[.B154])^2" office:value-type="float" office:value="15.7563158363119" calcext:value-type="float">
            <text:p>15.7563158363</text:p>
          </table:table-cell>
        </table:table-row>
        <table:table-row table:style-name="ro1">
          <table:table-cell office:value-type="float" office:value="89.48" calcext:value-type="float">
            <text:p>89.48</text:p>
          </table:table-cell>
          <table:table-cell office:value-type="float" office:value="95.6855392456055" calcext:value-type="float">
            <text:p>95.6855392456</text:p>
          </table:table-cell>
          <table:table-cell/>
          <table:table-cell table:formula="of:=([.A155]-[.B155])^2" office:value-type="float" office:value="38.5087173287496" calcext:value-type="float">
            <text:p>38.5087173287</text:p>
          </table:table-cell>
        </table:table-row>
        <table:table-row table:style-name="ro1">
          <table:table-cell office:value-type="float" office:value="89.51" calcext:value-type="float">
            <text:p>89.51</text:p>
          </table:table-cell>
          <table:table-cell office:value-type="float" office:value="99.7538604736328" calcext:value-type="float">
            <text:p>99.7538604736</text:p>
          </table:table-cell>
          <table:table-cell/>
          <table:table-cell table:formula="of:=([.A156]-[.B156])^2" office:value-type="float" office:value="104.936677403257" calcext:value-type="float">
            <text:p>104.9366774033</text:p>
          </table:table-cell>
        </table:table-row>
        <table:table-row table:style-name="ro1">
          <table:table-cell office:value-type="float" office:value="89.56" calcext:value-type="float">
            <text:p>89.56</text:p>
          </table:table-cell>
          <table:table-cell office:value-type="float" office:value="93.7968597412109" calcext:value-type="float">
            <text:p>93.7968597412</text:p>
          </table:table-cell>
          <table:table-cell/>
          <table:table-cell table:formula="of:=([.A157]-[.B157])^2" office:value-type="float" office:value="17.950980466694" calcext:value-type="float">
            <text:p>17.9509804667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93.4403457641602" calcext:value-type="float">
            <text:p>93.4403457642</text:p>
          </table:table-cell>
          <table:table-cell/>
          <table:table-cell table:formula="of:=([.A158]-[.B158])^2" office:value-type="float" office:value="14.7482555883029" calcext:value-type="float">
            <text:p>14.7482555883</text:p>
          </table:table-cell>
        </table:table-row>
        <table:table-row table:style-name="ro1">
          <table:table-cell office:value-type="float" office:value="89.62" calcext:value-type="float">
            <text:p>89.62</text:p>
          </table:table-cell>
          <table:table-cell office:value-type="float" office:value="99.1070327758789" calcext:value-type="float">
            <text:p>99.1070327759</text:p>
          </table:table-cell>
          <table:table-cell/>
          <table:table-cell table:formula="of:=([.A159]-[.B159])^2" office:value-type="float" office:value="90.0037908906005" calcext:value-type="float">
            <text:p>90.0037908906</text:p>
          </table:table-cell>
        </table:table-row>
        <table:table-row table:style-name="ro1">
          <table:table-cell office:value-type="float" office:value="89.64" calcext:value-type="float">
            <text:p>89.64</text:p>
          </table:table-cell>
          <table:table-cell office:value-type="float" office:value="93.5275421142578" calcext:value-type="float">
            <text:p>93.5275421143</text:p>
          </table:table-cell>
          <table:table-cell/>
          <table:table-cell table:formula="of:=([.A160]-[.B160])^2" office:value-type="float" office:value="15.1129836901281" calcext:value-type="float">
            <text:p>15.1129836901</text:p>
          </table:table-cell>
        </table:table-row>
        <table:table-row table:style-name="ro1">
          <table:table-cell office:value-type="float" office:value="89.65" calcext:value-type="float">
            <text:p>89.65</text:p>
          </table:table-cell>
          <table:table-cell office:value-type="float" office:value="94.5408401489258" calcext:value-type="float">
            <text:p>94.5408401489</text:p>
          </table:table-cell>
          <table:table-cell/>
          <table:table-cell table:formula="of:=([.A161]-[.B161])^2" office:value-type="float" office:value="23.9203173623443" calcext:value-type="float">
            <text:p>23.9203173623</text:p>
          </table:table-cell>
        </table:table-row>
        <table:table-row table:style-name="ro1">
          <table:table-cell office:value-type="float" office:value="89.73" calcext:value-type="float">
            <text:p>89.73</text:p>
          </table:table-cell>
          <table:table-cell office:value-type="float" office:value="78.2560501098633" calcext:value-type="float">
            <text:p>78.2560501099</text:p>
          </table:table-cell>
          <table:table-cell/>
          <table:table-cell table:formula="of:=([.A162]-[.B162])^2" office:value-type="float" office:value="131.651526081369" calcext:value-type="float">
            <text:p>131.6515260814</text:p>
          </table:table-cell>
        </table:table-row>
        <table:table-row table:style-name="ro1">
          <table:table-cell office:value-type="float" office:value="89.74" calcext:value-type="float">
            <text:p>89.74</text:p>
          </table:table-cell>
          <table:table-cell office:value-type="float" office:value="107.042579650879" calcext:value-type="float">
            <text:p>107.0425796509</text:p>
          </table:table-cell>
          <table:table-cell/>
          <table:table-cell table:formula="of:=([.A163]-[.B163])^2" office:value-type="float" office:value="299.379262575009" calcext:value-type="float">
            <text:p>299.379262575</text:p>
          </table:table-cell>
        </table:table-row>
        <table:table-row table:style-name="ro1">
          <table:table-cell office:value-type="float" office:value="89.75" calcext:value-type="float">
            <text:p>89.75</text:p>
          </table:table-cell>
          <table:table-cell office:value-type="float" office:value="95.8070526123047" calcext:value-type="float">
            <text:p>95.8070526123</text:p>
          </table:table-cell>
          <table:table-cell/>
          <table:table-cell table:formula="of:=([.A164]-[.B164])^2" office:value-type="float" office:value="36.687886348227" calcext:value-type="float">
            <text:p>36.6878863482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4.1147613525391" calcext:value-type="float">
            <text:p>94.1147613525</text:p>
          </table:table-cell>
          <table:table-cell/>
          <table:table-cell table:formula="of:=([.A165]-[.B165])^2" office:value-type="float" office:value="18.7035607564155" calcext:value-type="float">
            <text:p>18.7035607564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5.5321502685547" calcext:value-type="float">
            <text:p>95.5321502686</text:p>
          </table:table-cell>
          <table:table-cell/>
          <table:table-cell table:formula="of:=([.A166]-[.B166])^2" office:value-type="float" office:value="32.9722897066626" calcext:value-type="float">
            <text:p>32.9722897067</text:p>
          </table:table-cell>
        </table:table-row>
        <table:table-row table:style-name="ro1">
          <table:table-cell office:value-type="float" office:value="89.83" calcext:value-type="float">
            <text:p>89.83</text:p>
          </table:table-cell>
          <table:table-cell office:value-type="float" office:value="92.3177261352539" calcext:value-type="float">
            <text:p>92.3177261353</text:p>
          </table:table-cell>
          <table:table-cell/>
          <table:table-cell table:formula="of:=([.A167]-[.B167])^2" office:value-type="float" office:value="6.18878132402535" calcext:value-type="float">
            <text:p>6.188781324</text:p>
          </table:table-cell>
        </table:table-row>
        <table:table-row table:style-name="ro1">
          <table:table-cell office:value-type="float" office:value="89.83" calcext:value-type="float">
            <text:p>89.83</text:p>
          </table:table-cell>
          <table:table-cell office:value-type="float" office:value="91.4738082885742" calcext:value-type="float">
            <text:p>91.4738082886</text:p>
          </table:table-cell>
          <table:table-cell/>
          <table:table-cell table:formula="of:=([.A168]-[.B168])^2" office:value-type="float" office:value="2.70210568958531" calcext:value-type="float">
            <text:p>2.7021056896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office:value-type="float" office:value="92.8423461914062" calcext:value-type="float">
            <text:p>92.8423461914</text:p>
          </table:table-cell>
          <table:table-cell/>
          <table:table-cell table:formula="of:=([.A169]-[.B169])^2" office:value-type="float" office:value="8.71634803391099" calcext:value-type="float">
            <text:p>8.7163480339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office:value-type="float" office:value="94.0584335327148" calcext:value-type="float">
            <text:p>94.0584335327</text:p>
          </table:table-cell>
          <table:table-cell/>
          <table:table-cell table:formula="of:=([.A170]-[.B170])^2" office:value-type="float" office:value="17.3758381166615" calcext:value-type="float">
            <text:p>17.3758381167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6.2174835205078" calcext:value-type="float">
            <text:p>96.2174835205</text:p>
          </table:table-cell>
          <table:table-cell/>
          <table:table-cell table:formula="of:=([.A171]-[.B171])^2" office:value-type="float" office:value="39.7843483614777" calcext:value-type="float">
            <text:p>39.7843483615</text:p>
          </table:table-cell>
        </table:table-row>
        <table:table-row table:style-name="ro1">
          <table:table-cell office:value-type="float" office:value="89.93" calcext:value-type="float">
            <text:p>89.93</text:p>
          </table:table-cell>
          <table:table-cell office:value-type="float" office:value="96.5493698120117" calcext:value-type="float">
            <text:p>96.549369812</text:p>
          </table:table-cell>
          <table:table-cell/>
          <table:table-cell table:formula="of:=([.A172]-[.B172])^2" office:value-type="float" office:value="43.816056708172" calcext:value-type="float">
            <text:p>43.8160567082</text:p>
          </table:table-cell>
        </table:table-row>
        <table:table-row table:style-name="ro1">
          <table:table-cell office:value-type="float" office:value="89.94" calcext:value-type="float">
            <text:p>89.94</text:p>
          </table:table-cell>
          <table:table-cell office:value-type="float" office:value="96.8364181518555" calcext:value-type="float">
            <text:p>96.8364181519</text:p>
          </table:table-cell>
          <table:table-cell/>
          <table:table-cell table:formula="of:=([.A173]-[.B173])^2" office:value-type="float" office:value="47.5605833252416" calcext:value-type="float">
            <text:p>47.5605833252</text:p>
          </table:table-cell>
        </table:table-row>
        <table:table-row table:style-name="ro1">
          <table:table-cell office:value-type="float" office:value="89.97" calcext:value-type="float">
            <text:p>89.97</text:p>
          </table:table-cell>
          <table:table-cell office:value-type="float" office:value="95.6682205200195" calcext:value-type="float">
            <text:p>95.66822052</text:p>
          </table:table-cell>
          <table:table-cell/>
          <table:table-cell table:formula="of:=([.A174]-[.B174])^2" office:value-type="float" office:value="32.4697170947717" calcext:value-type="float">
            <text:p>32.4697170948</text:p>
          </table:table-cell>
        </table:table-row>
        <table:table-row table:style-name="ro1">
          <table:table-cell office:value-type="float" office:value="89.97" calcext:value-type="float">
            <text:p>89.97</text:p>
          </table:table-cell>
          <table:table-cell office:value-type="float" office:value="89.9162979125977" calcext:value-type="float">
            <text:p>89.9162979126</text:p>
          </table:table-cell>
          <table:table-cell/>
          <table:table-cell table:formula="of:=([.A175]-[.B175])^2" office:value-type="float" office:value="0.00288391419136885" calcext:value-type="float">
            <text:p>0.0028839142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92.7990875244141" calcext:value-type="float">
            <text:p>92.7990875244</text:p>
          </table:table-cell>
          <table:table-cell/>
          <table:table-cell table:formula="of:=([.A176]-[.B176])^2" office:value-type="float" office:value="7.77900921884214" calcext:value-type="float">
            <text:p>7.7790092188</text:p>
          </table:table-cell>
        </table:table-row>
        <table:table-row table:style-name="ro1">
          <table:table-cell office:value-type="float" office:value="90.02" calcext:value-type="float">
            <text:p>90.02</text:p>
          </table:table-cell>
          <table:table-cell office:value-type="float" office:value="95.0444107055664" calcext:value-type="float">
            <text:p>95.0444107056</text:p>
          </table:table-cell>
          <table:table-cell/>
          <table:table-cell table:formula="of:=([.A177]-[.B177])^2" office:value-type="float" office:value="25.2447029382103" calcext:value-type="float">
            <text:p>25.2447029382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7.0677185058594" calcext:value-type="float">
            <text:p>97.0677185059</text:p>
          </table:table-cell>
          <table:table-cell/>
          <table:table-cell table:formula="of:=([.A178]-[.B178])^2" office:value-type="float" office:value="49.5294817677155" calcext:value-type="float">
            <text:p>49.5294817677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5.0280990600586" calcext:value-type="float">
            <text:p>95.0280990601</text:p>
          </table:table-cell>
          <table:table-cell/>
          <table:table-cell table:formula="of:=([.A179]-[.B179])^2" office:value-type="float" office:value="24.9809942141586" calcext:value-type="float">
            <text:p>24.9809942142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4.4783020019531" calcext:value-type="float">
            <text:p>94.478302002</text:p>
          </table:table-cell>
          <table:table-cell/>
          <table:table-cell table:formula="of:=([.A180]-[.B180])^2" office:value-type="float" office:value="19.7873907005802" calcext:value-type="float">
            <text:p>19.7873907006</text:p>
          </table:table-cell>
        </table:table-row>
        <table:table-row table:style-name="ro1">
          <table:table-cell office:value-type="float" office:value="90.05" calcext:value-type="float">
            <text:p>90.05</text:p>
          </table:table-cell>
          <table:table-cell office:value-type="float" office:value="94.1763458251953" calcext:value-type="float">
            <text:p>94.1763458252</text:p>
          </table:table-cell>
          <table:table-cell/>
          <table:table-cell table:formula="of:=([.A181]-[.B181])^2" office:value-type="float" office:value="17.0267298691068" calcext:value-type="float">
            <text:p>17.0267298691</text:p>
          </table:table-cell>
        </table:table-row>
        <table:table-row table:style-name="ro1">
          <table:table-cell office:value-type="float" office:value="90.06" calcext:value-type="float">
            <text:p>90.06</text:p>
          </table:table-cell>
          <table:table-cell office:value-type="float" office:value="99.4483871459961" calcext:value-type="float">
            <text:p>99.448387146</text:p>
          </table:table-cell>
          <table:table-cell/>
          <table:table-cell table:formula="of:=([.A182]-[.B182])^2" office:value-type="float" office:value="88.1418132031046" calcext:value-type="float">
            <text:p>88.1418132031</text:p>
          </table:table-cell>
        </table:table-row>
        <table:table-row table:style-name="ro1">
          <table:table-cell office:value-type="float" office:value="90.11" calcext:value-type="float">
            <text:p>90.11</text:p>
          </table:table-cell>
          <table:table-cell office:value-type="float" office:value="97.2627563476562" calcext:value-type="float">
            <text:p>97.2627563477</text:p>
          </table:table-cell>
          <table:table-cell/>
          <table:table-cell table:formula="of:=([.A183]-[.B183])^2" office:value-type="float" office:value="51.1619233689368" calcext:value-type="float">
            <text:p>51.1619233689</text:p>
          </table:table-cell>
        </table:table-row>
        <table:table-row table:style-name="ro1">
          <table:table-cell office:value-type="float" office:value="90.13" calcext:value-type="float">
            <text:p>90.13</text:p>
          </table:table-cell>
          <table:table-cell office:value-type="float" office:value="96.6125106811523" calcext:value-type="float">
            <text:p>96.6125106812</text:p>
          </table:table-cell>
          <table:table-cell/>
          <table:table-cell table:formula="of:=([.A184]-[.B184])^2" office:value-type="float" office:value="42.0229447312543" calcext:value-type="float">
            <text:p>42.0229447313</text:p>
          </table:table-cell>
        </table:table-row>
        <table:table-row table:style-name="ro1">
          <table:table-cell office:value-type="float" office:value="90.14" calcext:value-type="float">
            <text:p>90.14</text:p>
          </table:table-cell>
          <table:table-cell office:value-type="float" office:value="96.8390655517578" calcext:value-type="float">
            <text:p>96.8390655518</text:p>
          </table:table-cell>
          <table:table-cell/>
          <table:table-cell table:formula="of:=([.A185]-[.B185])^2" office:value-type="float" office:value="44.8774792667482" calcext:value-type="float">
            <text:p>44.8774792667</text:p>
          </table:table-cell>
        </table:table-row>
        <table:table-row table:style-name="ro1">
          <table:table-cell office:value-type="float" office:value="90.17" calcext:value-type="float">
            <text:p>90.17</text:p>
          </table:table-cell>
          <table:table-cell office:value-type="float" office:value="94.7489776611328" calcext:value-type="float">
            <text:p>94.7489776611</text:p>
          </table:table-cell>
          <table:table-cell/>
          <table:table-cell table:formula="of:=([.A186]-[.B186])^2" office:value-type="float" office:value="20.9670364211533" calcext:value-type="float">
            <text:p>20.9670364212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93.3825073242187" calcext:value-type="float">
            <text:p>93.3825073242</text:p>
          </table:table-cell>
          <table:table-cell/>
          <table:table-cell table:formula="of:=([.A187]-[.B187])^2" office:value-type="float" office:value="10.0648027222217" calcext:value-type="float">
            <text:p>10.0648027222</text:p>
          </table:table-cell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8.4719085693359" calcext:value-type="float">
            <text:p>98.4719085693</text:p>
          </table:table-cell>
          <table:table-cell/>
          <table:table-cell table:formula="of:=([.A188]-[.B188])^2" office:value-type="float" office:value="67.7643186939065" calcext:value-type="float">
            <text:p>67.7643186939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5.0264205932617" calcext:value-type="float">
            <text:p>95.0264205933</text:p>
          </table:table-cell>
          <table:table-cell/>
          <table:table-cell table:formula="of:=([.A189]-[.B189])^2" office:value-type="float" office:value="22.6235368600042" calcext:value-type="float">
            <text:p>22.62353686</text:p>
          </table:table-cell>
        </table:table-row>
        <table:table-row table:style-name="ro1">
          <table:table-cell office:value-type="float" office:value="90.31" calcext:value-type="float">
            <text:p>90.31</text:p>
          </table:table-cell>
          <table:table-cell office:value-type="float" office:value="92.8911972045898" calcext:value-type="float">
            <text:p>92.8911972046</text:p>
          </table:table-cell>
          <table:table-cell/>
          <table:table-cell table:formula="of:=([.A190]-[.B190])^2" office:value-type="float" office:value="6.66257900898241" calcext:value-type="float">
            <text:p>6.662579009</text:p>
          </table:table-cell>
        </table:table-row>
        <table:table-row table:style-name="ro1">
          <table:table-cell office:value-type="float" office:value="90.35" calcext:value-type="float">
            <text:p>90.35</text:p>
          </table:table-cell>
          <table:table-cell office:value-type="float" office:value="99.206413269043" calcext:value-type="float">
            <text:p>99.206413269</text:p>
          </table:table-cell>
          <table:table-cell/>
          <table:table-cell table:formula="of:=([.A191]-[.B191])^2" office:value-type="float" office:value="78.4360559920805" calcext:value-type="float">
            <text:p>78.4360559921</text:p>
          </table:table-cell>
        </table:table-row>
        <table:table-row table:style-name="ro1">
          <table:table-cell office:value-type="float" office:value="90.35" calcext:value-type="float">
            <text:p>90.35</text:p>
          </table:table-cell>
          <table:table-cell office:value-type="float" office:value="98.6753311157227" calcext:value-type="float">
            <text:p>98.6753311157</text:p>
          </table:table-cell>
          <table:table-cell/>
          <table:table-cell table:formula="of:=([.A192]-[.B192])^2" office:value-type="float" office:value="69.3111381864199" calcext:value-type="float">
            <text:p>69.3111381864</text:p>
          </table:table-cell>
        </table:table-row>
        <table:table-row table:style-name="ro1">
          <table:table-cell office:value-type="float" office:value="90.35" calcext:value-type="float">
            <text:p>90.35</text:p>
          </table:table-cell>
          <table:table-cell office:value-type="float" office:value="88.7330551147461" calcext:value-type="float">
            <text:p>88.7330551147</text:p>
          </table:table-cell>
          <table:table-cell/>
          <table:table-cell table:formula="of:=([.A193]-[.B193])^2" office:value-type="float" office:value="2.61451076194875" calcext:value-type="float">
            <text:p>2.6145107619</text:p>
          </table:table-cell>
        </table:table-row>
        <table:table-row table:style-name="ro1">
          <table:table-cell office:value-type="float" office:value="90.35" calcext:value-type="float">
            <text:p>90.35</text:p>
          </table:table-cell>
          <table:table-cell office:value-type="float" office:value="102.345863342285" calcext:value-type="float">
            <text:p>102.3458633423</text:p>
          </table:table-cell>
          <table:table-cell/>
          <table:table-cell table:formula="of:=([.A194]-[.B194])^2" office:value-type="float" office:value="143.900737326781" calcext:value-type="float">
            <text:p>143.9007373268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102.343574523926" calcext:value-type="float">
            <text:p>102.3435745239</text:p>
          </table:table-cell>
          <table:table-cell/>
          <table:table-cell table:formula="of:=([.A195]-[.B195])^2" office:value-type="float" office:value="143.606058370483" calcext:value-type="float">
            <text:p>143.6060583705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95.8134384155273" calcext:value-type="float">
            <text:p>95.8134384155</text:p>
          </table:table-cell>
          <table:table-cell/>
          <table:table-cell table:formula="of:=([.A196]-[.B196])^2" office:value-type="float" office:value="29.7399905519494" calcext:value-type="float">
            <text:p>29.7399905519</text:p>
          </table:table-cell>
        </table:table-row>
        <table:table-row table:style-name="ro1">
          <table:table-cell office:value-type="float" office:value="90.38" calcext:value-type="float">
            <text:p>90.38</text:p>
          </table:table-cell>
          <table:table-cell office:value-type="float" office:value="93.6245651245117" calcext:value-type="float">
            <text:p>93.6245651245</text:p>
          </table:table-cell>
          <table:table-cell/>
          <table:table-cell table:formula="of:=([.A197]-[.B197])^2" office:value-type="float" office:value="10.5272028471978" calcext:value-type="float">
            <text:p>10.5272028472</text:p>
          </table:table-cell>
        </table:table-row>
        <table:table-row table:style-name="ro1">
          <table:table-cell office:value-type="float" office:value="90.38" calcext:value-type="float">
            <text:p>90.38</text:p>
          </table:table-cell>
          <table:table-cell office:value-type="float" office:value="97.804801940918" calcext:value-type="float">
            <text:p>97.8048019409</text:p>
          </table:table-cell>
          <table:table-cell/>
          <table:table-cell table:formula="of:=([.A198]-[.B198])^2" office:value-type="float" office:value="55.1276838618593" calcext:value-type="float">
            <text:p>55.1276838619</text:p>
          </table:table-cell>
        </table:table-row>
        <table:table-row table:style-name="ro1">
          <table:table-cell office:value-type="float" office:value="90.41" calcext:value-type="float">
            <text:p>90.41</text:p>
          </table:table-cell>
          <table:table-cell office:value-type="float" office:value="98.0728454589844" calcext:value-type="float">
            <text:p>98.072845459</text:p>
          </table:table-cell>
          <table:table-cell/>
          <table:table-cell table:formula="of:=([.A199]-[.B199])^2" office:value-type="float" office:value="58.7192005282775" calcext:value-type="float">
            <text:p>58.7192005283</text:p>
          </table:table-cell>
        </table:table-row>
        <table:table-row table:style-name="ro1">
          <table:table-cell office:value-type="float" office:value="90.41" calcext:value-type="float">
            <text:p>90.41</text:p>
          </table:table-cell>
          <table:table-cell office:value-type="float" office:value="94.9360885620117" calcext:value-type="float">
            <text:p>94.936088562</text:p>
          </table:table-cell>
          <table:table-cell/>
          <table:table-cell table:formula="of:=([.A200]-[.B200])^2" office:value-type="float" office:value="20.4854776711733" calcext:value-type="float">
            <text:p>20.4854776712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5.1807098388672" calcext:value-type="float">
            <text:p>95.1807098389</text:p>
          </table:table-cell>
          <table:table-cell/>
          <table:table-cell table:formula="of:=([.A201]-[.B201])^2" office:value-type="float" office:value="22.4743297763322" calcext:value-type="float">
            <text:p>22.4743297763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96.15869140625" calcext:value-type="float">
            <text:p>96.1586914063</text:p>
          </table:table-cell>
          <table:table-cell/>
          <table:table-cell table:formula="of:=([.A202]-[.B202])^2" office:value-type="float" office:value="31.7948407749176" calcext:value-type="float">
            <text:p>31.7948407749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94.7622528076172" calcext:value-type="float">
            <text:p>94.7622528076</text:p>
          </table:table-cell>
          <table:table-cell/>
          <table:table-cell table:formula="of:=([.A203]-[.B203])^2" office:value-type="float" office:value="17.9967088837359" calcext:value-type="float">
            <text:p>17.9967088837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2.0814590454102" calcext:value-type="float">
            <text:p>92.0814590454</text:p>
          </table:table-cell>
          <table:table-cell/>
          <table:table-cell table:formula="of:=([.A204]-[.B204])^2" office:value-type="float" office:value="2.37609598867677" calcext:value-type="float">
            <text:p>2.3760959887</text:p>
          </table:table-cell>
        </table:table-row>
        <table:table-row table:style-name="ro1">
          <table:table-cell office:value-type="float" office:value="90.55" calcext:value-type="float">
            <text:p>90.55</text:p>
          </table:table-cell>
          <table:table-cell office:value-type="float" office:value="94.283073425293" calcext:value-type="float">
            <text:p>94.2830734253</text:p>
          </table:table-cell>
          <table:table-cell/>
          <table:table-cell table:formula="of:=([.A205]-[.B205])^2" office:value-type="float" office:value="13.9358371986286" calcext:value-type="float">
            <text:p>13.9358371986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3.6031875610352" calcext:value-type="float">
            <text:p>93.603187561</text:p>
          </table:table-cell>
          <table:table-cell/>
          <table:table-cell table:formula="of:=([.A206]-[.B206])^2" office:value-type="float" office:value="8.60358926821136" calcext:value-type="float">
            <text:p>8.6035892682</text:p>
          </table:table-cell>
        </table:table-row>
        <table:table-row table:style-name="ro1">
          <table:table-cell office:value-type="float" office:value="90.69" calcext:value-type="float">
            <text:p>90.69</text:p>
          </table:table-cell>
          <table:table-cell office:value-type="float" office:value="97.8050842285156" calcext:value-type="float">
            <text:p>97.8050842285</text:p>
          </table:table-cell>
          <table:table-cell/>
          <table:table-cell table:formula="of:=([.A207]-[.B207])^2" office:value-type="float" office:value="50.6244235788718" calcext:value-type="float">
            <text:p>50.6244235789</text:p>
          </table:table-cell>
        </table:table-row>
        <table:table-row table:style-name="ro1">
          <table:table-cell office:value-type="float" office:value="90.71" calcext:value-type="float">
            <text:p>90.71</text:p>
          </table:table-cell>
          <table:table-cell office:value-type="float" office:value="89.2843017578125" calcext:value-type="float">
            <text:p>89.2843017578</text:p>
          </table:table-cell>
          <table:table-cell/>
          <table:table-cell table:formula="of:=([.A208]-[.B208])^2" office:value-type="float" office:value="2.03261547777651" calcext:value-type="float">
            <text:p>2.0326154778</text:p>
          </table:table-cell>
        </table:table-row>
        <table:table-row table:style-name="ro1">
          <table:table-cell office:value-type="float" office:value="90.72" calcext:value-type="float">
            <text:p>90.72</text:p>
          </table:table-cell>
          <table:table-cell office:value-type="float" office:value="90.2527008056641" calcext:value-type="float">
            <text:p>90.2527008057</text:p>
          </table:table-cell>
          <table:table-cell/>
          <table:table-cell table:formula="of:=([.A209]-[.B209])^2" office:value-type="float" office:value="0.218368537027015" calcext:value-type="float">
            <text:p>0.218368537</text:p>
          </table:table-cell>
        </table:table-row>
        <table:table-row table:style-name="ro1">
          <table:table-cell office:value-type="float" office:value="90.725" calcext:value-type="float">
            <text:p>90.725</text:p>
          </table:table-cell>
          <table:table-cell office:value-type="float" office:value="92.9599685668945" calcext:value-type="float">
            <text:p>92.9599685669</text:p>
          </table:table-cell>
          <table:table-cell/>
          <table:table-cell table:formula="of:=([.A210]-[.B210])^2" office:value-type="float" office:value="4.99508449500662" calcext:value-type="float">
            <text:p>4.995084495</text:p>
          </table:table-cell>
        </table:table-row>
        <table:table-row table:style-name="ro1">
          <table:table-cell office:value-type="float" office:value="90.75" calcext:value-type="float">
            <text:p>90.75</text:p>
          </table:table-cell>
          <table:table-cell office:value-type="float" office:value="92.8700180053711" calcext:value-type="float">
            <text:p>92.8700180054</text:p>
          </table:table-cell>
          <table:table-cell/>
          <table:table-cell table:formula="of:=([.A211]-[.B211])^2" office:value-type="float" office:value="4.49447634309763" calcext:value-type="float">
            <text:p>4.4944763431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6.7324676513672" calcext:value-type="float">
            <text:p>96.7324676514</text:p>
          </table:table-cell>
          <table:table-cell/>
          <table:table-cell table:formula="of:=([.A212]-[.B212])^2" office:value-type="float" office:value="35.6703698466274" calcext:value-type="float">
            <text:p>35.6703698466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2.8733215332031" calcext:value-type="float">
            <text:p>92.8733215332</text:p>
          </table:table-cell>
          <table:table-cell/>
          <table:table-cell table:formula="of:=([.A213]-[.B213])^2" office:value-type="float" office:value="4.46612790269999" calcext:value-type="float">
            <text:p>4.4661279027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5.2450332641602" calcext:value-type="float">
            <text:p>95.2450332642</text:p>
          </table:table-cell>
          <table:table-cell/>
          <table:table-cell table:formula="of:=([.A214]-[.B214])^2" office:value-type="float" office:value="20.1155233806231" calcext:value-type="float">
            <text:p>20.1155233806</text:p>
          </table:table-cell>
        </table:table-row>
        <table:table-row table:style-name="ro1">
          <table:table-cell office:value-type="float" office:value="90.77" calcext:value-type="float">
            <text:p>90.77</text:p>
          </table:table-cell>
          <table:table-cell office:value-type="float" office:value="92.710563659668" calcext:value-type="float">
            <text:p>92.7105636597</text:p>
          </table:table-cell>
          <table:table-cell/>
          <table:table-cell table:formula="of:=([.A215]-[.B215])^2" office:value-type="float" office:value="3.76578731722396" calcext:value-type="float">
            <text:p>3.7657873172</text:p>
          </table:table-cell>
        </table:table-row>
        <table:table-row table:style-name="ro1">
          <table:table-cell office:value-type="float" office:value="90.78" calcext:value-type="float">
            <text:p>90.78</text:p>
          </table:table-cell>
          <table:table-cell office:value-type="float" office:value="97.1164245605469" calcext:value-type="float">
            <text:p>97.1164245605</text:p>
          </table:table-cell>
          <table:table-cell/>
          <table:table-cell table:formula="of:=([.A216]-[.B216])^2" office:value-type="float" office:value="40.1502762115016" calcext:value-type="float">
            <text:p>40.1502762115</text:p>
          </table:table-cell>
        </table:table-row>
        <table:table-row table:style-name="ro1">
          <table:table-cell office:value-type="float" office:value="90.79" calcext:value-type="float">
            <text:p>90.79</text:p>
          </table:table-cell>
          <table:table-cell office:value-type="float" office:value="92.7684097290039" calcext:value-type="float">
            <text:p>92.768409729</text:p>
          </table:table-cell>
          <table:table-cell/>
          <table:table-cell table:formula="of:=([.A217]-[.B217])^2" office:value-type="float" office:value="3.91410505581728" calcext:value-type="float">
            <text:p>3.9141050558</text:p>
          </table:table-cell>
        </table:table-row>
        <table:table-row table:style-name="ro1">
          <table:table-cell office:value-type="float" office:value="90.855" calcext:value-type="float">
            <text:p>90.855</text:p>
          </table:table-cell>
          <table:table-cell office:value-type="float" office:value="94.8660583496094" calcext:value-type="float">
            <text:p>94.8660583496</text:p>
          </table:table-cell>
          <table:table-cell/>
          <table:table-cell table:formula="of:=([.A218]-[.B218])^2" office:value-type="float" office:value="16.0885890839712" calcext:value-type="float">
            <text:p>16.088589084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0.3388595581055" calcext:value-type="float">
            <text:p>90.3388595581</text:p>
          </table:table-cell>
          <table:table-cell/>
          <table:table-cell table:formula="of:=([.A219]-[.B219])^2" office:value-type="float" office:value="0.292832977853804" calcext:value-type="float">
            <text:p>0.2928329779</text:p>
          </table:table-cell>
        </table:table-row>
        <table:table-row table:style-name="ro1">
          <table:table-cell office:value-type="float" office:value="90.8833333333333" calcext:value-type="float">
            <text:p>90.8833333333</text:p>
          </table:table-cell>
          <table:table-cell office:value-type="float" office:value="93.5765991210937" calcext:value-type="float">
            <text:p>93.5765991211</text:p>
          </table:table-cell>
          <table:table-cell/>
          <table:table-cell table:formula="of:=([.A220]-[.B220])^2" office:value-type="float" office:value="7.25368060352078" calcext:value-type="float">
            <text:p>7.2536806035</text:p>
          </table:table-cell>
        </table:table-row>
        <table:table-row table:style-name="ro1">
          <table:table-cell office:value-type="float" office:value="90.98" calcext:value-type="float">
            <text:p>90.98</text:p>
          </table:table-cell>
          <table:table-cell office:value-type="float" office:value="100.78978729248" calcext:value-type="float">
            <text:p>100.7897872925</text:p>
          </table:table-cell>
          <table:table-cell/>
          <table:table-cell table:formula="of:=([.A221]-[.B221])^2" office:value-type="float" office:value="96.2319267237112" calcext:value-type="float">
            <text:p>96.2319267237</text:p>
          </table:table-cell>
        </table:table-row>
        <table:table-row table:style-name="ro1">
          <table:table-cell office:value-type="float" office:value="90.99" calcext:value-type="float">
            <text:p>90.99</text:p>
          </table:table-cell>
          <table:table-cell office:value-type="float" office:value="96.3677978515625" calcext:value-type="float">
            <text:p>96.3677978516</text:p>
          </table:table-cell>
          <table:table-cell/>
          <table:table-cell table:formula="of:=([.A222]-[.B222])^2" office:value-type="float" office:value="28.9207097322703" calcext:value-type="float">
            <text:p>28.9207097323</text:p>
          </table:table-cell>
        </table:table-row>
        <table:table-row table:style-name="ro1">
          <table:table-cell office:value-type="float" office:value="91.01" calcext:value-type="float">
            <text:p>91.01</text:p>
          </table:table-cell>
          <table:table-cell office:value-type="float" office:value="94.1496963500977" calcext:value-type="float">
            <text:p>94.1496963501</text:p>
          </table:table-cell>
          <table:table-cell/>
          <table:table-cell table:formula="of:=([.A223]-[.B223])^2" office:value-type="float" office:value="9.85769317081651" calcext:value-type="float">
            <text:p>9.8576931708</text:p>
          </table:table-cell>
        </table:table-row>
        <table:table-row table:style-name="ro1">
          <table:table-cell office:value-type="float" office:value="91.02" calcext:value-type="float">
            <text:p>91.02</text:p>
          </table:table-cell>
          <table:table-cell office:value-type="float" office:value="93.1764297485352" calcext:value-type="float">
            <text:p>93.1764297485</text:p>
          </table:table-cell>
          <table:table-cell/>
          <table:table-cell table:formula="of:=([.A224]-[.B224])^2" office:value-type="float" office:value="4.65018926036741" calcext:value-type="float">
            <text:p>4.6501892604</text:p>
          </table:table-cell>
        </table:table-row>
        <table:table-row table:style-name="ro1">
          <table:table-cell office:value-type="float" office:value="91.07" calcext:value-type="float">
            <text:p>91.07</text:p>
          </table:table-cell>
          <table:table-cell office:value-type="float" office:value="94.8212127685547" calcext:value-type="float">
            <text:p>94.8212127686</text:p>
          </table:table-cell>
          <table:table-cell/>
          <table:table-cell table:formula="of:=([.A225]-[.B225])^2" office:value-type="float" office:value="14.0715972349678" calcext:value-type="float">
            <text:p>14.071597235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98.4686431884766" calcext:value-type="float">
            <text:p>98.4686431885</text:p>
          </table:table-cell>
          <table:table-cell/>
          <table:table-cell table:formula="of:=([.A226]-[.B226])^2" office:value-type="float" office:value="54.2969024390821" calcext:value-type="float">
            <text:p>54.2969024391</text:p>
          </table:table-cell>
        </table:table-row>
        <table:table-row table:style-name="ro1">
          <table:table-cell office:value-type="float" office:value="91.16" calcext:value-type="float">
            <text:p>91.16</text:p>
          </table:table-cell>
          <table:table-cell office:value-type="float" office:value="97.0498428344727" calcext:value-type="float">
            <text:p>97.0498428345</text:p>
          </table:table-cell>
          <table:table-cell/>
          <table:table-cell table:formula="of:=([.A227]-[.B227])^2" office:value-type="float" office:value="34.6902486147889" calcext:value-type="float">
            <text:p>34.6902486148</text:p>
          </table:table-cell>
        </table:table-row>
        <table:table-row table:style-name="ro1">
          <table:table-cell office:value-type="float" office:value="91.26" calcext:value-type="float">
            <text:p>91.26</text:p>
          </table:table-cell>
          <table:table-cell office:value-type="float" office:value="94.3832550048828" calcext:value-type="float">
            <text:p>94.3832550049</text:p>
          </table:table-cell>
          <table:table-cell/>
          <table:table-cell table:formula="of:=([.A228]-[.B228])^2" office:value-type="float" office:value="9.75472182552551" calcext:value-type="float">
            <text:p>9.7547218255</text:p>
          </table:table-cell>
        </table:table-row>
        <table:table-row table:style-name="ro1">
          <table:table-cell office:value-type="float" office:value="91.32" calcext:value-type="float">
            <text:p>91.32</text:p>
          </table:table-cell>
          <table:table-cell office:value-type="float" office:value="93.9632568359375" calcext:value-type="float">
            <text:p>93.9632568359</text:p>
          </table:table-cell>
          <table:table-cell/>
          <table:table-cell table:formula="of:=([.A229]-[.B229])^2" office:value-type="float" office:value="6.98680670073036" calcext:value-type="float">
            <text:p>6.9868067007</text:p>
          </table:table-cell>
        </table:table-row>
        <table:table-row table:style-name="ro1">
          <table:table-cell office:value-type="float" office:value="91.33" calcext:value-type="float">
            <text:p>91.33</text:p>
          </table:table-cell>
          <table:table-cell office:value-type="float" office:value="94.713752746582" calcext:value-type="float">
            <text:p>94.7137527466</text:p>
          </table:table-cell>
          <table:table-cell/>
          <table:table-cell table:formula="of:=([.A230]-[.B230])^2" office:value-type="float" office:value="11.4497826500015" calcext:value-type="float">
            <text:p>11.44978265</text:p>
          </table:table-cell>
        </table:table-row>
        <table:table-row table:style-name="ro1">
          <table:table-cell office:value-type="float" office:value="91.35" calcext:value-type="float">
            <text:p>91.35</text:p>
          </table:table-cell>
          <table:table-cell office:value-type="float" office:value="95.9516067504883" calcext:value-type="float">
            <text:p>95.9516067505</text:p>
          </table:table-cell>
          <table:table-cell/>
          <table:table-cell table:formula="of:=([.A231]-[.B231])^2" office:value-type="float" office:value="21.1747846861394" calcext:value-type="float">
            <text:p>21.1747846861</text:p>
          </table:table-cell>
        </table:table-row>
        <table:table-row table:style-name="ro1">
          <table:table-cell office:value-type="float" office:value="91.385" calcext:value-type="float">
            <text:p>91.385</text:p>
          </table:table-cell>
          <table:table-cell office:value-type="float" office:value="97.5043334960938" calcext:value-type="float">
            <text:p>97.5043334961</text:p>
          </table:table-cell>
          <table:table-cell/>
          <table:table-cell table:formula="of:=([.A232]-[.B232])^2" office:value-type="float" office:value="37.4462424364151" calcext:value-type="float">
            <text:p>37.4462424364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95.3461151123047" calcext:value-type="float">
            <text:p>95.3461151123</text:p>
          </table:table-cell>
          <table:table-cell/>
          <table:table-cell table:formula="of:=([.A233]-[.B233])^2" office:value-type="float" office:value="15.6508467818055" calcext:value-type="float">
            <text:p>15.6508467818</text:p>
          </table:table-cell>
        </table:table-row>
        <table:table-row table:style-name="ro1">
          <table:table-cell office:value-type="float" office:value="91.45" calcext:value-type="float">
            <text:p>91.45</text:p>
          </table:table-cell>
          <table:table-cell office:value-type="float" office:value="101.335395812988" calcext:value-type="float">
            <text:p>101.335395813</text:p>
          </table:table-cell>
          <table:table-cell/>
          <table:table-cell table:formula="of:=([.A234]-[.B234])^2" office:value-type="float" office:value="97.7210503794462" calcext:value-type="float">
            <text:p>97.7210503794</text:p>
          </table:table-cell>
        </table:table-row>
        <table:table-row table:style-name="ro1">
          <table:table-cell office:value-type="float" office:value="91.49" calcext:value-type="float">
            <text:p>91.49</text:p>
          </table:table-cell>
          <table:table-cell office:value-type="float" office:value="95.1203918457031" calcext:value-type="float">
            <text:p>95.1203918457</text:p>
          </table:table-cell>
          <table:table-cell/>
          <table:table-cell table:formula="of:=([.A235]-[.B235])^2" office:value-type="float" office:value="13.1797449533478" calcext:value-type="float">
            <text:p>13.1797449533</text:p>
          </table:table-cell>
        </table:table-row>
        <table:table-row table:style-name="ro1">
          <table:table-cell office:value-type="float" office:value="91.55" calcext:value-type="float">
            <text:p>91.55</text:p>
          </table:table-cell>
          <table:table-cell office:value-type="float" office:value="94.0207748413086" calcext:value-type="float">
            <text:p>94.0207748413</text:p>
          </table:table-cell>
          <table:table-cell/>
          <table:table-cell table:formula="of:=([.A236]-[.B236])^2" office:value-type="float" office:value="6.10472831644352" calcext:value-type="float">
            <text:p>6.1047283164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2359466552734" calcext:value-type="float">
            <text:p>94.2359466553</text:p>
          </table:table-cell>
          <table:table-cell/>
          <table:table-cell table:formula="of:=([.A237]-[.B237])^2" office:value-type="float" office:value="7.16069050186909" calcext:value-type="float">
            <text:p>7.1606905019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93.1669692993164" calcext:value-type="float">
            <text:p>93.1669692993</text:p>
          </table:table-cell>
          <table:table-cell/>
          <table:table-cell table:formula="of:=([.A238]-[.B238])^2" office:value-type="float" office:value="2.55031094295916" calcext:value-type="float">
            <text:p>2.550310943</text:p>
          </table:table-cell>
        </table:table-row>
        <table:table-row table:style-name="ro1">
          <table:table-cell office:value-type="float" office:value="91.58" calcext:value-type="float">
            <text:p>91.58</text:p>
          </table:table-cell>
          <table:table-cell office:value-type="float" office:value="95.4340972900391" calcext:value-type="float">
            <text:p>95.43409729</text:p>
          </table:table-cell>
          <table:table-cell/>
          <table:table-cell table:formula="of:=([.A239]-[.B239])^2" office:value-type="float" office:value="14.8540659210865" calcext:value-type="float">
            <text:p>14.8540659211</text:p>
          </table:table-cell>
        </table:table-row>
        <table:table-row table:style-name="ro1">
          <table:table-cell office:value-type="float" office:value="91.59" calcext:value-type="float">
            <text:p>91.59</text:p>
          </table:table-cell>
          <table:table-cell office:value-type="float" office:value="96.7519683837891" calcext:value-type="float">
            <text:p>96.7519683838</text:p>
          </table:table-cell>
          <table:table-cell/>
          <table:table-cell table:formula="of:=([.A240]-[.B240])^2" office:value-type="float" office:value="26.6459175952378" calcext:value-type="float">
            <text:p>26.6459175952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96.2854309082031" calcext:value-type="float">
            <text:p>96.2854309082</text:p>
          </table:table-cell>
          <table:table-cell/>
          <table:table-cell table:formula="of:=([.A241]-[.B241])^2" office:value-type="float" office:value="21.9532627955452" calcext:value-type="float">
            <text:p>21.9532627955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95.5692596435547" calcext:value-type="float">
            <text:p>95.5692596436</text:p>
          </table:table-cell>
          <table:table-cell/>
          <table:table-cell table:formula="of:=([.A242]-[.B242])^2" office:value-type="float" office:value="15.5966517322097" calcext:value-type="float">
            <text:p>15.5966517322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94.1800231933594" calcext:value-type="float">
            <text:p>94.1800231934</text:p>
          </table:table-cell>
          <table:table-cell/>
          <table:table-cell table:formula="of:=([.A243]-[.B243])^2" office:value-type="float" office:value="6.55371875053791" calcext:value-type="float">
            <text:p>6.5537187505</text:p>
          </table:table-cell>
        </table:table-row>
        <table:table-row table:style-name="ro1">
          <table:table-cell office:value-type="float" office:value="91.63" calcext:value-type="float">
            <text:p>91.63</text:p>
          </table:table-cell>
          <table:table-cell office:value-type="float" office:value="92.5900802612305" calcext:value-type="float">
            <text:p>92.5900802612</text:p>
          </table:table-cell>
          <table:table-cell/>
          <table:table-cell table:formula="of:=([.A244]-[.B244])^2" office:value-type="float" office:value="0.921754108004374" calcext:value-type="float">
            <text:p>0.921754108</text:p>
          </table:table-cell>
        </table:table-row>
        <table:table-row table:style-name="ro1">
          <table:table-cell office:value-type="float" office:value="91.65" calcext:value-type="float">
            <text:p>91.65</text:p>
          </table:table-cell>
          <table:table-cell office:value-type="float" office:value="94.1757659912109" calcext:value-type="float">
            <text:p>94.1757659912</text:p>
          </table:table-cell>
          <table:table-cell/>
          <table:table-cell table:formula="of:=([.A245]-[.B245])^2" office:value-type="float" office:value="6.37949384235774" calcext:value-type="float">
            <text:p>6.3794938424</text:p>
          </table:table-cell>
        </table:table-row>
        <table:table-row table:style-name="ro1">
          <table:table-cell office:value-type="float" office:value="91.65" calcext:value-type="float">
            <text:p>91.65</text:p>
          </table:table-cell>
          <table:table-cell office:value-type="float" office:value="97.0900802612305" calcext:value-type="float">
            <text:p>97.0900802612</text:p>
          </table:table-cell>
          <table:table-cell/>
          <table:table-cell table:formula="of:=([.A246]-[.B246])^2" office:value-type="float" office:value="29.5944732486293" calcext:value-type="float">
            <text:p>29.5944732486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  <table:table-cell office:value-type="float" office:value="94.9644622802734" calcext:value-type="float">
            <text:p>94.9644622803</text:p>
          </table:table-cell>
          <table:table-cell/>
          <table:table-cell table:formula="of:=([.A247]-[.B247])^2" office:value-type="float" office:value="10.7876924705389" calcext:value-type="float">
            <text:p>10.7876924705</text:p>
          </table:table-cell>
        </table:table-row>
        <table:table-row table:style-name="ro1">
          <table:table-cell office:value-type="float" office:value="91.78" calcext:value-type="float">
            <text:p>91.78</text:p>
          </table:table-cell>
          <table:table-cell office:value-type="float" office:value="97.4084930419922" calcext:value-type="float">
            <text:p>97.408493042</text:p>
          </table:table-cell>
          <table:table-cell/>
          <table:table-cell table:formula="of:=([.A248]-[.B248])^2" office:value-type="float" office:value="31.6799339237545" calcext:value-type="float">
            <text:p>31.6799339238</text:p>
          </table:table-cell>
        </table:table-row>
        <table:table-row table:style-name="ro1">
          <table:table-cell office:value-type="float" office:value="91.83" calcext:value-type="float">
            <text:p>91.83</text:p>
          </table:table-cell>
          <table:table-cell office:value-type="float" office:value="99.4161758422852" calcext:value-type="float">
            <text:p>99.4161758423</text:p>
          </table:table-cell>
          <table:table-cell/>
          <table:table-cell table:formula="of:=([.A249]-[.B249])^2" office:value-type="float" office:value="57.5500639100709" calcext:value-type="float">
            <text:p>57.5500639101</text:p>
          </table:table-cell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95.7071533203125" calcext:value-type="float">
            <text:p>95.7071533203</text:p>
          </table:table-cell>
          <table:table-cell/>
          <table:table-cell table:formula="of:=([.A250]-[.B250])^2" office:value-type="float" office:value="14.8776317363978" calcext:value-type="float">
            <text:p>14.8776317364</text:p>
          </table:table-cell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6.2997436523438" calcext:value-type="float">
            <text:p>96.2997436523</text:p>
          </table:table-cell>
          <table:table-cell/>
          <table:table-cell table:formula="of:=([.A251]-[.B251])^2" office:value-type="float" office:value="18.8333749680579" calcext:value-type="float">
            <text:p>18.83337496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.8228530883789" calcext:value-type="float">
            <text:p>96.8228530884</text:p>
          </table:table-cell>
          <table:table-cell/>
          <table:table-cell table:formula="of:=([.A252]-[.B252])^2" office:value-type="float" office:value="23.259911912086" calcext:value-type="float">
            <text:p>23.2599119121</text:p>
          </table:table-cell>
        </table:table-row>
        <table:table-row table:style-name="ro1">
          <table:table-cell office:value-type="float" office:value="92.08" calcext:value-type="float">
            <text:p>92.08</text:p>
          </table:table-cell>
          <table:table-cell office:value-type="float" office:value="97.4138641357422" calcext:value-type="float">
            <text:p>97.4138641357</text:p>
          </table:table-cell>
          <table:table-cell/>
          <table:table-cell table:formula="of:=([.A253]-[.B253])^2" office:value-type="float" office:value="28.4501066185568" calcext:value-type="float">
            <text:p>28.4501066186</text:p>
          </table:table-cell>
        </table:table-row>
        <table:table-row table:style-name="ro1">
          <table:table-cell office:value-type="float" office:value="92.19" calcext:value-type="float">
            <text:p>92.19</text:p>
          </table:table-cell>
          <table:table-cell office:value-type="float" office:value="96.5655059814453" calcext:value-type="float">
            <text:p>96.5655059814</text:p>
          </table:table-cell>
          <table:table-cell/>
          <table:table-cell table:formula="of:=([.A254]-[.B254])^2" office:value-type="float" office:value="19.1450525936637" calcext:value-type="float">
            <text:p>19.1450525937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4.4886703491211" calcext:value-type="float">
            <text:p>94.4886703491</text:p>
          </table:table-cell>
          <table:table-cell/>
          <table:table-cell table:formula="of:=([.A255]-[.B255])^2" office:value-type="float" office:value="5.14686515298123" calcext:value-type="float">
            <text:p>5.146865153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93.6696166992187" calcext:value-type="float">
            <text:p>93.6696166992</text:p>
          </table:table-cell>
          <table:table-cell/>
          <table:table-cell table:formula="of:=([.A256]-[.B256])^2" office:value-type="float" office:value="1.741388232857" calcext:value-type="float">
            <text:p>1.7413882329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5.0930404663086" calcext:value-type="float">
            <text:p>95.0930404663</text:p>
          </table:table-cell>
          <table:table-cell/>
          <table:table-cell table:formula="of:=([.A257]-[.B257])^2" office:value-type="float" office:value="7.36058857182798" calcext:value-type="float">
            <text:p>7.3605885718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.3391647338867" calcext:value-type="float">
            <text:p>92.3391647339</text:p>
          </table:table-cell>
          <table:table-cell/>
          <table:table-cell table:formula="of:=([.A258]-[.B258])^2" office:value-type="float" office:value="0.00258422428080818" calcext:value-type="float">
            <text:p>0.0025842243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93.0320281982422" calcext:value-type="float">
            <text:p>93.0320281982</text:p>
          </table:table-cell>
          <table:table-cell/>
          <table:table-cell table:formula="of:=([.A259]-[.B259])^2" office:value-type="float" office:value="0.399459643373259" calcext:value-type="float">
            <text:p>0.3994596434</text:p>
          </table:table-cell>
        </table:table-row>
        <table:table-row table:style-name="ro1">
          <table:table-cell office:value-type="float" office:value="92.45" calcext:value-type="float">
            <text:p>92.45</text:p>
          </table:table-cell>
          <table:table-cell office:value-type="float" office:value="92.3177261352539" calcext:value-type="float">
            <text:p>92.3177261353</text:p>
          </table:table-cell>
          <table:table-cell/>
          <table:table-cell table:formula="of:=([.A260]-[.B260])^2" office:value-type="float" office:value="0.0174963752948687" calcext:value-type="float">
            <text:p>0.0174963753</text:p>
          </table:table-cell>
        </table:table-row>
        <table:table-row table:style-name="ro1">
          <table:table-cell office:value-type="float" office:value="92.45" calcext:value-type="float">
            <text:p>92.45</text:p>
          </table:table-cell>
          <table:table-cell office:value-type="float" office:value="98.7658767700195" calcext:value-type="float">
            <text:p>98.76587677</text:p>
          </table:table-cell>
          <table:table-cell/>
          <table:table-cell table:formula="of:=([.A261]-[.B261])^2" office:value-type="float" office:value="39.8902993740723" calcext:value-type="float">
            <text:p>39.8902993741</text:p>
          </table:table-cell>
        </table:table-row>
        <table:table-row table:style-name="ro1">
          <table:table-cell office:value-type="float" office:value="92.46" calcext:value-type="float">
            <text:p>92.46</text:p>
          </table:table-cell>
          <table:table-cell office:value-type="float" office:value="95.376708984375" calcext:value-type="float">
            <text:p>95.3767089844</text:p>
          </table:table-cell>
          <table:table-cell/>
          <table:table-cell table:formula="of:=([.A262]-[.B262])^2" office:value-type="float" office:value="8.50719129953388" calcext:value-type="float">
            <text:p>8.5071912995</text:p>
          </table:table-cell>
        </table:table-row>
        <table:table-row table:style-name="ro1">
          <table:table-cell office:value-type="float" office:value="92.47" calcext:value-type="float">
            <text:p>92.47</text:p>
          </table:table-cell>
          <table:table-cell office:value-type="float" office:value="92.8398971557617" calcext:value-type="float">
            <text:p>92.8398971558</text:p>
          </table:table-cell>
          <table:table-cell/>
          <table:table-cell table:formula="of:=([.A263]-[.B263])^2" office:value-type="float" office:value="0.13682390584061" calcext:value-type="float">
            <text:p>0.1368239058</text:p>
          </table:table-cell>
        </table:table-row>
        <table:table-row table:style-name="ro1">
          <table:table-cell office:value-type="float" office:value="92.55" calcext:value-type="float">
            <text:p>92.55</text:p>
          </table:table-cell>
          <table:table-cell office:value-type="float" office:value="94.3795471191406" calcext:value-type="float">
            <text:p>94.3795471191</text:p>
          </table:table-cell>
          <table:table-cell/>
          <table:table-cell table:formula="of:=([.A264]-[.B264])^2" office:value-type="float" office:value="3.34724266115577" calcext:value-type="float">
            <text:p>3.3472426612</text:p>
          </table:table-cell>
        </table:table-row>
        <table:table-row table:style-name="ro1">
          <table:table-cell office:value-type="float" office:value="92.59" calcext:value-type="float">
            <text:p>92.59</text:p>
          </table:table-cell>
          <table:table-cell office:value-type="float" office:value="98.7860107421875" calcext:value-type="float">
            <text:p>98.7860107422</text:p>
          </table:table-cell>
          <table:table-cell/>
          <table:table-cell table:formula="of:=([.A265]-[.B265])^2" office:value-type="float" office:value="38.3905491173029" calcext:value-type="float">
            <text:p>38.3905491173</text:p>
          </table:table-cell>
        </table:table-row>
        <table:table-row table:style-name="ro1">
          <table:table-cell office:value-type="float" office:value="92.62" calcext:value-type="float">
            <text:p>92.62</text:p>
          </table:table-cell>
          <table:table-cell office:value-type="float" office:value="98.6746826171875" calcext:value-type="float">
            <text:p>98.6746826172</text:p>
          </table:table-cell>
          <table:table-cell/>
          <table:table-cell table:formula="of:=([.A266]-[.B266])^2" office:value-type="float" office:value="36.6591815948724" calcext:value-type="float">
            <text:p>36.6591815949</text:p>
          </table:table-cell>
        </table:table-row>
        <table:table-row table:style-name="ro1">
          <table:table-cell office:value-type="float" office:value="92.625" calcext:value-type="float">
            <text:p>92.625</text:p>
          </table:table-cell>
          <table:table-cell office:value-type="float" office:value="96.3927993774414" calcext:value-type="float">
            <text:p>96.3927993774</text:p>
          </table:table-cell>
          <table:table-cell/>
          <table:table-cell table:formula="of:=([.A267]-[.B267])^2" office:value-type="float" office:value="14.1963121486479" calcext:value-type="float">
            <text:p>14.1963121486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94.0051422119141" calcext:value-type="float">
            <text:p>94.0051422119</text:p>
          </table:table-cell>
          <table:table-cell/>
          <table:table-cell table:formula="of:=([.A268]-[.B268])^2" office:value-type="float" office:value="1.89101610298791" calcext:value-type="float">
            <text:p>1.891016103</text:p>
          </table:table-cell>
        </table:table-row>
        <table:table-row table:style-name="ro1">
          <table:table-cell office:value-type="float" office:value="92.645" calcext:value-type="float">
            <text:p>92.645</text:p>
          </table:table-cell>
          <table:table-cell office:value-type="float" office:value="91.9437255859375" calcext:value-type="float">
            <text:p>91.9437255859</text:p>
          </table:table-cell>
          <table:table-cell/>
          <table:table-cell table:formula="of:=([.A269]-[.B269])^2" office:value-type="float" office:value="0.491785803818697" calcext:value-type="float">
            <text:p>0.4917858038</text:p>
          </table:table-cell>
        </table:table-row>
        <table:table-row table:style-name="ro1">
          <table:table-cell office:value-type="float" office:value="92.73" calcext:value-type="float">
            <text:p>92.73</text:p>
          </table:table-cell>
          <table:table-cell office:value-type="float" office:value="95.0846786499023" calcext:value-type="float">
            <text:p>95.0846786499</text:p>
          </table:table-cell>
          <table:table-cell/>
          <table:table-cell table:formula="of:=([.A270]-[.B270])^2" office:value-type="float" office:value="5.54451154430591" calcext:value-type="float">
            <text:p>5.5445115443</text:p>
          </table:table-cell>
        </table:table-row>
        <table:table-row table:style-name="ro1">
          <table:table-cell office:value-type="float" office:value="92.73" calcext:value-type="float">
            <text:p>92.73</text:p>
          </table:table-cell>
          <table:table-cell office:value-type="float" office:value="94.4921569824219" calcext:value-type="float">
            <text:p>94.4921569824</text:p>
          </table:table-cell>
          <table:table-cell/>
          <table:table-cell table:formula="of:=([.A271]-[.B271])^2" office:value-type="float" office:value="3.10519723069815" calcext:value-type="float">
            <text:p>3.1051972307</text:p>
          </table:table-cell>
        </table:table-row>
        <table:table-row table:style-name="ro1">
          <table:table-cell office:value-type="float" office:value="92.81" calcext:value-type="float">
            <text:p>92.81</text:p>
          </table:table-cell>
          <table:table-cell office:value-type="float" office:value="92.1626968383789" calcext:value-type="float">
            <text:p>92.1626968384</text:p>
          </table:table-cell>
          <table:table-cell/>
          <table:table-cell table:formula="of:=([.A272]-[.B272])^2" office:value-type="float" office:value="0.419001383044667" calcext:value-type="float">
            <text:p>0.419001383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95.9892044067383" calcext:value-type="float">
            <text:p>95.9892044067</text:p>
          </table:table-cell>
          <table:table-cell/>
          <table:table-cell table:formula="of:=([.A273]-[.B273])^2" office:value-type="float" office:value="9.98057248355459" calcext:value-type="float">
            <text:p>9.9805724836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5.4089050292969" calcext:value-type="float">
            <text:p>95.4089050293</text:p>
          </table:table-cell>
          <table:table-cell/>
          <table:table-cell table:formula="of:=([.A274]-[.B274])^2" office:value-type="float" office:value="6.29460444603112" calcext:value-type="float">
            <text:p>6.294604446</text:p>
          </table:table-cell>
        </table:table-row>
        <table:table-row table:style-name="ro1">
          <table:table-cell office:value-type="float" office:value="92.91" calcext:value-type="float">
            <text:p>92.91</text:p>
          </table:table-cell>
          <table:table-cell office:value-type="float" office:value="94.7317428588867" calcext:value-type="float">
            <text:p>94.7317428589</text:p>
          </table:table-cell>
          <table:table-cell/>
          <table:table-cell table:formula="of:=([.A275]-[.B275])^2" office:value-type="float" office:value="3.31874704390477" calcext:value-type="float">
            <text:p>3.3187470439</text:p>
          </table:table-cell>
        </table:table-row>
        <table:table-row table:style-name="ro1">
          <table:table-cell office:value-type="float" office:value="92.94" calcext:value-type="float">
            <text:p>92.94</text:p>
          </table:table-cell>
          <table:table-cell office:value-type="float" office:value="91.7899398803711" calcext:value-type="float">
            <text:p>91.7899398804</text:p>
          </table:table-cell>
          <table:table-cell/>
          <table:table-cell table:formula="of:=([.A276]-[.B276])^2" office:value-type="float" office:value="1.32263827876085" calcext:value-type="float">
            <text:p>1.3226382788</text:p>
          </table:table-cell>
        </table:table-row>
        <table:table-row table:style-name="ro1">
          <table:table-cell office:value-type="float" office:value="92.97" calcext:value-type="float">
            <text:p>92.97</text:p>
          </table:table-cell>
          <table:table-cell office:value-type="float" office:value="96.8088989257813" calcext:value-type="float">
            <text:p>96.8088989258</text:p>
          </table:table-cell>
          <table:table-cell/>
          <table:table-cell table:formula="of:=([.A277]-[.B277])^2" office:value-type="float" office:value="14.7371449623644" calcext:value-type="float">
            <text:p>14.7371449624</text:p>
          </table:table-cell>
        </table:table-row>
        <table:table-row table:style-name="ro1">
          <table:table-cell office:value-type="float" office:value="92.98" calcext:value-type="float">
            <text:p>92.98</text:p>
          </table:table-cell>
          <table:table-cell office:value-type="float" office:value="95.2877883911133" calcext:value-type="float">
            <text:p>95.2877883911</text:p>
          </table:table-cell>
          <table:table-cell/>
          <table:table-cell table:formula="of:=([.A278]-[.B278])^2" office:value-type="float" office:value="5.32588725815721" calcext:value-type="float">
            <text:p>5.3258872582</text:p>
          </table:table-cell>
        </table:table-row>
        <table:table-row table:style-name="ro1">
          <table:table-cell office:value-type="float" office:value="92.99" calcext:value-type="float">
            <text:p>92.99</text:p>
          </table:table-cell>
          <table:table-cell office:value-type="float" office:value="96.6077880859375" calcext:value-type="float">
            <text:p>96.6077880859</text:p>
          </table:table-cell>
          <table:table-cell/>
          <table:table-cell table:formula="of:=([.A279]-[.B279])^2" office:value-type="float" office:value="13.0883906347514" calcext:value-type="float">
            <text:p>13.08839063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8010330200195" calcext:value-type="float">
            <text:p>93.80103302</text:p>
          </table:table-cell>
          <table:table-cell/>
          <table:table-cell table:formula="of:=([.A280]-[.B280])^2" office:value-type="float" office:value="0.641653899161611" calcext:value-type="float">
            <text:p>0.6416538992</text:p>
          </table:table-cell>
        </table:table-row>
        <table:table-row table:style-name="ro1">
          <table:table-cell office:value-type="float" office:value="93.05" calcext:value-type="float">
            <text:p>93.05</text:p>
          </table:table-cell>
          <table:table-cell office:value-type="float" office:value="91.9628677368164" calcext:value-type="float">
            <text:p>91.9628677368</text:p>
          </table:table-cell>
          <table:table-cell/>
          <table:table-cell table:formula="of:=([.A281]-[.B281])^2" office:value-type="float" office:value="1.18185655765468" calcext:value-type="float">
            <text:p>1.1818565577</text:p>
          </table:table-cell>
        </table:table-row>
        <table:table-row table:style-name="ro1">
          <table:table-cell office:value-type="float" office:value="93.08" calcext:value-type="float">
            <text:p>93.08</text:p>
          </table:table-cell>
          <table:table-cell office:value-type="float" office:value="95.8972930908203" calcext:value-type="float">
            <text:p>95.8972930908</text:p>
          </table:table-cell>
          <table:table-cell/>
          <table:table-cell table:formula="of:=([.A282]-[.B282])^2" office:value-type="float" office:value="7.93714035958388" calcext:value-type="float">
            <text:p>7.9371403596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92.9882278442383" calcext:value-type="float">
            <text:p>92.9882278442</text:p>
          </table:table-cell>
          <table:table-cell/>
          <table:table-cell table:formula="of:=([.A283]-[.B283])^2" office:value-type="float" office:value="0.0124930148036206" calcext:value-type="float">
            <text:p>0.0124930148</text:p>
          </table:table-cell>
        </table:table-row>
        <table:table-row table:style-name="ro1">
          <table:table-cell office:value-type="float" office:value="93.11" calcext:value-type="float">
            <text:p>93.11</text:p>
          </table:table-cell>
          <table:table-cell office:value-type="float" office:value="99.7937088012695" calcext:value-type="float">
            <text:p>99.7937088013</text:p>
          </table:table-cell>
          <table:table-cell/>
          <table:table-cell table:formula="of:=([.A284]-[.B284])^2" office:value-type="float" office:value="44.6719633401678" calcext:value-type="float">
            <text:p>44.6719633402</text:p>
          </table:table-cell>
        </table:table-row>
        <table:table-row table:style-name="ro1">
          <table:table-cell office:value-type="float" office:value="93.15" calcext:value-type="float">
            <text:p>93.15</text:p>
          </table:table-cell>
          <table:table-cell office:value-type="float" office:value="94.7673034667969" calcext:value-type="float">
            <text:p>94.7673034668</text:p>
          </table:table-cell>
          <table:table-cell/>
          <table:table-cell table:formula="of:=([.A285]-[.B285])^2" office:value-type="float" office:value="2.61567050371317" calcext:value-type="float">
            <text:p>2.6156705037</text:p>
          </table:table-cell>
        </table:table-row>
        <table:table-row table:style-name="ro1">
          <table:table-cell office:value-type="float" office:value="93.18" calcext:value-type="float">
            <text:p>93.18</text:p>
          </table:table-cell>
          <table:table-cell office:value-type="float" office:value="92.9649810791016" calcext:value-type="float">
            <text:p>92.9649810791</text:p>
          </table:table-cell>
          <table:table-cell/>
          <table:table-cell table:formula="of:=([.A286]-[.B286])^2" office:value-type="float" office:value="0.0462331363443315" calcext:value-type="float">
            <text:p>0.0462331363</text:p>
          </table:table-cell>
        </table:table-row>
        <table:table-row table:style-name="ro1">
          <table:table-cell office:value-type="float" office:value="93.29" calcext:value-type="float">
            <text:p>93.29</text:p>
          </table:table-cell>
          <table:table-cell office:value-type="float" office:value="92.0597381591797" calcext:value-type="float">
            <text:p>92.0597381592</text:p>
          </table:table-cell>
          <table:table-cell/>
          <table:table-cell table:formula="of:=([.A287]-[.B287])^2" office:value-type="float" office:value="1.5135441969786" calcext:value-type="float">
            <text:p>1.513544197</text:p>
          </table:table-cell>
        </table:table-row>
        <table:table-row table:style-name="ro1">
          <table:table-cell office:value-type="float" office:value="93.32" calcext:value-type="float">
            <text:p>93.32</text:p>
          </table:table-cell>
          <table:table-cell office:value-type="float" office:value="92.9598236083984" calcext:value-type="float">
            <text:p>92.9598236084</text:p>
          </table:table-cell>
          <table:table-cell/>
          <table:table-cell table:formula="of:=([.A288]-[.B288])^2" office:value-type="float" office:value="0.129727033067117" calcext:value-type="float">
            <text:p>0.1297270331</text:p>
          </table:table-cell>
        </table:table-row>
        <table:table-row table:style-name="ro1">
          <table:table-cell office:value-type="float" office:value="93.36" calcext:value-type="float">
            <text:p>93.36</text:p>
          </table:table-cell>
          <table:table-cell office:value-type="float" office:value="95.4702987670899" calcext:value-type="float">
            <text:p>95.4702987671</text:p>
          </table:table-cell>
          <table:table-cell/>
          <table:table-cell table:formula="of:=([.A289]-[.B289])^2" office:value-type="float" office:value="4.45336088638092" calcext:value-type="float">
            <text:p>4.4533608864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97.8970336914063" calcext:value-type="float">
            <text:p>97.8970336914</text:p>
          </table:table-cell>
          <table:table-cell/>
          <table:table-cell table:formula="of:=([.A290]-[.B290])^2" office:value-type="float" office:value="20.2233120216429" calcext:value-type="float">
            <text:p>20.2233120216</text:p>
          </table:table-cell>
        </table:table-row>
        <table:table-row table:style-name="ro1">
          <table:table-cell office:value-type="float" office:value="93.495" calcext:value-type="float">
            <text:p>93.495</text:p>
          </table:table-cell>
          <table:table-cell office:value-type="float" office:value="91.307731628418" calcext:value-type="float">
            <text:p>91.3077316284</text:p>
          </table:table-cell>
          <table:table-cell/>
          <table:table-cell table:formula="of:=([.A291]-[.B291])^2" office:value-type="float" office:value="4.78414292932313" calcext:value-type="float">
            <text:p>4.7841429293</text:p>
          </table:table-cell>
        </table:table-row>
        <table:table-row table:style-name="ro1">
          <table:table-cell office:value-type="float" office:value="93.51" calcext:value-type="float">
            <text:p>93.51</text:p>
          </table:table-cell>
          <table:table-cell office:value-type="float" office:value="98.0379028320312" calcext:value-type="float">
            <text:p>98.037902832</text:p>
          </table:table-cell>
          <table:table-cell/>
          <table:table-cell table:formula="of:=([.A292]-[.B292])^2" office:value-type="float" office:value="20.5019040563167" calcext:value-type="float">
            <text:p>20.5019040563</text:p>
          </table:table-cell>
        </table:table-row>
        <table:table-row table:style-name="ro1">
          <table:table-cell office:value-type="float" office:value="93.55" calcext:value-type="float">
            <text:p>93.55</text:p>
          </table:table-cell>
          <table:table-cell office:value-type="float" office:value="94.3957672119141" calcext:value-type="float">
            <text:p>94.3957672119</text:p>
          </table:table-cell>
          <table:table-cell/>
          <table:table-cell table:formula="of:=([.A293]-[.B293])^2" office:value-type="float" office:value="0.715322176748892" calcext:value-type="float">
            <text:p>0.7153221767</text:p>
          </table:table-cell>
        </table:table-row>
        <table:table-row table:style-name="ro1">
          <table:table-cell office:value-type="float" office:value="93.57" calcext:value-type="float">
            <text:p>93.57</text:p>
          </table:table-cell>
          <table:table-cell office:value-type="float" office:value="99.0661163330078" calcext:value-type="float">
            <text:p>99.066116333</text:p>
          </table:table-cell>
          <table:table-cell/>
          <table:table-cell table:formula="of:=([.A294]-[.B294])^2" office:value-type="float" office:value="30.2072947459553" calcext:value-type="float">
            <text:p>30.207294746</text:p>
          </table:table-cell>
        </table:table-row>
        <table:table-row table:style-name="ro1">
          <table:table-cell office:value-type="float" office:value="93.59" calcext:value-type="float">
            <text:p>93.59</text:p>
          </table:table-cell>
          <table:table-cell office:value-type="float" office:value="93.8081207275391" calcext:value-type="float">
            <text:p>93.8081207275</text:p>
          </table:table-cell>
          <table:table-cell/>
          <table:table-cell table:formula="of:=([.A295]-[.B295])^2" office:value-type="float" office:value="0.0475766517821685" calcext:value-type="float">
            <text:p>0.0475766518</text:p>
          </table:table-cell>
        </table:table-row>
        <table:table-row table:style-name="ro1">
          <table:table-cell office:value-type="float" office:value="93.62" calcext:value-type="float">
            <text:p>93.62</text:p>
          </table:table-cell>
          <table:table-cell office:value-type="float" office:value="93.8031921386719" calcext:value-type="float">
            <text:p>93.8031921387</text:p>
          </table:table-cell>
          <table:table-cell/>
          <table:table-cell table:formula="of:=([.A296]-[.B296])^2" office:value-type="float" office:value="0.0335593596711738" calcext:value-type="float">
            <text:p>0.0335593597</text:p>
          </table:table-cell>
        </table:table-row>
        <table:table-row table:style-name="ro1">
          <table:table-cell office:value-type="float" office:value="93.62" calcext:value-type="float">
            <text:p>93.62</text:p>
          </table:table-cell>
          <table:table-cell office:value-type="float" office:value="97.0595092773437" calcext:value-type="float">
            <text:p>97.0595092773</text:p>
          </table:table-cell>
          <table:table-cell/>
          <table:table-cell table:formula="of:=([.A297]-[.B297])^2" office:value-type="float" office:value="11.8302240689337" calcext:value-type="float">
            <text:p>11.8302240689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93.2592010498047" calcext:value-type="float">
            <text:p>93.2592010498</text:p>
          </table:table-cell>
          <table:table-cell/>
          <table:table-cell table:formula="of:=([.A298]-[.B298])^2" office:value-type="float" office:value="0.194303714493292" calcext:value-type="float">
            <text:p>0.1943037145</text:p>
          </table:table-cell>
        </table:table-row>
        <table:table-row table:style-name="ro1">
          <table:table-cell office:value-type="float" office:value="93.74" calcext:value-type="float">
            <text:p>93.74</text:p>
          </table:table-cell>
          <table:table-cell office:value-type="float" office:value="96.0975799560547" calcext:value-type="float">
            <text:p>96.0975799561</text:p>
          </table:table-cell>
          <table:table-cell/>
          <table:table-cell table:formula="of:=([.A299]-[.B299])^2" office:value-type="float" office:value="5.55818324919085" calcext:value-type="float">
            <text:p>5.5581832492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 office:value-type="float" office:value="91.6969909667969" calcext:value-type="float">
            <text:p>91.6969909668</text:p>
          </table:table-cell>
          <table:table-cell/>
          <table:table-cell table:formula="of:=([.A300]-[.B300])^2" office:value-type="float" office:value="4.25600627107771" calcext:value-type="float">
            <text:p>4.2560062711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95.4062423706055" calcext:value-type="float">
            <text:p>95.4062423706</text:p>
          </table:table-cell>
          <table:table-cell/>
          <table:table-cell table:formula="of:=([.A301]-[.B301])^2" office:value-type="float" office:value="2.58001455312829" calcext:value-type="float">
            <text:p>2.5800145531</text:p>
          </table:table-cell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3.9749145507813" calcext:value-type="float">
            <text:p>93.9749145508</text:p>
          </table:table-cell>
          <table:table-cell/>
          <table:table-cell table:formula="of:=([.A302]-[.B302])^2" office:value-type="float" office:value="0.0271968090593807" calcext:value-type="float">
            <text:p>0.0271968091</text:p>
          </table:table-cell>
        </table:table-row>
        <table:table-row table:style-name="ro1">
          <table:table-cell office:value-type="float" office:value="93.87" calcext:value-type="float">
            <text:p>93.87</text:p>
          </table:table-cell>
          <table:table-cell office:value-type="float" office:value="94.0402984619141" calcext:value-type="float">
            <text:p>94.0402984619</text:p>
          </table:table-cell>
          <table:table-cell/>
          <table:table-cell table:formula="of:=([.A303]-[.B303])^2" office:value-type="float" office:value="0.0290015661302938" calcext:value-type="float">
            <text:p>0.0290015661</text:p>
          </table:table-cell>
        </table:table-row>
        <table:table-row table:style-name="ro1">
          <table:table-cell office:value-type="float" office:value="93.9166666666667" calcext:value-type="float">
            <text:p>93.9166666667</text:p>
          </table:table-cell>
          <table:table-cell office:value-type="float" office:value="96.0150604248047" calcext:value-type="float">
            <text:p>96.0150604248</text:p>
          </table:table-cell>
          <table:table-cell/>
          <table:table-cell table:formula="of:=([.A304]-[.B304])^2" office:value-type="float" office:value="4.40325636419259" calcext:value-type="float">
            <text:p>4.4032563642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100.029632568359" calcext:value-type="float">
            <text:p>100.0296325684</text:p>
          </table:table-cell>
          <table:table-cell/>
          <table:table-cell table:formula="of:=([.A305]-[.B305])^2" office:value-type="float" office:value="36.7191468635216" calcext:value-type="float">
            <text:p>36.7191468635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2.6963882446289" calcext:value-type="float">
            <text:p>92.6963882446</text:p>
          </table:table-cell>
          <table:table-cell/>
          <table:table-cell table:formula="of:=([.A306]-[.B306])^2" office:value-type="float" office:value="1.62208690341944" calcext:value-type="float">
            <text:p>1.6220869034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95.582160949707" calcext:value-type="float">
            <text:p>95.5821609497</text:p>
          </table:table-cell>
          <table:table-cell/>
          <table:table-cell table:formula="of:=([.A307]-[.B307])^2" office:value-type="float" office:value="2.44034683278959" calcext:value-type="float">
            <text:p>2.4403468328</text:p>
          </table:table-cell>
        </table:table-row>
        <table:table-row table:style-name="ro1">
          <table:table-cell office:value-type="float" office:value="94.27" calcext:value-type="float">
            <text:p>94.27</text:p>
          </table:table-cell>
          <table:table-cell office:value-type="float" office:value="94.1544570922852" calcext:value-type="float">
            <text:p>94.1544570923</text:p>
          </table:table-cell>
          <table:table-cell/>
          <table:table-cell table:formula="of:=([.A308]-[.B308])^2" office:value-type="float" office:value="0.0133501635232" calcext:value-type="float">
            <text:p>0.0133501635</text:p>
          </table:table-cell>
        </table:table-row>
        <table:table-row table:style-name="ro1">
          <table:table-cell office:value-type="float" office:value="94.31" calcext:value-type="float">
            <text:p>94.31</text:p>
          </table:table-cell>
          <table:table-cell office:value-type="float" office:value="101.382583618164" calcext:value-type="float">
            <text:p>101.3825836182</text:p>
          </table:table-cell>
          <table:table-cell/>
          <table:table-cell table:formula="of:=([.A309]-[.B309])^2" office:value-type="float" office:value="50.0214390359226" calcext:value-type="float">
            <text:p>50.0214390359</text:p>
          </table:table-cell>
        </table:table-row>
        <table:table-row table:style-name="ro1">
          <table:table-cell office:value-type="float" office:value="94.32" calcext:value-type="float">
            <text:p>94.32</text:p>
          </table:table-cell>
          <table:table-cell office:value-type="float" office:value="92.2897872924805" calcext:value-type="float">
            <text:p>92.2897872925</text:p>
          </table:table-cell>
          <table:table-cell/>
          <table:table-cell table:formula="of:=([.A310]-[.B310])^2" office:value-type="float" office:value="4.12176363777376" calcext:value-type="float">
            <text:p>4.1217636378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93.8180313110352" calcext:value-type="float">
            <text:p>93.818031311</text:p>
          </table:table-cell>
          <table:table-cell/>
          <table:table-cell table:formula="of:=([.A311]-[.B311])^2" office:value-type="float" office:value="0.338687554935466" calcext:value-type="float">
            <text:p>0.3386875549</text:p>
          </table:table-cell>
        </table:table-row>
        <table:table-row table:style-name="ro1">
          <table:table-cell office:value-type="float" office:value="94.53" calcext:value-type="float">
            <text:p>94.53</text:p>
          </table:table-cell>
          <table:table-cell office:value-type="float" office:value="97.5420379638672" calcext:value-type="float">
            <text:p>97.5420379639</text:p>
          </table:table-cell>
          <table:table-cell/>
          <table:table-cell table:formula="of:=([.A312]-[.B312])^2" office:value-type="float" office:value="9.07237269577719" calcext:value-type="float">
            <text:p>9.0723726958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95.7856063842774" calcext:value-type="float">
            <text:p>95.7856063843</text:p>
          </table:table-cell>
          <table:table-cell/>
          <table:table-cell table:formula="of:=([.A313]-[.B313])^2" office:value-type="float" office:value="1.47769888149585" calcext:value-type="float">
            <text:p>1.4776988815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94.5188064575195" calcext:value-type="float">
            <text:p>94.5188064575</text:p>
          </table:table-cell>
          <table:table-cell/>
          <table:table-cell table:formula="of:=([.A314]-[.B314])^2" office:value-type="float" office:value="0.00262077879169886" calcext:value-type="float">
            <text:p>0.0026207788</text:p>
          </table:table-cell>
        </table:table-row>
        <table:table-row table:style-name="ro1">
          <table:table-cell office:value-type="float" office:value="94.61" calcext:value-type="float">
            <text:p>94.61</text:p>
          </table:table-cell>
          <table:table-cell office:value-type="float" office:value="92.6378479003906" calcext:value-type="float">
            <text:p>92.6378479004</text:p>
          </table:table-cell>
          <table:table-cell/>
          <table:table-cell table:formula="of:=([.A315]-[.B315])^2" office:value-type="float" office:value="3.88938390399366" calcext:value-type="float">
            <text:p>3.889383904</text:p>
          </table:table-cell>
        </table:table-row>
        <table:table-row table:style-name="ro1">
          <table:table-cell office:value-type="float" office:value="94.65" calcext:value-type="float">
            <text:p>94.65</text:p>
          </table:table-cell>
          <table:table-cell office:value-type="float" office:value="94.603515625" calcext:value-type="float">
            <text:p>94.603515625</text:p>
          </table:table-cell>
          <table:table-cell/>
          <table:table-cell table:formula="of:=([.A316]-[.B316])^2" office:value-type="float" office:value="0.00216079711914115" calcext:value-type="float">
            <text:p>0.0021607971</text:p>
          </table:table-cell>
        </table:table-row>
        <table:table-row table:style-name="ro1">
          <table:table-cell office:value-type="float" office:value="94.69" calcext:value-type="float">
            <text:p>94.69</text:p>
          </table:table-cell>
          <table:table-cell office:value-type="float" office:value="95.1696319580078" calcext:value-type="float">
            <text:p>95.169631958</text:p>
          </table:table-cell>
          <table:table-cell/>
          <table:table-cell table:formula="of:=([.A317]-[.B317])^2" office:value-type="float" office:value="0.23004681514241" calcext:value-type="float">
            <text:p>0.2300468151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90.7055358886719" calcext:value-type="float">
            <text:p>90.7055358887</text:p>
          </table:table-cell>
          <table:table-cell/>
          <table:table-cell table:formula="of:=([.A318]-[.B318])^2" office:value-type="float" office:value="16.2769006655946" calcext:value-type="float">
            <text:p>16.2769006656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93.2689208984375" calcext:value-type="float">
            <text:p>93.2689208984</text:p>
          </table:table-cell>
          <table:table-cell/>
          <table:table-cell table:formula="of:=([.A319]-[.B319])^2" office:value-type="float" office:value="2.19359530508518" calcext:value-type="float">
            <text:p>2.1935953051</text:p>
          </table:table-cell>
        </table:table-row>
        <table:table-row table:style-name="ro1">
          <table:table-cell office:value-type="float" office:value="94.79" calcext:value-type="float">
            <text:p>94.79</text:p>
          </table:table-cell>
          <table:table-cell office:value-type="float" office:value="94.0609130859375" calcext:value-type="float">
            <text:p>94.0609130859</text:p>
          </table:table-cell>
          <table:table-cell/>
          <table:table-cell table:formula="of:=([.A320]-[.B320])^2" office:value-type="float" office:value="0.531567728257188" calcext:value-type="float">
            <text:p>0.5315677283</text:p>
          </table:table-cell>
        </table:table-row>
        <table:table-row table:style-name="ro1">
          <table:table-cell office:value-type="float" office:value="94.82" calcext:value-type="float">
            <text:p>94.82</text:p>
          </table:table-cell>
          <table:table-cell office:value-type="float" office:value="99.2158889770508" calcext:value-type="float">
            <text:p>99.2158889771</text:p>
          </table:table-cell>
          <table:table-cell/>
          <table:table-cell table:formula="of:=([.A321]-[.B321])^2" office:value-type="float" office:value="19.3238398985566" calcext:value-type="float">
            <text:p>19.3238398986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95.6503601074219" calcext:value-type="float">
            <text:p>95.6503601074</text:p>
          </table:table-cell>
          <table:table-cell/>
          <table:table-cell table:formula="of:=([.A322]-[.B322])^2" office:value-type="float" office:value="0.608961897255473" calcext:value-type="float">
            <text:p>0.6089618973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92.2736511230469" calcext:value-type="float">
            <text:p>92.273651123</text:p>
          </table:table-cell>
          <table:table-cell/>
          <table:table-cell table:formula="of:=([.A323]-[.B323])^2" office:value-type="float" office:value="6.89770842347297" calcext:value-type="float">
            <text:p>6.8977084235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3.0380096435547" calcext:value-type="float">
            <text:p>93.0380096436</text:p>
          </table:table-cell>
          <table:table-cell/>
          <table:table-cell table:formula="of:=([.A324]-[.B324])^2" office:value-type="float" office:value="4.00796538730006" calcext:value-type="float">
            <text:p>4.0079653873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4.8610992431641" calcext:value-type="float">
            <text:p>94.8610992432</text:p>
          </table:table-cell>
          <table:table-cell/>
          <table:table-cell table:formula="of:=([.A325]-[.B325])^2" office:value-type="float" office:value="0.121731738120686" calcext:value-type="float">
            <text:p>0.1217317381</text:p>
          </table:table-cell>
        </table:table-row>
        <table:table-row table:style-name="ro1">
          <table:table-cell office:value-type="float" office:value="95.23" calcext:value-type="float">
            <text:p>95.23</text:p>
          </table:table-cell>
          <table:table-cell office:value-type="float" office:value="98.9365081787109" calcext:value-type="float">
            <text:p>98.9365081787</text:p>
          </table:table-cell>
          <table:table-cell/>
          <table:table-cell table:formula="of:=([.A326]-[.B326])^2" office:value-type="float" office:value="13.738202878851" calcext:value-type="float">
            <text:p>13.7382028789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94.6211776733398" calcext:value-type="float">
            <text:p>94.6211776733</text:p>
          </table:table-cell>
          <table:table-cell/>
          <table:table-cell table:formula="of:=([.A327]-[.B327])^2" office:value-type="float" office:value="0.560734876904737" calcext:value-type="float">
            <text:p>0.5607348769</text:p>
          </table:table-cell>
        </table:table-row>
        <table:table-row table:style-name="ro1">
          <table:table-cell office:value-type="float" office:value="95.38" calcext:value-type="float">
            <text:p>95.38</text:p>
          </table:table-cell>
          <table:table-cell office:value-type="float" office:value="91.0286254882812" calcext:value-type="float">
            <text:p>91.0286254883</text:p>
          </table:table-cell>
          <table:table-cell/>
          <table:table-cell table:formula="of:=([.A328]-[.B328])^2" office:value-type="float" office:value="18.9344601412356" calcext:value-type="float">
            <text:p>18.9344601412</text:p>
          </table:table-cell>
        </table:table-row>
        <table:table-row table:style-name="ro1">
          <table:table-cell office:value-type="float" office:value="95.44" calcext:value-type="float">
            <text:p>95.44</text:p>
          </table:table-cell>
          <table:table-cell office:value-type="float" office:value="96.5495834350586" calcext:value-type="float">
            <text:p>96.5495834351</text:p>
          </table:table-cell>
          <table:table-cell/>
          <table:table-cell table:formula="of:=([.A329]-[.B329])^2" office:value-type="float" office:value="1.23117539935643" calcext:value-type="float">
            <text:p>1.2311753994</text:p>
          </table:table-cell>
        </table:table-row>
        <table:table-row table:style-name="ro1">
          <table:table-cell office:value-type="float" office:value="95.47" calcext:value-type="float">
            <text:p>95.47</text:p>
          </table:table-cell>
          <table:table-cell office:value-type="float" office:value="89.6496887207031" calcext:value-type="float">
            <text:p>89.6496887207</text:p>
          </table:table-cell>
          <table:table-cell/>
          <table:table-cell table:formula="of:=([.A330]-[.B330])^2" office:value-type="float" office:value="33.8760233879104" calcext:value-type="float">
            <text:p>33.8760233879</text:p>
          </table:table-cell>
        </table:table-row>
        <table:table-row table:style-name="ro1">
          <table:table-cell office:value-type="float" office:value="95.665" calcext:value-type="float">
            <text:p>95.665</text:p>
          </table:table-cell>
          <table:table-cell office:value-type="float" office:value="97.2647552490234" calcext:value-type="float">
            <text:p>97.264755249</text:p>
          </table:table-cell>
          <table:table-cell/>
          <table:table-cell table:formula="of:=([.A331]-[.B331])^2" office:value-type="float" office:value="2.55921685677802" calcext:value-type="float">
            <text:p>2.5592168568</text:p>
          </table:table-cell>
        </table:table-row>
        <table:table-row table:style-name="ro1">
          <table:table-cell office:value-type="float" office:value="95.67" calcext:value-type="float">
            <text:p>95.67</text:p>
          </table:table-cell>
          <table:table-cell office:value-type="float" office:value="94.2531356811523" calcext:value-type="float">
            <text:p>94.2531356812</text:p>
          </table:table-cell>
          <table:table-cell/>
          <table:table-cell table:formula="of:=([.A332]-[.B332])^2" office:value-type="float" office:value="2.00750449802364" calcext:value-type="float">
            <text:p>2.007504498</text:p>
          </table:table-cell>
        </table:table-row>
        <table:table-row table:style-name="ro1">
          <table:table-cell office:value-type="float" office:value="95.72" calcext:value-type="float">
            <text:p>95.72</text:p>
          </table:table-cell>
          <table:table-cell office:value-type="float" office:value="104.105461120605" calcext:value-type="float">
            <text:p>104.1054611206</text:p>
          </table:table-cell>
          <table:table-cell/>
          <table:table-cell table:formula="of:=([.A333]-[.B333])^2" office:value-type="float" office:value="70.3159582051859" calcext:value-type="float">
            <text:p>70.3159582052</text:p>
          </table:table-cell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94.2592086791992" calcext:value-type="float">
            <text:p>94.2592086792</text:p>
          </table:table-cell>
          <table:table-cell/>
          <table:table-cell table:formula="of:=([.A334]-[.B334])^2" office:value-type="float" office:value="2.16322710934292" calcext:value-type="float">
            <text:p>2.1632271093</text:p>
          </table:table-cell>
        </table:table-row>
        <table:table-row table:style-name="ro1">
          <table:table-cell office:value-type="float" office:value="95.755" calcext:value-type="float">
            <text:p>95.755</text:p>
          </table:table-cell>
          <table:table-cell office:value-type="float" office:value="94.0027160644531" calcext:value-type="float">
            <text:p>94.0027160645</text:p>
          </table:table-cell>
          <table:table-cell/>
          <table:table-cell table:formula="of:=([.A335]-[.B335])^2" office:value-type="float" office:value="3.07049899077563" calcext:value-type="float">
            <text:p>3.0704989908</text:p>
          </table:table-cell>
        </table:table-row>
        <table:table-row table:style-name="ro1">
          <table:table-cell office:value-type="float" office:value="95.77" calcext:value-type="float">
            <text:p>95.77</text:p>
          </table:table-cell>
          <table:table-cell office:value-type="float" office:value="92.9622039794922" calcext:value-type="float">
            <text:p>92.9622039795</text:p>
          </table:table-cell>
          <table:table-cell/>
          <table:table-cell table:formula="of:=([.A336]-[.B336])^2" office:value-type="float" office:value="7.88371849277949" calcext:value-type="float">
            <text:p>7.8837184928</text:p>
          </table:table-cell>
        </table:table-row>
        <table:table-row table:style-name="ro1">
          <table:table-cell office:value-type="float" office:value="95.895" calcext:value-type="float">
            <text:p>95.895</text:p>
          </table:table-cell>
          <table:table-cell office:value-type="float" office:value="97.1163177490234" calcext:value-type="float">
            <text:p>97.116317749</text:p>
          </table:table-cell>
          <table:table-cell/>
          <table:table-cell table:formula="of:=([.A337]-[.B337])^2" office:value-type="float" office:value="1.49161704407969" calcext:value-type="float">
            <text:p>1.4916170441</text:p>
          </table:table-cell>
        </table:table-row>
        <table:table-row table:style-name="ro1">
          <table:table-cell office:value-type="float" office:value="96.11" calcext:value-type="float">
            <text:p>96.11</text:p>
          </table:table-cell>
          <table:table-cell office:value-type="float" office:value="96.3153533935547" calcext:value-type="float">
            <text:p>96.3153533936</text:p>
          </table:table-cell>
          <table:table-cell/>
          <table:table-cell table:formula="of:=([.A338]-[.B338])^2" office:value-type="float" office:value="0.0421700162444266" calcext:value-type="float">
            <text:p>0.0421700162</text:p>
          </table:table-cell>
        </table:table-row>
        <table:table-row table:style-name="ro1">
          <table:table-cell office:value-type="float" office:value="96.23" calcext:value-type="float">
            <text:p>96.23</text:p>
          </table:table-cell>
          <table:table-cell office:value-type="float" office:value="94.4396438598633" calcext:value-type="float">
            <text:p>94.4396438599</text:p>
          </table:table-cell>
          <table:table-cell/>
          <table:table-cell table:formula="of:=([.A339]-[.B339])^2" office:value-type="float" office:value="3.20537510852526" calcext:value-type="float">
            <text:p>3.2053751085</text:p>
          </table:table-cell>
        </table:table-row>
        <table:table-row table:style-name="ro1">
          <table:table-cell office:value-type="float" office:value="96.28" calcext:value-type="float">
            <text:p>96.28</text:p>
          </table:table-cell>
          <table:table-cell office:value-type="float" office:value="95.110221862793" calcext:value-type="float">
            <text:p>95.1102218628</text:p>
          </table:table-cell>
          <table:table-cell/>
          <table:table-cell table:formula="of:=([.A340]-[.B340])^2" office:value-type="float" office:value="1.36838089028755" calcext:value-type="float">
            <text:p>1.3683808903</text:p>
          </table:table-cell>
        </table:table-row>
        <table:table-row table:style-name="ro1">
          <table:table-cell office:value-type="float" office:value="96.38" calcext:value-type="float">
            <text:p>96.38</text:p>
          </table:table-cell>
          <table:table-cell office:value-type="float" office:value="95.5130615234375" calcext:value-type="float">
            <text:p>95.5130615234</text:p>
          </table:table-cell>
          <table:table-cell/>
          <table:table-cell table:formula="of:=([.A341]-[.B341])^2" office:value-type="float" office:value="0.751582322144501" calcext:value-type="float">
            <text:p>0.7515823221</text:p>
          </table:table-cell>
        </table:table-row>
        <table:table-row table:style-name="ro1">
          <table:table-cell office:value-type="float" office:value="96.41" calcext:value-type="float">
            <text:p>96.41</text:p>
          </table:table-cell>
          <table:table-cell office:value-type="float" office:value="105.216552734375" calcext:value-type="float">
            <text:p>105.2165527344</text:p>
          </table:table-cell>
          <table:table-cell/>
          <table:table-cell table:formula="of:=([.A342]-[.B342])^2" office:value-type="float" office:value="77.5553710633279" calcext:value-type="float">
            <text:p>77.5553710633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96.3775482177734" calcext:value-type="float">
            <text:p>96.3775482178</text:p>
          </table:table-cell>
          <table:table-cell/>
          <table:table-cell table:formula="of:=([.A343]-[.B343])^2" office:value-type="float" office:value="0.00524926074780565" calcext:value-type="float">
            <text:p>0.0052492607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101.482971191406" calcext:value-type="float">
            <text:p>101.4829711914</text:p>
          </table:table-cell>
          <table:table-cell/>
          <table:table-cell table:formula="of:=([.A344]-[.B344])^2" office:value-type="float" office:value="25.0297207420408" calcext:value-type="float">
            <text:p>25.029720742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94.2377777099609" calcext:value-type="float">
            <text:p>94.23777771</text:p>
          </table:table-cell>
          <table:table-cell/>
          <table:table-cell table:formula="of:=([.A345]-[.B345])^2" office:value-type="float" office:value="5.02756079794804" calcext:value-type="float">
            <text:p>5.0275607979</text:p>
          </table:table-cell>
        </table:table-row>
        <table:table-row table:style-name="ro1">
          <table:table-cell office:value-type="float" office:value="96.53" calcext:value-type="float">
            <text:p>96.53</text:p>
          </table:table-cell>
          <table:table-cell office:value-type="float" office:value="103.212173461914" calcext:value-type="float">
            <text:p>103.2121734619</text:p>
          </table:table-cell>
          <table:table-cell/>
          <table:table-cell table:formula="of:=([.A346]-[.B346])^2" office:value-type="float" office:value="44.6514421751086" calcext:value-type="float">
            <text:p>44.6514421751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96.908088684082" calcext:value-type="float">
            <text:p>96.9080886841</text:p>
          </table:table-cell>
          <table:table-cell/>
          <table:table-cell table:formula="of:=([.A347]-[.B347])^2" office:value-type="float" office:value="0.0949186372594012" calcext:value-type="float">
            <text:p>0.0949186373</text:p>
          </table:table-cell>
        </table:table-row>
        <table:table-row table:style-name="ro1">
          <table:table-cell office:value-type="float" office:value="96.77" calcext:value-type="float">
            <text:p>96.77</text:p>
          </table:table-cell>
          <table:table-cell office:value-type="float" office:value="93.5039672851562" calcext:value-type="float">
            <text:p>93.5039672852</text:p>
          </table:table-cell>
          <table:table-cell/>
          <table:table-cell table:formula="of:=([.A348]-[.B348])^2" office:value-type="float" office:value="10.6669696944296" calcext:value-type="float">
            <text:p>10.6669696944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92.7115249633789" calcext:value-type="float">
            <text:p>92.7115249634</text:p>
          </table:table-cell>
          <table:table-cell/>
          <table:table-cell table:formula="of:=([.A349]-[.B349])^2" office:value-type="float" office:value="16.7156281250738" calcext:value-type="float">
            <text:p>16.7156281251</text:p>
          </table:table-cell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95.0012969970703" calcext:value-type="float">
            <text:p>95.0012969971</text:p>
          </table:table-cell>
          <table:table-cell/>
          <table:table-cell table:formula="of:=([.A350]-[.B350])^2" office:value-type="float" office:value="3.34415467292405" calcext:value-type="float">
            <text:p>3.3441546729</text:p>
          </table:table-cell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103.536155700684" calcext:value-type="float">
            <text:p>103.5361557007</text:p>
          </table:table-cell>
          <table:table-cell/>
          <table:table-cell table:formula="of:=([.A351]-[.B351])^2" office:value-type="float" office:value="44.9725242818111" calcext:value-type="float">
            <text:p>44.9725242818</text:p>
          </table:table-cell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91.307731628418" calcext:value-type="float">
            <text:p>91.3077316284</text:p>
          </table:table-cell>
          <table:table-cell/>
          <table:table-cell table:formula="of:=([.A352]-[.B352])^2" office:value-type="float" office:value="30.7167387026385" calcext:value-type="float">
            <text:p>30.7167387026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95.2796401977539" calcext:value-type="float">
            <text:p>95.2796401978</text:p>
          </table:table-cell>
          <table:table-cell/>
          <table:table-cell table:formula="of:=([.A353]-[.B353])^2" office:value-type="float" office:value="2.52924430060025" calcext:value-type="float">
            <text:p>2.5292443006</text:p>
          </table:table-cell>
        </table:table-row>
        <table:table-row table:style-name="ro1">
          <table:table-cell office:value-type="float" office:value="96.97" calcext:value-type="float">
            <text:p>96.97</text:p>
          </table:table-cell>
          <table:table-cell office:value-type="float" office:value="94.8289489746094" calcext:value-type="float">
            <text:p>94.8289489746</text:p>
          </table:table-cell>
          <table:table-cell/>
          <table:table-cell table:formula="of:=([.A354]-[.B354])^2" office:value-type="float" office:value="4.58409949332624" calcext:value-type="float">
            <text:p>4.5840994933</text:p>
          </table:table-cell>
        </table:table-row>
        <table:table-row table:style-name="ro1">
          <table:table-cell office:value-type="float" office:value="97.02" calcext:value-type="float">
            <text:p>97.02</text:p>
          </table:table-cell>
          <table:table-cell office:value-type="float" office:value="107.564834594727" calcext:value-type="float">
            <text:p>107.5648345947</text:p>
          </table:table-cell>
          <table:table-cell/>
          <table:table-cell table:formula="of:=([.A355]-[.B355])^2" office:value-type="float" office:value="111.193536630142" calcext:value-type="float">
            <text:p>111.1935366301</text:p>
          </table:table-cell>
        </table:table-row>
        <table:table-row table:style-name="ro1">
          <table:table-cell office:value-type="float" office:value="97.03" calcext:value-type="float">
            <text:p>97.03</text:p>
          </table:table-cell>
          <table:table-cell office:value-type="float" office:value="97.0995788574219" calcext:value-type="float">
            <text:p>97.0995788574</text:p>
          </table:table-cell>
          <table:table-cell/>
          <table:table-cell table:formula="of:=([.A356]-[.B356])^2" office:value-type="float" office:value="0.00484121740013345" calcext:value-type="float">
            <text:p>0.0048412174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96.9318161010742" calcext:value-type="float">
            <text:p>96.9318161011</text:p>
          </table:table-cell>
          <table:table-cell/>
          <table:table-cell table:formula="of:=([.A357]-[.B357])^2" office:value-type="float" office:value="0.0190947899223286" calcext:value-type="float">
            <text:p>0.0190947899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04.543823242188" calcext:value-type="float">
            <text:p>104.5438232422</text:p>
          </table:table-cell>
          <table:table-cell/>
          <table:table-cell table:formula="of:=([.A358]-[.B358])^2" office:value-type="float" office:value="55.8580338554622" calcext:value-type="float">
            <text:p>55.8580338555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06.114242553711" calcext:value-type="float">
            <text:p>106.1142425537</text:p>
          </table:table-cell>
          <table:table-cell/>
          <table:table-cell table:formula="of:=([.A359]-[.B359])^2" office:value-type="float" office:value="81.7983233703559" calcext:value-type="float">
            <text:p>81.7983233704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00.705032348633" calcext:value-type="float">
            <text:p>100.7050323486</text:p>
          </table:table-cell>
          <table:table-cell/>
          <table:table-cell table:formula="of:=([.A360]-[.B360])^2" office:value-type="float" office:value="12.2852517649624" calcext:value-type="float">
            <text:p>12.285251765</text:p>
          </table:table-cell>
        </table:table-row>
        <table:table-row table:style-name="ro1">
          <table:table-cell office:value-type="float" office:value="97.22" calcext:value-type="float">
            <text:p>97.22</text:p>
          </table:table-cell>
          <table:table-cell office:value-type="float" office:value="103.645690917969" calcext:value-type="float">
            <text:p>103.645690918</text:p>
          </table:table-cell>
          <table:table-cell/>
          <table:table-cell table:formula="of:=([.A361]-[.B361])^2" office:value-type="float" office:value="41.2895037732661" calcext:value-type="float">
            <text:p>41.2895037733</text:p>
          </table:table-cell>
        </table:table-row>
        <table:table-row table:style-name="ro1">
          <table:table-cell office:value-type="float" office:value="97.22" calcext:value-type="float">
            <text:p>97.22</text:p>
          </table:table-cell>
          <table:table-cell office:value-type="float" office:value="95.8721313476562" calcext:value-type="float">
            <text:p>95.8721313477</text:p>
          </table:table-cell>
          <table:table-cell/>
          <table:table-cell table:formula="of:=([.A362]-[.B362])^2" office:value-type="float" office:value="1.81674990397095" calcext:value-type="float">
            <text:p>1.816749904</text:p>
          </table:table-cell>
        </table:table-row>
        <table:table-row table:style-name="ro1">
          <table:table-cell office:value-type="float" office:value="97.55" calcext:value-type="float">
            <text:p>97.55</text:p>
          </table:table-cell>
          <table:table-cell office:value-type="float" office:value="98.1522674560547" calcext:value-type="float">
            <text:p>98.1522674561</text:p>
          </table:table-cell>
          <table:table-cell/>
          <table:table-cell table:formula="of:=([.A363]-[.B363])^2" office:value-type="float" office:value="0.362726088622588" calcext:value-type="float">
            <text:p>0.3627260886</text:p>
          </table:table-cell>
        </table:table-row>
        <table:table-row table:style-name="ro1">
          <table:table-cell office:value-type="float" office:value="97.58" calcext:value-type="float">
            <text:p>97.58</text:p>
          </table:table-cell>
          <table:table-cell office:value-type="float" office:value="103.827033996582" calcext:value-type="float">
            <text:p>103.8270339966</text:p>
          </table:table-cell>
          <table:table-cell/>
          <table:table-cell table:formula="of:=([.A364]-[.B364])^2" office:value-type="float" office:value="39.0254337544517" calcext:value-type="float">
            <text:p>39.0254337545</text:p>
          </table:table-cell>
        </table:table-row>
        <table:table-row table:style-name="ro1">
          <table:table-cell office:value-type="float" office:value="97.64" calcext:value-type="float">
            <text:p>97.64</text:p>
          </table:table-cell>
          <table:table-cell office:value-type="float" office:value="105.343254089355" calcext:value-type="float">
            <text:p>105.3432540894</text:p>
          </table:table-cell>
          <table:table-cell/>
          <table:table-cell table:formula="of:=([.A365]-[.B365])^2" office:value-type="float" office:value="59.3401235651717" calcext:value-type="float">
            <text:p>59.3401235652</text:p>
          </table:table-cell>
        </table:table-row>
        <table:table-row table:style-name="ro1">
          <table:table-cell office:value-type="float" office:value="97.67" calcext:value-type="float">
            <text:p>97.67</text:p>
          </table:table-cell>
          <table:table-cell office:value-type="float" office:value="98.7714691162109" calcext:value-type="float">
            <text:p>98.7714691162</text:p>
          </table:table-cell>
          <table:table-cell/>
          <table:table-cell table:formula="of:=([.A366]-[.B366])^2" office:value-type="float" office:value="1.2132342139665" calcext:value-type="float">
            <text:p>1.213234214</text:p>
          </table:table-cell>
        </table:table-row>
        <table:table-row table:style-name="ro1">
          <table:table-cell office:value-type="float" office:value="97.69" calcext:value-type="float">
            <text:p>97.69</text:p>
          </table:table-cell>
          <table:table-cell office:value-type="float" office:value="95.3470306396484" calcext:value-type="float">
            <text:p>95.3470306396</text:p>
          </table:table-cell>
          <table:table-cell/>
          <table:table-cell table:formula="of:=([.A367]-[.B367])^2" office:value-type="float" office:value="5.4895054235462" calcext:value-type="float">
            <text:p>5.4895054235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94.9338073730469" calcext:value-type="float">
            <text:p>94.933807373</text:p>
          </table:table-cell>
          <table:table-cell/>
          <table:table-cell table:formula="of:=([.A368]-[.B368])^2" office:value-type="float" office:value="7.76286935448795" calcext:value-type="float">
            <text:p>7.7628693545</text:p>
          </table:table-cell>
        </table:table-row>
        <table:table-row table:style-name="ro1">
          <table:table-cell office:value-type="float" office:value="97.75" calcext:value-type="float">
            <text:p>97.75</text:p>
          </table:table-cell>
          <table:table-cell office:value-type="float" office:value="92.4056930541992" calcext:value-type="float">
            <text:p>92.4056930542</text:p>
          </table:table-cell>
          <table:table-cell/>
          <table:table-cell table:formula="of:=([.A369]-[.B369])^2" office:value-type="float" office:value="28.5616167309345" calcext:value-type="float">
            <text:p>28.5616167309</text:p>
          </table:table-cell>
        </table:table-row>
        <table:table-row table:style-name="ro1">
          <table:table-cell office:value-type="float" office:value="97.91" calcext:value-type="float">
            <text:p>97.91</text:p>
          </table:table-cell>
          <table:table-cell office:value-type="float" office:value="91.4404754638672" calcext:value-type="float">
            <text:p>91.4404754639</text:p>
          </table:table-cell>
          <table:table-cell/>
          <table:table-cell table:formula="of:=([.A370]-[.B370])^2" office:value-type="float" office:value="41.8547477236244" calcext:value-type="float">
            <text:p>41.8547477236</text:p>
          </table:table-cell>
        </table:table-row>
        <table:table-row table:style-name="ro1">
          <table:table-cell office:value-type="float" office:value="97.96" calcext:value-type="float">
            <text:p>97.96</text:p>
          </table:table-cell>
          <table:table-cell office:value-type="float" office:value="93.3457641601563" calcext:value-type="float">
            <text:p>93.3457641602</text:p>
          </table:table-cell>
          <table:table-cell/>
          <table:table-cell table:formula="of:=([.A371]-[.B371])^2" office:value-type="float" office:value="21.2911723856985" calcext:value-type="float">
            <text:p>21.2911723857</text:p>
          </table:table-cell>
        </table:table-row>
        <table:table-row table:style-name="ro1">
          <table:table-cell office:value-type="float" office:value="97.96" calcext:value-type="float">
            <text:p>97.96</text:p>
          </table:table-cell>
          <table:table-cell office:value-type="float" office:value="107.674385070801" calcext:value-type="float">
            <text:p>107.6743850708</text:p>
          </table:table-cell>
          <table:table-cell/>
          <table:table-cell table:formula="of:=([.A372]-[.B372])^2" office:value-type="float" office:value="94.3692773037972" calcext:value-type="float">
            <text:p>94.3692773038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106.891403198242" calcext:value-type="float">
            <text:p>106.8914031982</text:p>
          </table:table-cell>
          <table:table-cell/>
          <table:table-cell table:formula="of:=([.A373]-[.B373])^2" office:value-type="float" office:value="79.2349788976763" calcext:value-type="float">
            <text:p>79.2349788977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90.7442398071289" calcext:value-type="float">
            <text:p>90.7442398071</text:p>
          </table:table-cell>
          <table:table-cell/>
          <table:table-cell table:formula="of:=([.A374]-[.B374])^2" office:value-type="float" office:value="52.5010407725953" calcext:value-type="float">
            <text:p>52.5010407726</text:p>
          </table:table-cell>
        </table:table-row>
        <table:table-row table:style-name="ro1">
          <table:table-cell office:value-type="float" office:value="98.04" calcext:value-type="float">
            <text:p>98.04</text:p>
          </table:table-cell>
          <table:table-cell office:value-type="float" office:value="99.2015228271484" calcext:value-type="float">
            <text:p>99.2015228271</text:p>
          </table:table-cell>
          <table:table-cell/>
          <table:table-cell table:formula="of:=([.A375]-[.B375])^2" office:value-type="float" office:value="1.34913527798688" calcext:value-type="float">
            <text:p>1.349135278</text:p>
          </table:table-cell>
        </table:table-row>
        <table:table-row table:style-name="ro1">
          <table:table-cell office:value-type="float" office:value="98.08" calcext:value-type="float">
            <text:p>98.08</text:p>
          </table:table-cell>
          <table:table-cell office:value-type="float" office:value="97.6550674438477" calcext:value-type="float">
            <text:p>97.6550674438</text:p>
          </table:table-cell>
          <table:table-cell/>
          <table:table-cell table:formula="of:=([.A376]-[.B376])^2" office:value-type="float" office:value="0.180567677278163" calcext:value-type="float">
            <text:p>0.1805676773</text:p>
          </table:table-cell>
        </table:table-row>
        <table:table-row table:style-name="ro1">
          <table:table-cell office:value-type="float" office:value="98.11" calcext:value-type="float">
            <text:p>98.11</text:p>
          </table:table-cell>
          <table:table-cell office:value-type="float" office:value="106.240982055664" calcext:value-type="float">
            <text:p>106.2409820557</text:p>
          </table:table-cell>
          <table:table-cell/>
          <table:table-cell table:formula="of:=([.A377]-[.B377])^2" office:value-type="float" office:value="66.112869189531" calcext:value-type="float">
            <text:p>66.1128691895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102.936233520508" calcext:value-type="float">
            <text:p>102.9362335205</text:p>
          </table:table-cell>
          <table:table-cell/>
          <table:table-cell table:formula="of:=([.A378]-[.B378])^2" office:value-type="float" office:value="22.8124066424225" calcext:value-type="float">
            <text:p>22.8124066424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94.5108871459961" calcext:value-type="float">
            <text:p>94.510887146</text:p>
          </table:table-cell>
          <table:table-cell/>
          <table:table-cell table:formula="of:=([.A379]-[.B379])^2" office:value-type="float" office:value="13.3160246212565" calcext:value-type="float">
            <text:p>13.3160246213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105.051979064941" calcext:value-type="float">
            <text:p>105.0519790649</text:p>
          </table:table-cell>
          <table:table-cell/>
          <table:table-cell table:formula="of:=([.A380]-[.B380])^2" office:value-type="float" office:value="47.4993754315907" calcext:value-type="float">
            <text:p>47.4993754316</text:p>
          </table:table-cell>
        </table:table-row>
        <table:table-row table:style-name="ro1">
          <table:table-cell office:value-type="float" office:value="98.17" calcext:value-type="float">
            <text:p>98.17</text:p>
          </table:table-cell>
          <table:table-cell office:value-type="float" office:value="93.8882904052734" calcext:value-type="float">
            <text:p>93.8882904053</text:p>
          </table:table-cell>
          <table:table-cell/>
          <table:table-cell table:formula="of:=([.A381]-[.B381])^2" office:value-type="float" office:value="18.3330370535735" calcext:value-type="float">
            <text:p>18.3330370536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99.8367614746094" calcext:value-type="float">
            <text:p>99.8367614746</text:p>
          </table:table-cell>
          <table:table-cell/>
          <table:table-cell table:formula="of:=([.A382]-[.B382])^2" office:value-type="float" office:value="2.54964720679672" calcext:value-type="float">
            <text:p>2.5496472068</text:p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94.0276489257812" calcext:value-type="float">
            <text:p>94.0276489258</text:p>
          </table:table-cell>
          <table:table-cell/>
          <table:table-cell table:formula="of:=([.A383]-[.B383])^2" office:value-type="float" office:value="17.8282485939562" calcext:value-type="float">
            <text:p>17.828248594</text:p>
          </table:table-cell>
        </table:table-row>
        <table:table-row table:style-name="ro1">
          <table:table-cell office:value-type="float" office:value="98.28" calcext:value-type="float">
            <text:p>98.28</text:p>
          </table:table-cell>
          <table:table-cell office:value-type="float" office:value="106.323760986328" calcext:value-type="float">
            <text:p>106.3237609863</text:p>
          </table:table-cell>
          <table:table-cell/>
          <table:table-cell table:formula="of:=([.A384]-[.B384])^2" office:value-type="float" office:value="64.7020908051744" calcext:value-type="float">
            <text:p>64.7020908052</text:p>
          </table:table-cell>
        </table:table-row>
        <table:table-row table:style-name="ro1">
          <table:table-cell office:value-type="float" office:value="98.32" calcext:value-type="float">
            <text:p>98.32</text:p>
          </table:table-cell>
          <table:table-cell office:value-type="float" office:value="102.982498168945" calcext:value-type="float">
            <text:p>102.9824981689</text:p>
          </table:table-cell>
          <table:table-cell/>
          <table:table-cell table:formula="of:=([.A385]-[.B385])^2" office:value-type="float" office:value="21.7388891754185" calcext:value-type="float">
            <text:p>21.7388891754</text:p>
          </table:table-cell>
        </table:table-row>
        <table:table-row table:style-name="ro1">
          <table:table-cell office:value-type="float" office:value="98.36" calcext:value-type="float">
            <text:p>98.36</text:p>
          </table:table-cell>
          <table:table-cell office:value-type="float" office:value="95.866096496582" calcext:value-type="float">
            <text:p>95.8660964966</text:p>
          </table:table-cell>
          <table:table-cell/>
          <table:table-cell table:formula="of:=([.A386]-[.B386])^2" office:value-type="float" office:value="6.21955468436042" calcext:value-type="float">
            <text:p>6.2195546844</text:p>
          </table:table-cell>
        </table:table-row>
        <table:table-row table:style-name="ro1">
          <table:table-cell office:value-type="float" office:value="98.44" calcext:value-type="float">
            <text:p>98.44</text:p>
          </table:table-cell>
          <table:table-cell office:value-type="float" office:value="94.1089096069336" calcext:value-type="float">
            <text:p>94.1089096069</text:p>
          </table:table-cell>
          <table:table-cell/>
          <table:table-cell table:formula="of:=([.A387]-[.B387])^2" office:value-type="float" office:value="18.7583439929121" calcext:value-type="float">
            <text:p>18.7583439929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8.1718215942383" calcext:value-type="float">
            <text:p>98.1718215942</text:p>
          </table:table-cell>
          <table:table-cell/>
          <table:table-cell table:formula="of:=([.A388]-[.B388])^2" office:value-type="float" office:value="0.107701066008303" calcext:value-type="float">
            <text:p>0.107701066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99.1533584594727" calcext:value-type="float">
            <text:p>99.1533584595</text:p>
          </table:table-cell>
          <table:table-cell/>
          <table:table-cell table:formula="of:=([.A389]-[.B389])^2" office:value-type="float" office:value="0.413910107375023" calcext:value-type="float">
            <text:p>0.4139101074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7.1510009765625" calcext:value-type="float">
            <text:p>97.1510009766</text:p>
          </table:table-cell>
          <table:table-cell/>
          <table:table-cell table:formula="of:=([.A390]-[.B390])^2" office:value-type="float" office:value="2.07071818945409" calcext:value-type="float">
            <text:p>2.0707181895</text:p>
          </table:table-cell>
        </table:table-row>
        <table:table-row table:style-name="ro1">
          <table:table-cell office:value-type="float" office:value="98.69" calcext:value-type="float">
            <text:p>98.69</text:p>
          </table:table-cell>
          <table:table-cell office:value-type="float" office:value="103.91145324707" calcext:value-type="float">
            <text:p>103.9114532471</text:p>
          </table:table-cell>
          <table:table-cell/>
          <table:table-cell table:formula="of:=([.A391]-[.B391])^2" office:value-type="float" office:value="27.2635740113411" calcext:value-type="float">
            <text:p>27.2635740113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104.34049987793" calcext:value-type="float">
            <text:p>104.3404998779</text:p>
          </table:table-cell>
          <table:table-cell/>
          <table:table-cell table:formula="of:=([.A392]-[.B392])^2" office:value-type="float" office:value="31.3655988826905" calcext:value-type="float">
            <text:p>31.3655988827</text:p>
          </table:table-cell>
        </table:table-row>
        <table:table-row table:style-name="ro1">
          <table:table-cell office:value-type="float" office:value="98.78" calcext:value-type="float">
            <text:p>98.78</text:p>
          </table:table-cell>
          <table:table-cell office:value-type="float" office:value="104.70002746582" calcext:value-type="float">
            <text:p>104.7000274658</text:p>
          </table:table-cell>
          <table:table-cell/>
          <table:table-cell table:formula="of:=([.A393]-[.B393])^2" office:value-type="float" office:value="35.0467251960669" calcext:value-type="float">
            <text:p>35.0467251961</text:p>
          </table:table-cell>
        </table:table-row>
        <table:table-row table:style-name="ro1">
          <table:table-cell office:value-type="float" office:value="98.81" calcext:value-type="float">
            <text:p>98.81</text:p>
          </table:table-cell>
          <table:table-cell office:value-type="float" office:value="78.4856796264648" calcext:value-type="float">
            <text:p>78.4856796265</text:p>
          </table:table-cell>
          <table:table-cell/>
          <table:table-cell table:formula="of:=([.A394]-[.B394])^2" office:value-type="float" office:value="413.077998646096" calcext:value-type="float">
            <text:p>413.0779986461</text:p>
          </table:table-cell>
        </table:table-row>
        <table:table-row table:style-name="ro1">
          <table:table-cell office:value-type="float" office:value="98.93" calcext:value-type="float">
            <text:p>98.93</text:p>
          </table:table-cell>
          <table:table-cell office:value-type="float" office:value="103.560897827148" calcext:value-type="float">
            <text:p>103.5608978271</text:p>
          </table:table-cell>
          <table:table-cell/>
          <table:table-cell table:formula="of:=([.A395]-[.B395])^2" office:value-type="float" office:value="21.4452146854881" calcext:value-type="float">
            <text:p>21.4452146855</text:p>
          </table:table-cell>
        </table:table-row>
        <table:table-row table:style-name="ro1">
          <table:table-cell office:value-type="float" office:value="98.93" calcext:value-type="float">
            <text:p>98.93</text:p>
          </table:table-cell>
          <table:table-cell office:value-type="float" office:value="96.6594696044922" calcext:value-type="float">
            <text:p>96.6594696045</text:p>
          </table:table-cell>
          <table:table-cell/>
          <table:table-cell table:formula="of:=([.A396]-[.B396])^2" office:value-type="float" office:value="5.15530827692489" calcext:value-type="float">
            <text:p>5.1553082769</text:p>
          </table:table-cell>
        </table:table-row>
        <table:table-row table:style-name="ro1">
          <table:table-cell office:value-type="float" office:value="98.95" calcext:value-type="float">
            <text:p>98.95</text:p>
          </table:table-cell>
          <table:table-cell office:value-type="float" office:value="101.690757751465" calcext:value-type="float">
            <text:p>101.6907577515</text:p>
          </table:table-cell>
          <table:table-cell/>
          <table:table-cell table:formula="of:=([.A397]-[.B397])^2" office:value-type="float" office:value="7.51175305221461" calcext:value-type="float">
            <text:p>7.5117530522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96.9702453613281" calcext:value-type="float">
            <text:p>96.9702453613</text:p>
          </table:table-cell>
          <table:table-cell/>
          <table:table-cell table:formula="of:=([.A398]-[.B398])^2" office:value-type="float" office:value="3.99901861488968" calcext:value-type="float">
            <text:p>3.9990186149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89.0455932617187" calcext:value-type="float">
            <text:p>89.0455932617</text:p>
          </table:table-cell>
          <table:table-cell/>
          <table:table-cell table:formula="of:=([.A399]-[.B399])^2" office:value-type="float" office:value="99.688377915436" calcext:value-type="float">
            <text:p>99.6883779154</text:p>
          </table:table-cell>
        </table:table-row>
        <table:table-row table:style-name="ro1">
          <table:table-cell office:value-type="float" office:value="99.05" calcext:value-type="float">
            <text:p>99.05</text:p>
          </table:table-cell>
          <table:table-cell office:value-type="float" office:value="93.8871002197266" calcext:value-type="float">
            <text:p>93.8871002197</text:p>
          </table:table-cell>
          <table:table-cell/>
          <table:table-cell table:formula="of:=([.A400]-[.B400])^2" office:value-type="float" office:value="26.6555341411475" calcext:value-type="float">
            <text:p>26.6555341411</text:p>
          </table:table-cell>
        </table:table-row>
        <table:table-row table:style-name="ro1">
          <table:table-cell office:value-type="float" office:value="99.16" calcext:value-type="float">
            <text:p>99.16</text:p>
          </table:table-cell>
          <table:table-cell office:value-type="float" office:value="105.882484436035" calcext:value-type="float">
            <text:p>105.882484436</text:p>
          </table:table-cell>
          <table:table-cell/>
          <table:table-cell table:formula="of:=([.A401]-[.B401])^2" office:value-type="float" office:value="45.191796992735" calcext:value-type="float">
            <text:p>45.1917969927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05.708602905273" calcext:value-type="float">
            <text:p>105.7086029053</text:p>
          </table:table-cell>
          <table:table-cell/>
          <table:table-cell table:formula="of:=([.A402]-[.B402])^2" office:value-type="float" office:value="42.3619117785338" calcext:value-type="float">
            <text:p>42.3619117785</text:p>
          </table:table-cell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2.1815338134766" calcext:value-type="float">
            <text:p>92.1815338135</text:p>
          </table:table-cell>
          <table:table-cell/>
          <table:table-cell table:formula="of:=([.A403]-[.B403])^2" office:value-type="float" office:value="49.5400062588338" calcext:value-type="float">
            <text:p>49.5400062588</text:p>
          </table:table-cell>
        </table:table-row>
        <table:table-row table:style-name="ro1">
          <table:table-cell office:value-type="float" office:value="99.35" calcext:value-type="float">
            <text:p>99.35</text:p>
          </table:table-cell>
          <table:table-cell office:value-type="float" office:value="94.3211059570313" calcext:value-type="float">
            <text:p>94.321105957</text:p>
          </table:table-cell>
          <table:table-cell/>
          <table:table-cell table:formula="of:=([.A404]-[.B404])^2" office:value-type="float" office:value="25.2897752954065" calcext:value-type="float">
            <text:p>25.2897752954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04.499755859375" calcext:value-type="float">
            <text:p>104.4997558594</text:p>
          </table:table-cell>
          <table:table-cell/>
          <table:table-cell table:formula="of:=([.A405]-[.B405])^2" office:value-type="float" office:value="26.0075098252296" calcext:value-type="float">
            <text:p>26.0075098252</text:p>
          </table:table-cell>
        </table:table-row>
        <table:table-row table:style-name="ro1">
          <table:table-cell office:value-type="float" office:value="99.47" calcext:value-type="float">
            <text:p>99.47</text:p>
          </table:table-cell>
          <table:table-cell office:value-type="float" office:value="97.1757583618164" calcext:value-type="float">
            <text:p>97.1757583618</text:p>
          </table:table-cell>
          <table:table-cell/>
          <table:table-cell table:formula="of:=([.A406]-[.B406])^2" office:value-type="float" office:value="5.26354469437533" calcext:value-type="float">
            <text:p>5.2635446944</text:p>
          </table:table-cell>
        </table:table-row>
        <table:table-row table:style-name="ro1">
          <table:table-cell office:value-type="float" office:value="99.51" calcext:value-type="float">
            <text:p>99.51</text:p>
          </table:table-cell>
          <table:table-cell office:value-type="float" office:value="104.271705627441" calcext:value-type="float">
            <text:p>104.2717056274</text:p>
          </table:table-cell>
          <table:table-cell/>
          <table:table-cell table:formula="of:=([.A407]-[.B407])^2" office:value-type="float" office:value="22.6738404824071" calcext:value-type="float">
            <text:p>22.6738404824</text:p>
          </table:table-cell>
        </table:table-row>
        <table:table-row table:style-name="ro1">
          <table:table-cell office:value-type="float" office:value="99.52" calcext:value-type="float">
            <text:p>99.52</text:p>
          </table:table-cell>
          <table:table-cell office:value-type="float" office:value="102.110130310059" calcext:value-type="float">
            <text:p>102.1101303101</text:p>
          </table:table-cell>
          <table:table-cell/>
          <table:table-cell table:formula="of:=([.A408]-[.B408])^2" office:value-type="float" office:value="6.70877502308425" calcext:value-type="float">
            <text:p>6.7087750231</text:p>
          </table:table-cell>
        </table:table-row>
        <table:table-row table:style-name="ro1">
          <table:table-cell office:value-type="float" office:value="99.52" calcext:value-type="float">
            <text:p>99.52</text:p>
          </table:table-cell>
          <table:table-cell office:value-type="float" office:value="106.262313842773" calcext:value-type="float">
            <text:p>106.2623138428</text:p>
          </table:table-cell>
          <table:table-cell/>
          <table:table-cell table:formula="of:=([.A409]-[.B409])^2" office:value-type="float" office:value="45.4587959544544" calcext:value-type="float">
            <text:p>45.4587959545</text:p>
          </table:table-cell>
        </table:table-row>
        <table:table-row table:style-name="ro1">
          <table:table-cell office:value-type="float" office:value="99.53" calcext:value-type="float">
            <text:p>99.53</text:p>
          </table:table-cell>
          <table:table-cell office:value-type="float" office:value="105.565734863281" calcext:value-type="float">
            <text:p>105.5657348633</text:p>
          </table:table-cell>
          <table:table-cell/>
          <table:table-cell table:formula="of:=([.A410]-[.B410])^2" office:value-type="float" office:value="36.4300953398287" calcext:value-type="float">
            <text:p>36.4300953398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102.280815124512" calcext:value-type="float">
            <text:p>102.2808151245</text:p>
          </table:table-cell>
          <table:table-cell/>
          <table:table-cell table:formula="of:=([.A411]-[.B411])^2" office:value-type="float" office:value="7.40283494177171" calcext:value-type="float">
            <text:p>7.4028349418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office:value-type="float" office:value="104.454536437988" calcext:value-type="float">
            <text:p>104.454536438</text:p>
          </table:table-cell>
          <table:table-cell/>
          <table:table-cell table:formula="of:=([.A412]-[.B412])^2" office:value-type="float" office:value="23.7611054852755" calcext:value-type="float">
            <text:p>23.7611054853</text:p>
          </table:table-cell>
        </table:table-row>
        <table:table-row table:style-name="ro1">
          <table:table-cell office:value-type="float" office:value="99.66" calcext:value-type="float">
            <text:p>99.66</text:p>
          </table:table-cell>
          <table:table-cell office:value-type="float" office:value="105.277503967285" calcext:value-type="float">
            <text:p>105.2775039673</text:p>
          </table:table-cell>
          <table:table-cell/>
          <table:table-cell table:formula="of:=([.A413]-[.B413])^2" office:value-type="float" office:value="31.5563508224645" calcext:value-type="float">
            <text:p>31.5563508225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8.35718536377" calcext:value-type="float">
            <text:p>108.3571853638</text:p>
          </table:table-cell>
          <table:table-cell/>
          <table:table-cell table:formula="of:=([.A414]-[.B414])^2" office:value-type="float" office:value="75.2935458372161" calcext:value-type="float">
            <text:p>75.2935458372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4.937255859375" calcext:value-type="float">
            <text:p>104.9372558594</text:p>
          </table:table-cell>
          <table:table-cell/>
          <table:table-cell table:formula="of:=([.A415]-[.B415])^2" office:value-type="float" office:value="27.6387391709327" calcext:value-type="float">
            <text:p>27.6387391709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7.931755065918" calcext:value-type="float">
            <text:p>107.9317550659</text:p>
          </table:table-cell>
          <table:table-cell/>
          <table:table-cell table:formula="of:=([.A416]-[.B416])^2" office:value-type="float" office:value="68.0914616679028" calcext:value-type="float">
            <text:p>68.0914616679</text:p>
          </table:table-cell>
        </table:table-row>
        <table:table-row table:style-name="ro1">
          <table:table-cell office:value-type="float" office:value="99.83" calcext:value-type="float">
            <text:p>99.83</text:p>
          </table:table-cell>
          <table:table-cell office:value-type="float" office:value="106.318313598633" calcext:value-type="float">
            <text:p>106.3183135986</text:p>
          </table:table-cell>
          <table:table-cell/>
          <table:table-cell table:formula="of:=([.A417]-[.B417])^2" office:value-type="float" office:value="42.0982133542035" calcext:value-type="float">
            <text:p>42.0982133542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6.8112106323242" calcext:value-type="float">
            <text:p>96.8112106323</text:p>
          </table:table-cell>
          <table:table-cell/>
          <table:table-cell table:formula="of:=([.A418]-[.B418])^2" office:value-type="float" office:value="9.17356503374588" calcext:value-type="float">
            <text:p>9.1735650337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7.0900802612305" calcext:value-type="float">
            <text:p>97.0900802612</text:p>
          </table:table-cell>
          <table:table-cell/>
          <table:table-cell table:formula="of:=([.A419]-[.B419])^2" office:value-type="float" office:value="7.56205856967431" calcext:value-type="float">
            <text:p>7.5620585697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4.7694702148437" calcext:value-type="float">
            <text:p>94.7694702148</text:p>
          </table:table-cell>
          <table:table-cell/>
          <table:table-cell table:formula="of:=([.A420]-[.B420])^2" office:value-type="float" office:value="25.7102723021567" calcext:value-type="float">
            <text:p>25.7102723022</text:p>
          </table:table-cell>
        </table:table-row>
        <table:table-row table:style-name="ro1">
          <table:table-cell office:value-type="float" office:value="99.85" calcext:value-type="float">
            <text:p>99.85</text:p>
          </table:table-cell>
          <table:table-cell office:value-type="float" office:value="102.733840942383" calcext:value-type="float">
            <text:p>102.7338409424</text:p>
          </table:table-cell>
          <table:table-cell/>
          <table:table-cell table:formula="of:=([.A421]-[.B421])^2" office:value-type="float" office:value="8.31653858096342" calcext:value-type="float">
            <text:p>8.316538581</text:p>
          </table:table-cell>
        </table:table-row>
        <table:table-row table:style-name="ro1">
          <table:table-cell office:value-type="float" office:value="99.86" calcext:value-type="float">
            <text:p>99.86</text:p>
          </table:table-cell>
          <table:table-cell office:value-type="float" office:value="103.73511505127" calcext:value-type="float">
            <text:p>103.7351150513</text:p>
          </table:table-cell>
          <table:table-cell/>
          <table:table-cell table:formula="of:=([.A422]-[.B422])^2" office:value-type="float" office:value="15.0165166605757" calcext:value-type="float">
            <text:p>15.0165166606</text:p>
          </table:table-cell>
        </table:table-row>
        <table:table-row table:style-name="ro1">
          <table:table-cell office:value-type="float" office:value="99.87" calcext:value-type="float">
            <text:p>99.87</text:p>
          </table:table-cell>
          <table:table-cell office:value-type="float" office:value="96.1896820068359" calcext:value-type="float">
            <text:p>96.1896820068</text:p>
          </table:table-cell>
          <table:table-cell/>
          <table:table-cell table:formula="of:=([.A423]-[.B423])^2" office:value-type="float" office:value="13.5447405308072" calcext:value-type="float">
            <text:p>13.5447405308</text:p>
          </table:table-cell>
        </table:table-row>
        <table:table-row table:style-name="ro1">
          <table:table-cell office:value-type="float" office:value="100.03" calcext:value-type="float">
            <text:p>100.03</text:p>
          </table:table-cell>
          <table:table-cell office:value-type="float" office:value="107.542915344238" calcext:value-type="float">
            <text:p>107.5429153442</text:p>
          </table:table-cell>
          <table:table-cell/>
          <table:table-cell table:formula="of:=([.A424]-[.B424])^2" office:value-type="float" office:value="56.443896969691" calcext:value-type="float">
            <text:p>56.4438969697</text:p>
          </table:table-cell>
        </table:table-row>
        <table:table-row table:style-name="ro1">
          <table:table-cell office:value-type="float" office:value="100.05" calcext:value-type="float">
            <text:p>100.05</text:p>
          </table:table-cell>
          <table:table-cell office:value-type="float" office:value="106.073974609375" calcext:value-type="float">
            <text:p>106.0739746094</text:p>
          </table:table-cell>
          <table:table-cell/>
          <table:table-cell table:formula="of:=([.A425]-[.B425])^2" office:value-type="float" office:value="36.2882700943947" calcext:value-type="float">
            <text:p>36.2882700944</text:p>
          </table:table-cell>
        </table:table-row>
        <table:table-row table:style-name="ro1">
          <table:table-cell office:value-type="float" office:value="100.07" calcext:value-type="float">
            <text:p>100.07</text:p>
          </table:table-cell>
          <table:table-cell office:value-type="float" office:value="103.354507446289" calcext:value-type="float">
            <text:p>103.3545074463</text:p>
          </table:table-cell>
          <table:table-cell/>
          <table:table-cell table:formula="of:=([.A426]-[.B426])^2" office:value-type="float" office:value="10.7879891647283" calcext:value-type="float">
            <text:p>10.7879891647</text:p>
          </table:table-cell>
        </table:table-row>
        <table:table-row table:style-name="ro1">
          <table:table-cell office:value-type="float" office:value="100.16" calcext:value-type="float">
            <text:p>100.16</text:p>
          </table:table-cell>
          <table:table-cell office:value-type="float" office:value="105.359634399414" calcext:value-type="float">
            <text:p>105.3596343994</text:p>
          </table:table-cell>
          <table:table-cell/>
          <table:table-cell table:formula="of:=([.A427]-[.B427])^2" office:value-type="float" office:value="27.0361978875701" calcext:value-type="float">
            <text:p>27.0361978876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94.1704864501953" calcext:value-type="float">
            <text:p>94.1704864502</text:p>
          </table:table-cell>
          <table:table-cell/>
          <table:table-cell table:formula="of:=([.A428]-[.B428])^2" office:value-type="float" office:value="36.4757239182743" calcext:value-type="float">
            <text:p>36.4757239183</text:p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92.778450012207" calcext:value-type="float">
            <text:p>92.7784500122</text:p>
          </table:table-cell>
          <table:table-cell/>
          <table:table-cell table:formula="of:=([.A429]-[.B429])^2" office:value-type="float" office:value="55.8240592200891" calcext:value-type="float">
            <text:p>55.8240592201</text:p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104.737121582031" calcext:value-type="float">
            <text:p>104.737121582</text:p>
          </table:table-cell>
          <table:table-cell/>
          <table:table-cell table:formula="of:=([.A430]-[.B430])^2" office:value-type="float" office:value="20.1342600919306" calcext:value-type="float">
            <text:p>20.1342600919</text:p>
          </table:table-cell>
        </table:table-row>
        <table:table-row table:style-name="ro1">
          <table:table-cell office:value-type="float" office:value="100.29" calcext:value-type="float">
            <text:p>100.29</text:p>
          </table:table-cell>
          <table:table-cell office:value-type="float" office:value="102.726249694824" calcext:value-type="float">
            <text:p>102.7262496948</text:p>
          </table:table-cell>
          <table:table-cell/>
          <table:table-cell table:formula="of:=([.A431]-[.B431])^2" office:value-type="float" office:value="5.93531257553107" calcext:value-type="float">
            <text:p>5.9353125755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111.721031188965" calcext:value-type="float">
            <text:p>111.721031189</text:p>
          </table:table-cell>
          <table:table-cell/>
          <table:table-cell table:formula="of:=([.A432]-[.B432])^2" office:value-type="float" office:value="129.983512171749" calcext:value-type="float">
            <text:p>129.9835121718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105.430145263672" calcext:value-type="float">
            <text:p>105.4301452637</text:p>
          </table:table-cell>
          <table:table-cell/>
          <table:table-cell table:formula="of:=([.A433]-[.B433])^2" office:value-type="float" office:value="25.8078759000078" calcext:value-type="float">
            <text:p>25.8078759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105.372917175293" calcext:value-type="float">
            <text:p>105.3729171753</text:p>
          </table:table-cell>
          <table:table-cell/>
          <table:table-cell table:formula="of:=([.A434]-[.B434])^2" office:value-type="float" office:value="25.2296969498532" calcext:value-type="float">
            <text:p>25.2296969499</text:p>
          </table:table-cell>
        </table:table-row>
        <table:table-row table:style-name="ro1">
          <table:table-cell office:value-type="float" office:value="100.36" calcext:value-type="float">
            <text:p>100.36</text:p>
          </table:table-cell>
          <table:table-cell office:value-type="float" office:value="96.9842834472656" calcext:value-type="float">
            <text:p>96.9842834473</text:p>
          </table:table-cell>
          <table:table-cell/>
          <table:table-cell table:formula="of:=([.A435]-[.B435])^2" office:value-type="float" office:value="11.3954622444048" calcext:value-type="float">
            <text:p>11.3954622444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106.305717468262" calcext:value-type="float">
            <text:p>106.3057174683</text:p>
          </table:table-cell>
          <table:table-cell/>
          <table:table-cell table:formula="of:=([.A436]-[.B436])^2" office:value-type="float" office:value="35.2327418630273" calcext:value-type="float">
            <text:p>35.232741863</text:p>
          </table:table-cell>
        </table:table-row>
        <table:table-row table:style-name="ro1">
          <table:table-cell office:value-type="float" office:value="100.52" calcext:value-type="float">
            <text:p>100.52</text:p>
          </table:table-cell>
          <table:table-cell office:value-type="float" office:value="95.1451110839844" calcext:value-type="float">
            <text:p>95.145111084</text:p>
          </table:table-cell>
          <table:table-cell/>
          <table:table-cell table:formula="of:=([.A437]-[.B437])^2" office:value-type="float" office:value="28.8894308595076" calcext:value-type="float">
            <text:p>28.8894308595</text:p>
          </table:table-cell>
        </table:table-row>
        <table:table-row table:style-name="ro1">
          <table:table-cell office:value-type="float" office:value="100.53" calcext:value-type="float">
            <text:p>100.53</text:p>
          </table:table-cell>
          <table:table-cell office:value-type="float" office:value="104.92236328125" calcext:value-type="float">
            <text:p>104.9223632813</text:p>
          </table:table-cell>
          <table:table-cell/>
          <table:table-cell table:formula="of:=([.A438]-[.B438])^2" office:value-type="float" office:value="19.2928551944733" calcext:value-type="float">
            <text:p>19.2928551945</text:p>
          </table:table-cell>
        </table:table-row>
        <table:table-row table:style-name="ro1">
          <table:table-cell office:value-type="float" office:value="100.56" calcext:value-type="float">
            <text:p>100.56</text:p>
          </table:table-cell>
          <table:table-cell office:value-type="float" office:value="110.601837158203" calcext:value-type="float">
            <text:p>110.6018371582</text:p>
          </table:table-cell>
          <table:table-cell/>
          <table:table-cell table:formula="of:=([.A439]-[.B439])^2" office:value-type="float" office:value="100.838493511869" calcext:value-type="float">
            <text:p>100.8384935119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96.0885238647461" calcext:value-type="float">
            <text:p>96.0885238647</text:p>
          </table:table-cell>
          <table:table-cell/>
          <table:table-cell table:formula="of:=([.A440]-[.B440])^2" office:value-type="float" office:value="20.0836283508502" calcext:value-type="float">
            <text:p>20.0836283509</text:p>
          </table:table-cell>
        </table:table-row>
        <table:table-row table:style-name="ro1">
          <table:table-cell office:value-type="float" office:value="100.59" calcext:value-type="float">
            <text:p>100.59</text:p>
          </table:table-cell>
          <table:table-cell office:value-type="float" office:value="106.859535217285" calcext:value-type="float">
            <text:p>106.8595352173</text:p>
          </table:table-cell>
          <table:table-cell/>
          <table:table-cell table:formula="of:=([.A441]-[.B441])^2" office:value-type="float" office:value="39.3070718407788" calcext:value-type="float">
            <text:p>39.3070718408</text:p>
          </table:table-cell>
        </table:table-row>
        <table:table-row table:style-name="ro1">
          <table:table-cell office:value-type="float" office:value="100.62" calcext:value-type="float">
            <text:p>100.62</text:p>
          </table:table-cell>
          <table:table-cell office:value-type="float" office:value="96.2041091918945" calcext:value-type="float">
            <text:p>96.2041091919</text:p>
          </table:table-cell>
          <table:table-cell/>
          <table:table-cell table:formula="of:=([.A442]-[.B442])^2" office:value-type="float" office:value="19.5000916291104" calcext:value-type="float">
            <text:p>19.5000916291</text:p>
          </table:table-cell>
        </table:table-row>
        <table:table-row table:style-name="ro1">
          <table:table-cell office:value-type="float" office:value="100.68" calcext:value-type="float">
            <text:p>100.68</text:p>
          </table:table-cell>
          <table:table-cell office:value-type="float" office:value="103.314292907715" calcext:value-type="float">
            <text:p>103.3142929077</text:p>
          </table:table-cell>
          <table:table-cell/>
          <table:table-cell table:formula="of:=([.A443]-[.B443])^2" office:value-type="float" office:value="6.93949912363669" calcext:value-type="float">
            <text:p>6.9394991236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09.390426635742" calcext:value-type="float">
            <text:p>109.3904266357</text:p>
          </table:table-cell>
          <table:table-cell/>
          <table:table-cell table:formula="of:=([.A444]-[.B444])^2" office:value-type="float" office:value="74.6569724476431" calcext:value-type="float">
            <text:p>74.6569724476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7.041984558105" calcext:value-type="float">
            <text:p>107.0419845581</text:p>
          </table:table-cell>
          <table:table-cell/>
          <table:table-cell table:formula="of:=([.A445]-[.B445])^2" office:value-type="float" office:value="39.3377902971135" calcext:value-type="float">
            <text:p>39.3377902971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102.607986450195" calcext:value-type="float">
            <text:p>102.6079864502</text:p>
          </table:table-cell>
          <table:table-cell/>
          <table:table-cell table:formula="of:=([.A446]-[.B446])^2" office:value-type="float" office:value="3.34153446209766" calcext:value-type="float">
            <text:p>3.3415344621</text:p>
          </table:table-cell>
        </table:table-row>
        <table:table-row table:style-name="ro1">
          <table:table-cell office:value-type="float" office:value="100.86" calcext:value-type="float">
            <text:p>100.86</text:p>
          </table:table-cell>
          <table:table-cell office:value-type="float" office:value="108.058563232422" calcext:value-type="float">
            <text:p>108.0585632324</text:p>
          </table:table-cell>
          <table:table-cell/>
          <table:table-cell table:formula="of:=([.A447]-[.B447])^2" office:value-type="float" office:value="51.8193126111761" calcext:value-type="float">
            <text:p>51.8193126112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94.6424407958984" calcext:value-type="float">
            <text:p>94.6424407959</text:p>
          </table:table-cell>
          <table:table-cell/>
          <table:table-cell table:formula="of:=([.A448]-[.B448])^2" office:value-type="float" office:value="38.7824936405901" calcext:value-type="float">
            <text:p>38.7824936406</text:p>
          </table:table-cell>
        </table:table-row>
        <table:table-row table:style-name="ro1">
          <table:table-cell office:value-type="float" office:value="100.95" calcext:value-type="float">
            <text:p>100.95</text:p>
          </table:table-cell>
          <table:table-cell office:value-type="float" office:value="104.011871337891" calcext:value-type="float">
            <text:p>104.0118713379</text:p>
          </table:table-cell>
          <table:table-cell/>
          <table:table-cell table:formula="of:=([.A449]-[.B449])^2" office:value-type="float" office:value="9.37505608979611" calcext:value-type="float">
            <text:p>9.37505608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4.589401245117" calcext:value-type="float">
            <text:p>104.5894012451</text:p>
          </table:table-cell>
          <table:table-cell/>
          <table:table-cell table:formula="of:=([.A450]-[.B450])^2" office:value-type="float" office:value="12.8838012984488" calcext:value-type="float">
            <text:p>12.8838012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.9985656738281" calcext:value-type="float">
            <text:p>94.9985656738</text:p>
          </table:table-cell>
          <table:table-cell/>
          <table:table-cell table:formula="of:=([.A451]-[.B451])^2" office:value-type="float" office:value="36.0172139713541" calcext:value-type="float">
            <text:p>36.01721397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4.744964599609" calcext:value-type="float">
            <text:p>104.7449645996</text:p>
          </table:table-cell>
          <table:table-cell/>
          <table:table-cell table:formula="of:=([.A452]-[.B452])^2" office:value-type="float" office:value="14.0247598523274" calcext:value-type="float">
            <text:p>14.0247598523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98.6463775634766" calcext:value-type="float">
            <text:p>98.6463775635</text:p>
          </table:table-cell>
          <table:table-cell/>
          <table:table-cell table:formula="of:=([.A453]-[.B453])^2" office:value-type="float" office:value="5.87394571481977" calcext:value-type="float">
            <text:p>5.8739457148</text:p>
          </table:table-cell>
        </table:table-row>
        <table:table-row table:style-name="ro1">
          <table:table-cell office:value-type="float" office:value="101.13" calcext:value-type="float">
            <text:p>101.13</text:p>
          </table:table-cell>
          <table:table-cell office:value-type="float" office:value="104.65340423584" calcext:value-type="float">
            <text:p>104.6534042358</text:p>
          </table:table-cell>
          <table:table-cell/>
          <table:table-cell table:formula="of:=([.A454]-[.B454])^2" office:value-type="float" office:value="12.4143774091342" calcext:value-type="float">
            <text:p>12.4143774091</text:p>
          </table:table-cell>
        </table:table-row>
        <table:table-row table:style-name="ro1">
          <table:table-cell office:value-type="float" office:value="101.196666666667" calcext:value-type="float">
            <text:p>101.1966666667</text:p>
          </table:table-cell>
          <table:table-cell office:value-type="float" office:value="91.0405044555664" calcext:value-type="float">
            <text:p>91.0405044556</text:p>
          </table:table-cell>
          <table:table-cell/>
          <table:table-cell table:formula="of:=([.A455]-[.B455])^2" office:value-type="float" office:value="103.147630858181" calcext:value-type="float">
            <text:p>103.1476308582</text:p>
          </table:table-cell>
        </table:table-row>
        <table:table-row table:style-name="ro1">
          <table:table-cell office:value-type="float" office:value="101.34" calcext:value-type="float">
            <text:p>101.34</text:p>
          </table:table-cell>
          <table:table-cell office:value-type="float" office:value="94.8527221679688" calcext:value-type="float">
            <text:p>94.852722168</text:p>
          </table:table-cell>
          <table:table-cell/>
          <table:table-cell table:formula="of:=([.A456]-[.B456])^2" office:value-type="float" office:value="42.0847736699641" calcext:value-type="float">
            <text:p>42.08477367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98.9043960571289" calcext:value-type="float">
            <text:p>98.9043960571</text:p>
          </table:table-cell>
          <table:table-cell/>
          <table:table-cell table:formula="of:=([.A457]-[.B457])^2" office:value-type="float" office:value="6.37867527624605" calcext:value-type="float">
            <text:p>6.3786752762</text:p>
          </table:table-cell>
        </table:table-row>
        <table:table-row table:style-name="ro1">
          <table:table-cell office:value-type="float" office:value="101.46" calcext:value-type="float">
            <text:p>101.46</text:p>
          </table:table-cell>
          <table:table-cell office:value-type="float" office:value="105.160598754883" calcext:value-type="float">
            <text:p>105.1605987549</text:p>
          </table:table-cell>
          <table:table-cell/>
          <table:table-cell table:formula="of:=([.A458]-[.B458])^2" office:value-type="float" office:value="13.6944311446403" calcext:value-type="float">
            <text:p>13.6944311446</text:p>
          </table:table-cell>
        </table:table-row>
        <table:table-row table:style-name="ro1">
          <table:table-cell office:value-type="float" office:value="101.48" calcext:value-type="float">
            <text:p>101.48</text:p>
          </table:table-cell>
          <table:table-cell office:value-type="float" office:value="104.109893798828" calcext:value-type="float">
            <text:p>104.1098937988</text:p>
          </table:table-cell>
          <table:table-cell/>
          <table:table-cell table:formula="of:=([.A459]-[.B459])^2" office:value-type="float" office:value="6.91634139311461" calcext:value-type="float">
            <text:p>6.9163413931</text:p>
          </table:table-cell>
        </table:table-row>
        <table:table-row table:style-name="ro1">
          <table:table-cell office:value-type="float" office:value="101.58" calcext:value-type="float">
            <text:p>101.58</text:p>
          </table:table-cell>
          <table:table-cell office:value-type="float" office:value="103.199615478516" calcext:value-type="float">
            <text:p>103.1996154785</text:p>
          </table:table-cell>
          <table:table-cell/>
          <table:table-cell table:formula="of:=([.A460]-[.B460])^2" office:value-type="float" office:value="2.6231542982474" calcext:value-type="float">
            <text:p>2.6231542982</text:p>
          </table:table-cell>
        </table:table-row>
        <table:table-row table:style-name="ro1">
          <table:table-cell office:value-type="float" office:value="101.59" calcext:value-type="float">
            <text:p>101.59</text:p>
          </table:table-cell>
          <table:table-cell office:value-type="float" office:value="94.6234436035156" calcext:value-type="float">
            <text:p>94.6234436035</text:p>
          </table:table-cell>
          <table:table-cell/>
          <table:table-cell table:formula="of:=([.A461]-[.B461])^2" office:value-type="float" office:value="48.5329080253974" calcext:value-type="float">
            <text:p>48.5329080254</text:p>
          </table:table-cell>
        </table:table-row>
        <table:table-row table:style-name="ro1">
          <table:table-cell office:value-type="float" office:value="101.65" calcext:value-type="float">
            <text:p>101.65</text:p>
          </table:table-cell>
          <table:table-cell office:value-type="float" office:value="106.828330993652" calcext:value-type="float">
            <text:p>106.8283309937</text:p>
          </table:table-cell>
          <table:table-cell/>
          <table:table-cell table:formula="of:=([.A462]-[.B462])^2" office:value-type="float" office:value="26.8151118798204" calcext:value-type="float">
            <text:p>26.8151118798</text:p>
          </table:table-cell>
        </table:table-row>
        <table:table-row table:style-name="ro1">
          <table:table-cell office:value-type="float" office:value="101.65" calcext:value-type="float">
            <text:p>101.65</text:p>
          </table:table-cell>
          <table:table-cell office:value-type="float" office:value="96.2546768188477" calcext:value-type="float">
            <text:p>96.2546768188</text:p>
          </table:table-cell>
          <table:table-cell/>
          <table:table-cell table:formula="of:=([.A463]-[.B463])^2" office:value-type="float" office:value="29.1095122290799" calcext:value-type="float">
            <text:p>29.1095122291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102.986602783203" calcext:value-type="float">
            <text:p>102.9866027832</text:p>
          </table:table-cell>
          <table:table-cell/>
          <table:table-cell table:formula="of:=([.A464]-[.B464])^2" office:value-type="float" office:value="1.75987494440229" calcext:value-type="float">
            <text:p>1.7598749444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100.502098083496" calcext:value-type="float">
            <text:p>100.5020980835</text:p>
          </table:table-cell>
          <table:table-cell/>
          <table:table-cell table:formula="of:=([.A465]-[.B465])^2" office:value-type="float" office:value="1.34073684824341" calcext:value-type="float">
            <text:p>1.3407368482</text:p>
          </table:table-cell>
        </table:table-row>
        <table:table-row table:style-name="ro1">
          <table:table-cell office:value-type="float" office:value="101.68" calcext:value-type="float">
            <text:p>101.68</text:p>
          </table:table-cell>
          <table:table-cell office:value-type="float" office:value="105.999145507813" calcext:value-type="float">
            <text:p>105.9991455078</text:p>
          </table:table-cell>
          <table:table-cell/>
          <table:table-cell table:formula="of:=([.A466]-[.B466])^2" office:value-type="float" office:value="18.6550179176568" calcext:value-type="float">
            <text:p>18.6550179177</text:p>
          </table:table-cell>
        </table:table-row>
        <table:table-row table:style-name="ro1">
          <table:table-cell office:value-type="float" office:value="101.71" calcext:value-type="float">
            <text:p>101.71</text:p>
          </table:table-cell>
          <table:table-cell office:value-type="float" office:value="103.367233276367" calcext:value-type="float">
            <text:p>103.3672332764</text:p>
          </table:table-cell>
          <table:table-cell/>
          <table:table-cell table:formula="of:=([.A467]-[.B467])^2" office:value-type="float" office:value="2.74642213229874" calcext:value-type="float">
            <text:p>2.7464221323</text:p>
          </table:table-cell>
        </table:table-row>
        <table:table-row table:style-name="ro1">
          <table:table-cell office:value-type="float" office:value="101.81" calcext:value-type="float">
            <text:p>101.81</text:p>
          </table:table-cell>
          <table:table-cell office:value-type="float" office:value="105.83723449707" calcext:value-type="float">
            <text:p>105.8372344971</text:p>
          </table:table-cell>
          <table:table-cell/>
          <table:table-cell table:formula="of:=([.A468]-[.B468])^2" office:value-type="float" office:value="16.2186176943932" calcext:value-type="float">
            <text:p>16.2186176944</text:p>
          </table:table-cell>
        </table:table-row>
        <table:table-row table:style-name="ro1">
          <table:table-cell office:value-type="float" office:value="101.81" calcext:value-type="float">
            <text:p>101.81</text:p>
          </table:table-cell>
          <table:table-cell office:value-type="float" office:value="95.5791625976562" calcext:value-type="float">
            <text:p>95.5791625977</text:p>
          </table:table-cell>
          <table:table-cell/>
          <table:table-cell table:formula="of:=([.A469]-[.B469])^2" office:value-type="float" office:value="38.8233347344458" calcext:value-type="float">
            <text:p>38.8233347344</text:p>
          </table:table-cell>
        </table:table-row>
        <table:table-row table:style-name="ro1">
          <table:table-cell office:value-type="float" office:value="101.8525" calcext:value-type="float">
            <text:p>101.8525</text:p>
          </table:table-cell>
          <table:table-cell office:value-type="float" office:value="104.956695556641" calcext:value-type="float">
            <text:p>104.9566955566</text:p>
          </table:table-cell>
          <table:table-cell/>
          <table:table-cell table:formula="of:=([.A470]-[.B470])^2" office:value-type="float" office:value="9.63603005386745" calcext:value-type="float">
            <text:p>9.6360300539</text:p>
          </table:table-cell>
        </table:table-row>
        <table:table-row table:style-name="ro1">
          <table:table-cell office:value-type="float" office:value="101.875" calcext:value-type="float">
            <text:p>101.875</text:p>
          </table:table-cell>
          <table:table-cell office:value-type="float" office:value="104.742668151855" calcext:value-type="float">
            <text:p>104.7426681519</text:p>
          </table:table-cell>
          <table:table-cell/>
          <table:table-cell table:formula="of:=([.A471]-[.B471])^2" office:value-type="float" office:value="8.22352062916616" calcext:value-type="float">
            <text:p>8.2235206292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102.626388549805" calcext:value-type="float">
            <text:p>102.6263885498</text:p>
          </table:table-cell>
          <table:table-cell/>
          <table:table-cell table:formula="of:=([.A472]-[.B472])^2" office:value-type="float" office:value="0.54226809628345" calcext:value-type="float">
            <text:p>0.5422680963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95.8773422241211" calcext:value-type="float">
            <text:p>95.8773422241</text:p>
          </table:table-cell>
          <table:table-cell/>
          <table:table-cell table:formula="of:=([.A473]-[.B473])^2" office:value-type="float" office:value="36.1520535298371" calcext:value-type="float">
            <text:p>36.1520535298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3.873306274414" calcext:value-type="float">
            <text:p>103.8733062744</text:p>
          </table:table-cell>
          <table:table-cell/>
          <table:table-cell table:formula="of:=([.A474]-[.B474])^2" office:value-type="float" office:value="3.66074089971224" calcext:value-type="float">
            <text:p>3.6607408997</text:p>
          </table:table-cell>
        </table:table-row>
        <table:table-row table:style-name="ro1">
          <table:table-cell office:value-type="float" office:value="101.98" calcext:value-type="float">
            <text:p>101.98</text:p>
          </table:table-cell>
          <table:table-cell office:value-type="float" office:value="93.0515594482422" calcext:value-type="float">
            <text:p>93.0515594482</text:p>
          </table:table-cell>
          <table:table-cell/>
          <table:table-cell table:formula="of:=([.A475]-[.B475])^2" office:value-type="float" office:value="79.7170506862734" calcext:value-type="float">
            <text:p>79.7170506863</text:p>
          </table:table-cell>
        </table:table-row>
        <table:table-row table:style-name="ro1">
          <table:table-cell office:value-type="float" office:value="102.14" calcext:value-type="float">
            <text:p>102.14</text:p>
          </table:table-cell>
          <table:table-cell office:value-type="float" office:value="101.556648254395" calcext:value-type="float">
            <text:p>101.5566482544</text:p>
          </table:table-cell>
          <table:table-cell/>
          <table:table-cell table:formula="of:=([.A476]-[.B476])^2" office:value-type="float" office:value="0.340299259100948" calcext:value-type="float">
            <text:p>0.3402992591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107.362228393555" calcext:value-type="float">
            <text:p>107.3622283936</text:p>
          </table:table-cell>
          <table:table-cell/>
          <table:table-cell table:formula="of:=([.A477]-[.B477])^2" office:value-type="float" office:value="26.9592356908355" calcext:value-type="float">
            <text:p>26.9592356908</text:p>
          </table:table-cell>
        </table:table-row>
        <table:table-row table:style-name="ro1">
          <table:table-cell office:value-type="float" office:value="102.365" calcext:value-type="float">
            <text:p>102.365</text:p>
          </table:table-cell>
          <table:table-cell office:value-type="float" office:value="106.072593688965" calcext:value-type="float">
            <text:p>106.072593689</text:p>
          </table:table-cell>
          <table:table-cell/>
          <table:table-cell table:formula="of:=([.A478]-[.B478])^2" office:value-type="float" office:value="13.7462509624519" calcext:value-type="float">
            <text:p>13.7462509625</text:p>
          </table:table-cell>
        </table:table-row>
        <table:table-row table:style-name="ro1">
          <table:table-cell office:value-type="float" office:value="102.39" calcext:value-type="float">
            <text:p>102.39</text:p>
          </table:table-cell>
          <table:table-cell office:value-type="float" office:value="95.9725799560547" calcext:value-type="float">
            <text:p>95.9725799561</text:p>
          </table:table-cell>
          <table:table-cell/>
          <table:table-cell table:formula="of:=([.A479]-[.B479])^2" office:value-type="float" office:value="41.1832800204311" calcext:value-type="float">
            <text:p>41.1832800204</text:p>
          </table:table-cell>
        </table:table-row>
        <table:table-row table:style-name="ro1">
          <table:table-cell office:value-type="float" office:value="102.65" calcext:value-type="float">
            <text:p>102.65</text:p>
          </table:table-cell>
          <table:table-cell office:value-type="float" office:value="96.3251190185547" calcext:value-type="float">
            <text:p>96.3251190186</text:p>
          </table:table-cell>
          <table:table-cell/>
          <table:table-cell table:formula="of:=([.A480]-[.B480])^2" office:value-type="float" office:value="40.0041194294487" calcext:value-type="float">
            <text:p>40.0041194294</text:p>
          </table:table-cell>
        </table:table-row>
        <table:table-row table:style-name="ro1">
          <table:table-cell office:value-type="float" office:value="102.87" calcext:value-type="float">
            <text:p>102.87</text:p>
          </table:table-cell>
          <table:table-cell office:value-type="float" office:value="96.0645904541016" calcext:value-type="float">
            <text:p>96.0645904541</text:p>
          </table:table-cell>
          <table:table-cell/>
          <table:table-cell table:formula="of:=([.A481]-[.B481])^2" office:value-type="float" office:value="46.3135990874056" calcext:value-type="float">
            <text:p>46.3135990874</text:p>
          </table:table-cell>
        </table:table-row>
        <table:table-row table:style-name="ro1">
          <table:table-cell office:value-type="float" office:value="103.03" calcext:value-type="float">
            <text:p>103.03</text:p>
          </table:table-cell>
          <table:table-cell office:value-type="float" office:value="95.8425903320313" calcext:value-type="float">
            <text:p>95.842590332</text:p>
          </table:table-cell>
          <table:table-cell/>
          <table:table-cell table:formula="of:=([.A482]-[.B482])^2" office:value-type="float" office:value="51.6588577352107" calcext:value-type="float">
            <text:p>51.6588577352</text:p>
          </table:table-cell>
        </table:table-row>
        <table:table-row table:style-name="ro1">
          <table:table-cell office:value-type="float" office:value="103.06" calcext:value-type="float">
            <text:p>103.06</text:p>
          </table:table-cell>
          <table:table-cell office:value-type="float" office:value="103.223976135254" calcext:value-type="float">
            <text:p>103.2239761353</text:p>
          </table:table-cell>
          <table:table-cell/>
          <table:table-cell table:formula="of:=([.A483]-[.B483])^2" office:value-type="float" office:value="0.0268881729328066" calcext:value-type="float">
            <text:p>0.0268881729</text:p>
          </table:table-cell>
        </table:table-row>
        <table:table-row table:style-name="ro1">
          <table:table-cell office:value-type="float" office:value="103.32" calcext:value-type="float">
            <text:p>103.32</text:p>
          </table:table-cell>
          <table:table-cell office:value-type="float" office:value="108.847625732422" calcext:value-type="float">
            <text:p>108.8476257324</text:p>
          </table:table-cell>
          <table:table-cell/>
          <table:table-cell table:formula="of:=([.A484]-[.B484])^2" office:value-type="float" office:value="30.5546462377325" calcext:value-type="float">
            <text:p>30.5546462377</text:p>
          </table:table-cell>
        </table:table-row>
        <table:table-row table:style-name="ro1">
          <table:table-cell office:value-type="float" office:value="103.53" calcext:value-type="float">
            <text:p>103.53</text:p>
          </table:table-cell>
          <table:table-cell office:value-type="float" office:value="97.4574584960937" calcext:value-type="float">
            <text:p>97.4574584961</text:p>
          </table:table-cell>
          <table:table-cell/>
          <table:table-cell table:formula="of:=([.A485]-[.B485])^2" office:value-type="float" office:value="36.875760316664" calcext:value-type="float">
            <text:p>36.8757603167</text:p>
          </table:table-cell>
        </table:table-row>
        <table:table-row table:style-name="ro1">
          <table:table-cell office:value-type="float" office:value="103.58" calcext:value-type="float">
            <text:p>103.58</text:p>
          </table:table-cell>
          <table:table-cell office:value-type="float" office:value="108.750045776367" calcext:value-type="float">
            <text:p>108.7500457764</text:p>
          </table:table-cell>
          <table:table-cell/>
          <table:table-cell table:formula="of:=([.A486]-[.B486])^2" office:value-type="float" office:value="26.7293733297322" calcext:value-type="float">
            <text:p>26.7293733297</text:p>
          </table:table-cell>
        </table:table-row>
        <table:table-row table:style-name="ro1">
          <table:table-cell office:value-type="float" office:value="103.68" calcext:value-type="float">
            <text:p>103.68</text:p>
          </table:table-cell>
          <table:table-cell office:value-type="float" office:value="104.356140136719" calcext:value-type="float">
            <text:p>104.3561401367</text:p>
          </table:table-cell>
          <table:table-cell/>
          <table:table-cell table:formula="of:=([.A487]-[.B487])^2" office:value-type="float" office:value="0.457165484482041" calcext:value-type="float">
            <text:p>0.4571654845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105.514343261719" calcext:value-type="float">
            <text:p>105.5143432617</text:p>
          </table:table-cell>
          <table:table-cell/>
          <table:table-cell table:formula="of:=([.A488]-[.B488])^2" office:value-type="float" office:value="2.83701222329736" calcext:value-type="float">
            <text:p>2.8370122233</text:p>
          </table:table-cell>
        </table:table-row>
        <table:table-row table:style-name="ro1">
          <table:table-cell office:value-type="float" office:value="103.96" calcext:value-type="float">
            <text:p>103.96</text:p>
          </table:table-cell>
          <table:table-cell office:value-type="float" office:value="103.50025177002" calcext:value-type="float">
            <text:p>103.50025177</text:p>
          </table:table-cell>
          <table:table-cell/>
          <table:table-cell table:formula="of:=([.A489]-[.B489])^2" office:value-type="float" office:value="0.211368434970181" calcext:value-type="float">
            <text:p>0.211368435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100.955535888672" calcext:value-type="float">
            <text:p>100.9555358887</text:p>
          </table:table-cell>
          <table:table-cell/>
          <table:table-cell table:formula="of:=([.A490]-[.B490])^2" office:value-type="float" office:value="9.88765454743054" calcext:value-type="float">
            <text:p>9.8876545474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04.011909484863" calcext:value-type="float">
            <text:p>104.0119094849</text:p>
          </table:table-cell>
          <table:table-cell/>
          <table:table-cell table:formula="of:=([.A491]-[.B491])^2" office:value-type="float" office:value="0.0353780418843973" calcext:value-type="float">
            <text:p>0.0353780419</text:p>
          </table:table-cell>
        </table:table-row>
        <table:table-row table:style-name="ro1">
          <table:table-cell office:value-type="float" office:value="104.21" calcext:value-type="float">
            <text:p>104.21</text:p>
          </table:table-cell>
          <table:table-cell office:value-type="float" office:value="112.076843261719" calcext:value-type="float">
            <text:p>112.0768432617</text:p>
          </table:table-cell>
          <table:table-cell/>
          <table:table-cell table:formula="of:=([.A492]-[.B492])^2" office:value-type="float" office:value="61.8872229044498" calcext:value-type="float">
            <text:p>61.8872229044</text:p>
          </table:table-cell>
        </table:table-row>
        <table:table-row table:style-name="ro1">
          <table:table-cell office:value-type="float" office:value="104.25" calcext:value-type="float">
            <text:p>104.25</text:p>
          </table:table-cell>
          <table:table-cell office:value-type="float" office:value="107.520469665527" calcext:value-type="float">
            <text:p>107.5204696655</text:p>
          </table:table-cell>
          <table:table-cell/>
          <table:table-cell table:formula="of:=([.A493]-[.B493])^2" office:value-type="float" office:value="10.6959718331345" calcext:value-type="float">
            <text:p>10.6959718331</text:p>
          </table:table-cell>
        </table:table-row>
        <table:table-row table:style-name="ro1">
          <table:table-cell office:value-type="float" office:value="104.29" calcext:value-type="float">
            <text:p>104.29</text:p>
          </table:table-cell>
          <table:table-cell office:value-type="float" office:value="112.369422912598" calcext:value-type="float">
            <text:p>112.3694229126</text:p>
          </table:table-cell>
          <table:table-cell/>
          <table:table-cell table:formula="of:=([.A494]-[.B494])^2" office:value-type="float" office:value="65.2770746006079" calcext:value-type="float">
            <text:p>65.2770746006</text:p>
          </table:table-cell>
        </table:table-row>
        <table:table-row table:style-name="ro1">
          <table:table-cell office:value-type="float" office:value="104.31" calcext:value-type="float">
            <text:p>104.31</text:p>
          </table:table-cell>
          <table:table-cell office:value-type="float" office:value="93.603401184082" calcext:value-type="float">
            <text:p>93.6034011841</text:p>
          </table:table-cell>
          <table:table-cell/>
          <table:table-cell table:formula="of:=([.A495]-[.B495])^2" office:value-type="float" office:value="114.631258205016" calcext:value-type="float">
            <text:p>114.631258205</text:p>
          </table:table-cell>
        </table:table-row>
        <table:table-row table:style-name="ro1">
          <table:table-cell office:value-type="float" office:value="104.51" calcext:value-type="float">
            <text:p>104.51</text:p>
          </table:table-cell>
          <table:table-cell office:value-type="float" office:value="110.425888061523" calcext:value-type="float">
            <text:p>110.4258880615</text:p>
          </table:table-cell>
          <table:table-cell/>
          <table:table-cell table:formula="of:=([.A496]-[.B496])^2" office:value-type="float" office:value="34.9977315564755" calcext:value-type="float">
            <text:p>34.9977315565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00.456253051758" calcext:value-type="float">
            <text:p>100.4562530518</text:p>
          </table:table-cell>
          <table:table-cell/>
          <table:table-cell table:formula="of:=([.A497]-[.B497])^2" office:value-type="float" office:value="17.1706387710664" calcext:value-type="float">
            <text:p>17.1706387711</text:p>
          </table:table-cell>
        </table:table-row>
        <table:table-row table:style-name="ro1">
          <table:table-cell office:value-type="float" office:value="104.77" calcext:value-type="float">
            <text:p>104.77</text:p>
          </table:table-cell>
          <table:table-cell office:value-type="float" office:value="102.626388549805" calcext:value-type="float">
            <text:p>102.6263885498</text:p>
          </table:table-cell>
          <table:table-cell/>
          <table:table-cell table:formula="of:=([.A498]-[.B498])^2" office:value-type="float" office:value="4.59507004940843" calcext:value-type="float">
            <text:p>4.5950700494</text:p>
          </table:table-cell>
        </table:table-row>
        <table:table-row table:style-name="ro1">
          <table:table-cell office:value-type="float" office:value="104.89" calcext:value-type="float">
            <text:p>104.89</text:p>
          </table:table-cell>
          <table:table-cell office:value-type="float" office:value="94.2735977172852" calcext:value-type="float">
            <text:p>94.2735977173</text:p>
          </table:table-cell>
          <table:table-cell/>
          <table:table-cell table:formula="of:=([.A499]-[.B499])^2" office:value-type="float" office:value="112.707997428433" calcext:value-type="float">
            <text:p>112.7079974284</text:p>
          </table:table-cell>
        </table:table-row>
        <table:table-row table:style-name="ro1">
          <table:table-cell office:value-type="float" office:value="104.91" calcext:value-type="float">
            <text:p>104.91</text:p>
          </table:table-cell>
          <table:table-cell office:value-type="float" office:value="110.83024597168" calcext:value-type="float">
            <text:p>110.8302459717</text:p>
          </table:table-cell>
          <table:table-cell/>
          <table:table-cell table:formula="of:=([.A500]-[.B500])^2" office:value-type="float" office:value="35.0493123651896" calcext:value-type="float">
            <text:p>35.0493123652</text:p>
          </table:table-cell>
        </table:table-row>
        <table:table-row table:style-name="ro1">
          <table:table-cell office:value-type="float" office:value="105.06" calcext:value-type="float">
            <text:p>105.06</text:p>
          </table:table-cell>
          <table:table-cell office:value-type="float" office:value="111.0380859375" calcext:value-type="float">
            <text:p>111.0380859375</text:p>
          </table:table-cell>
          <table:table-cell/>
          <table:table-cell table:formula="of:=([.A501]-[.B501])^2" office:value-type="float" office:value="35.7375114761352" calcext:value-type="float">
            <text:p>35.7375114761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112.677307128906" calcext:value-type="float">
            <text:p>112.6773071289</text:p>
          </table:table-cell>
          <table:table-cell/>
          <table:table-cell table:formula="of:=([.A502]-[.B502])^2" office:value-type="float" office:value="57.4155833257736" calcext:value-type="float">
            <text:p>57.4155833258</text:p>
          </table:table-cell>
        </table:table-row>
        <table:table-row table:style-name="ro1">
          <table:table-cell office:value-type="float" office:value="105.11" calcext:value-type="float">
            <text:p>105.11</text:p>
          </table:table-cell>
          <table:table-cell office:value-type="float" office:value="108.65958404541" calcext:value-type="float">
            <text:p>108.6595840454</text:p>
          </table:table-cell>
          <table:table-cell/>
          <table:table-cell table:formula="of:=([.A503]-[.B503])^2" office:value-type="float" office:value="12.5995468954303" calcext:value-type="float">
            <text:p>12.5995468954</text:p>
          </table:table-cell>
        </table:table-row>
        <table:table-row table:style-name="ro1">
          <table:table-cell office:value-type="float" office:value="105.23" calcext:value-type="float">
            <text:p>105.23</text:p>
          </table:table-cell>
          <table:table-cell office:value-type="float" office:value="97.6730804443359" calcext:value-type="float">
            <text:p>97.6730804443</text:p>
          </table:table-cell>
          <table:table-cell/>
          <table:table-cell table:formula="of:=([.A504]-[.B504])^2" office:value-type="float" office:value="57.107033170778" calcext:value-type="float">
            <text:p>57.1070331708</text:p>
          </table:table-cell>
        </table:table-row>
        <table:table-row table:style-name="ro1">
          <table:table-cell office:value-type="float" office:value="105.25" calcext:value-type="float">
            <text:p>105.25</text:p>
          </table:table-cell>
          <table:table-cell office:value-type="float" office:value="103.310836791992" calcext:value-type="float">
            <text:p>103.310836792</text:p>
          </table:table-cell>
          <table:table-cell/>
          <table:table-cell table:formula="of:=([.A505]-[.B505])^2" office:value-type="float" office:value="3.76035394729115" calcext:value-type="float">
            <text:p>3.7603539473</text:p>
          </table:table-cell>
        </table:table-row>
        <table:table-row table:style-name="ro1">
          <table:table-cell office:value-type="float" office:value="105.29" calcext:value-type="float">
            <text:p>105.29</text:p>
          </table:table-cell>
          <table:table-cell office:value-type="float" office:value="108.744758605957" calcext:value-type="float">
            <text:p>108.744758606</text:p>
          </table:table-cell>
          <table:table-cell/>
          <table:table-cell table:formula="of:=([.A506]-[.B506])^2" office:value-type="float" office:value="11.9353570254341" calcext:value-type="float">
            <text:p>11.9353570254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12.922866821289" calcext:value-type="float">
            <text:p>112.9228668213</text:p>
          </table:table-cell>
          <table:table-cell/>
          <table:table-cell table:formula="of:=([.A507]-[.B507])^2" office:value-type="float" office:value="56.5935252108517" calcext:value-type="float">
            <text:p>56.5935252109</text:p>
          </table:table-cell>
        </table:table-row>
        <table:table-row table:style-name="ro1">
          <table:table-cell office:value-type="float" office:value="105.43" calcext:value-type="float">
            <text:p>105.43</text:p>
          </table:table-cell>
          <table:table-cell office:value-type="float" office:value="109.407791137695" calcext:value-type="float">
            <text:p>109.4077911377</text:p>
          </table:table-cell>
          <table:table-cell/>
          <table:table-cell table:formula="of:=([.A508]-[.B508])^2" office:value-type="float" office:value="15.8228223351273" calcext:value-type="float">
            <text:p>15.8228223351</text:p>
          </table:table-cell>
        </table:table-row>
        <table:table-row table:style-name="ro1">
          <table:table-cell office:value-type="float" office:value="105.47" calcext:value-type="float">
            <text:p>105.47</text:p>
          </table:table-cell>
          <table:table-cell office:value-type="float" office:value="103.804222106934" calcext:value-type="float">
            <text:p>103.8042221069</text:p>
          </table:table-cell>
          <table:table-cell/>
          <table:table-cell table:formula="of:=([.A509]-[.B509])^2" office:value-type="float" office:value="2.77481598902875" calcext:value-type="float">
            <text:p>2.774815989</text:p>
          </table:table-cell>
        </table:table-row>
        <table:table-row table:style-name="ro1">
          <table:table-cell office:value-type="float" office:value="105.49" calcext:value-type="float">
            <text:p>105.49</text:p>
          </table:table-cell>
          <table:table-cell office:value-type="float" office:value="94.1381988525391" calcext:value-type="float">
            <text:p>94.1381988525</text:p>
          </table:table-cell>
          <table:table-cell/>
          <table:table-cell table:formula="of:=([.A510]-[.B510])^2" office:value-type="float" office:value="128.863389291495" calcext:value-type="float">
            <text:p>128.8633892915</text:p>
          </table:table-cell>
        </table:table-row>
        <table:table-row table:style-name="ro1">
          <table:table-cell office:value-type="float" office:value="105.49" calcext:value-type="float">
            <text:p>105.49</text:p>
          </table:table-cell>
          <table:table-cell office:value-type="float" office:value="100.62028503418" calcext:value-type="float">
            <text:p>100.6202850342</text:p>
          </table:table-cell>
          <table:table-cell/>
          <table:table-cell table:formula="of:=([.A511]-[.B511])^2" office:value-type="float" office:value="23.7141238483343" calcext:value-type="float">
            <text:p>23.7141238483</text:p>
          </table:table-cell>
        </table:table-row>
        <table:table-row table:style-name="ro1">
          <table:table-cell office:value-type="float" office:value="105.55" calcext:value-type="float">
            <text:p>105.55</text:p>
          </table:table-cell>
          <table:table-cell office:value-type="float" office:value="101.262763977051" calcext:value-type="float">
            <text:p>101.2627639771</text:p>
          </table:table-cell>
          <table:table-cell/>
          <table:table-cell table:formula="of:=([.A512]-[.B512])^2" office:value-type="float" office:value="18.3803927164734" calcext:value-type="float">
            <text:p>18.3803927165</text:p>
          </table:table-cell>
        </table:table-row>
        <table:table-row table:style-name="ro1">
          <table:table-cell office:value-type="float" office:value="105.59" calcext:value-type="float">
            <text:p>105.59</text:p>
          </table:table-cell>
          <table:table-cell office:value-type="float" office:value="102.341850280762" calcext:value-type="float">
            <text:p>102.3418502808</text:p>
          </table:table-cell>
          <table:table-cell/>
          <table:table-cell table:formula="of:=([.A513]-[.B513])^2" office:value-type="float" office:value="10.5504765985877" calcext:value-type="float">
            <text:p>10.5504765986</text:p>
          </table:table-cell>
        </table:table-row>
        <table:table-row table:style-name="ro1">
          <table:table-cell office:value-type="float" office:value="105.85" calcext:value-type="float">
            <text:p>105.85</text:p>
          </table:table-cell>
          <table:table-cell office:value-type="float" office:value="103.090156555176" calcext:value-type="float">
            <text:p>103.0901565552</text:p>
          </table:table-cell>
          <table:table-cell/>
          <table:table-cell table:formula="of:=([.A514]-[.B514])^2" office:value-type="float" office:value="7.61673583993918" calcext:value-type="float">
            <text:p>7.6167358399</text:p>
          </table:table-cell>
        </table:table-row>
        <table:table-row table:style-name="ro1">
          <table:table-cell office:value-type="float" office:value="105.85" calcext:value-type="float">
            <text:p>105.85</text:p>
          </table:table-cell>
          <table:table-cell office:value-type="float" office:value="93.5676422119141" calcext:value-type="float">
            <text:p>93.5676422119</text:p>
          </table:table-cell>
          <table:table-cell/>
          <table:table-cell table:formula="of:=([.A515]-[.B515])^2" office:value-type="float" office:value="150.856312834555" calcext:value-type="float">
            <text:p>150.8563128346</text:p>
          </table:table-cell>
        </table:table-row>
        <table:table-row table:style-name="ro1">
          <table:table-cell office:value-type="float" office:value="105.95" calcext:value-type="float">
            <text:p>105.95</text:p>
          </table:table-cell>
          <table:table-cell office:value-type="float" office:value="94.8642349243164" calcext:value-type="float">
            <text:p>94.8642349243</text:p>
          </table:table-cell>
          <table:table-cell/>
          <table:table-cell table:formula="of:=([.A516]-[.B516])^2" office:value-type="float" office:value="122.894187313246" calcext:value-type="float">
            <text:p>122.8941873132</text:p>
          </table:table-cell>
        </table:table-row>
        <table:table-row table:style-name="ro1">
          <table:table-cell office:value-type="float" office:value="105.96" calcext:value-type="float">
            <text:p>105.96</text:p>
          </table:table-cell>
          <table:table-cell office:value-type="float" office:value="110.108222961426" calcext:value-type="float">
            <text:p>110.1082229614</text:p>
          </table:table-cell>
          <table:table-cell/>
          <table:table-cell table:formula="of:=([.A517]-[.B517])^2" office:value-type="float" office:value="17.2077537377001" calcext:value-type="float">
            <text:p>17.2077537377</text:p>
          </table:table-cell>
        </table:table-row>
        <table:table-row table:style-name="ro1">
          <table:table-cell office:value-type="float" office:value="105.965" calcext:value-type="float">
            <text:p>105.965</text:p>
          </table:table-cell>
          <table:table-cell office:value-type="float" office:value="110.715866088867" calcext:value-type="float">
            <text:p>110.7158660889</text:p>
          </table:table-cell>
          <table:table-cell/>
          <table:table-cell table:formula="of:=([.A518]-[.B518])^2" office:value-type="float" office:value="22.5707285943482" calcext:value-type="float">
            <text:p>22.5707285943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106.550788879395" calcext:value-type="float">
            <text:p>106.5507888794</text:p>
          </table:table-cell>
          <table:table-cell/>
          <table:table-cell table:formula="of:=([.A519]-[.B519])^2" office:value-type="float" office:value="0.337315722428357" calcext:value-type="float">
            <text:p>0.3373157224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111.295143127441" calcext:value-type="float">
            <text:p>111.2951431274</text:p>
          </table:table-cell>
          <table:table-cell/>
          <table:table-cell table:formula="of:=([.A520]-[.B520])^2" office:value-type="float" office:value="28.3571493277365" calcext:value-type="float">
            <text:p>28.3571493277</text:p>
          </table:table-cell>
        </table:table-row>
        <table:table-row table:style-name="ro1">
          <table:table-cell office:value-type="float" office:value="106.02" calcext:value-type="float">
            <text:p>106.02</text:p>
          </table:table-cell>
          <table:table-cell office:value-type="float" office:value="108.855308532715" calcext:value-type="float">
            <text:p>108.8553085327</text:p>
          </table:table-cell>
          <table:table-cell/>
          <table:table-cell table:formula="of:=([.A521]-[.B521])^2" office:value-type="float" office:value="8.03897447568562" calcext:value-type="float">
            <text:p>8.0389744757</text:p>
          </table:table-cell>
        </table:table-row>
        <table:table-row table:style-name="ro1">
          <table:table-cell office:value-type="float" office:value="106.02" calcext:value-type="float">
            <text:p>106.02</text:p>
          </table:table-cell>
          <table:table-cell office:value-type="float" office:value="107.116767883301" calcext:value-type="float">
            <text:p>107.1167678833</text:p>
          </table:table-cell>
          <table:table-cell/>
          <table:table-cell table:formula="of:=([.A522]-[.B522])^2" office:value-type="float" office:value="1.20289978984008" calcext:value-type="float">
            <text:p>1.2028997898</text:p>
          </table:table-cell>
        </table:table-row>
        <table:table-row table:style-name="ro1">
          <table:table-cell office:value-type="float" office:value="106.06" calcext:value-type="float">
            <text:p>106.06</text:p>
          </table:table-cell>
          <table:table-cell office:value-type="float" office:value="112.507057189941" calcext:value-type="float">
            <text:p>112.5070571899</text:p>
          </table:table-cell>
          <table:table-cell/>
          <table:table-cell table:formula="of:=([.A523]-[.B523])^2" office:value-type="float" office:value="41.5645464103752" calcext:value-type="float">
            <text:p>41.5645464104</text:p>
          </table:table-cell>
        </table:table-row>
        <table:table-row table:style-name="ro1">
          <table:table-cell office:value-type="float" office:value="106.06" calcext:value-type="float">
            <text:p>106.06</text:p>
          </table:table-cell>
          <table:table-cell office:value-type="float" office:value="111.458610534668" calcext:value-type="float">
            <text:p>111.4586105347</text:p>
          </table:table-cell>
          <table:table-cell/>
          <table:table-cell table:formula="of:=([.A524]-[.B524])^2" office:value-type="float" office:value="29.1449957050279" calcext:value-type="float">
            <text:p>29.144995705</text:p>
          </table:table-cell>
        </table:table-row>
        <table:table-row table:style-name="ro1">
          <table:table-cell office:value-type="float" office:value="106.13" calcext:value-type="float">
            <text:p>106.13</text:p>
          </table:table-cell>
          <table:table-cell office:value-type="float" office:value="105.358856201172" calcext:value-type="float">
            <text:p>105.3588562012</text:p>
          </table:table-cell>
          <table:table-cell/>
          <table:table-cell table:formula="of:=([.A525]-[.B525])^2" office:value-type="float" office:value="0.594662758471065" calcext:value-type="float">
            <text:p>0.5946627585</text:p>
          </table:table-cell>
        </table:table-row>
        <table:table-row table:style-name="ro1">
          <table:table-cell office:value-type="float" office:value="106.16" calcext:value-type="float">
            <text:p>106.16</text:p>
          </table:table-cell>
          <table:table-cell office:value-type="float" office:value="110.751304626465" calcext:value-type="float">
            <text:p>110.7513046265</text:p>
          </table:table-cell>
          <table:table-cell/>
          <table:table-cell table:formula="of:=([.A526]-[.B526])^2" office:value-type="float" office:value="21.0800781729975" calcext:value-type="float">
            <text:p>21.080078173</text:p>
          </table:table-cell>
        </table:table-row>
        <table:table-row table:style-name="ro1">
          <table:table-cell office:value-type="float" office:value="106.19" calcext:value-type="float">
            <text:p>106.19</text:p>
          </table:table-cell>
          <table:table-cell office:value-type="float" office:value="115.142951965332" calcext:value-type="float">
            <text:p>115.1429519653</text:p>
          </table:table-cell>
          <table:table-cell/>
          <table:table-cell table:formula="of:=([.A527]-[.B527])^2" office:value-type="float" office:value="80.1553488935427" calcext:value-type="float">
            <text:p>80.1553488935</text:p>
          </table:table-cell>
        </table:table-row>
        <table:table-row table:style-name="ro1">
          <table:table-cell office:value-type="float" office:value="106.32" calcext:value-type="float">
            <text:p>106.32</text:p>
          </table:table-cell>
          <table:table-cell office:value-type="float" office:value="106.985572814941" calcext:value-type="float">
            <text:p>106.9855728149</text:p>
          </table:table-cell>
          <table:table-cell/>
          <table:table-cell table:formula="of:=([.A528]-[.B528])^2" office:value-type="float" office:value="0.442987171989036" calcext:value-type="float">
            <text:p>0.442987172</text:p>
          </table:table-cell>
        </table:table-row>
        <table:table-row table:style-name="ro1">
          <table:table-cell office:value-type="float" office:value="106.34" calcext:value-type="float">
            <text:p>106.34</text:p>
          </table:table-cell>
          <table:table-cell office:value-type="float" office:value="108.89916229248" calcext:value-type="float">
            <text:p>108.8991622925</text:p>
          </table:table-cell>
          <table:table-cell/>
          <table:table-cell table:formula="of:=([.A529]-[.B529])^2" office:value-type="float" office:value="6.54931163925387" calcext:value-type="float">
            <text:p>6.5493116393</text:p>
          </table:table-cell>
        </table:table-row>
        <table:table-row table:style-name="ro1">
          <table:table-cell office:value-type="float" office:value="106.35" calcext:value-type="float">
            <text:p>106.35</text:p>
          </table:table-cell>
          <table:table-cell office:value-type="float" office:value="106.908256530762" calcext:value-type="float">
            <text:p>106.9082565308</text:p>
          </table:table-cell>
          <table:table-cell/>
          <table:table-cell table:formula="of:=([.A530]-[.B530])^2" office:value-type="float" office:value="0.311650354138116" calcext:value-type="float">
            <text:p>0.3116503541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99.1831359863281" calcext:value-type="float">
            <text:p>99.1831359863</text:p>
          </table:table-cell>
          <table:table-cell/>
          <table:table-cell table:formula="of:=([.A531]-[.B531])^2" office:value-type="float" office:value="51.6510143510119" calcext:value-type="float">
            <text:p>51.65101435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04.21842956543" calcext:value-type="float">
            <text:p>104.2184295654</text:p>
          </table:table-cell>
          <table:table-cell/>
          <table:table-cell table:formula="of:=([.A532]-[.B532])^2" office:value-type="float" office:value="4.75924956099133" calcext:value-type="float">
            <text:p>4.759249561</text:p>
          </table:table-cell>
        </table:table-row>
        <table:table-row table:style-name="ro1">
          <table:table-cell office:value-type="float" office:value="106.41" calcext:value-type="float">
            <text:p>106.41</text:p>
          </table:table-cell>
          <table:table-cell office:value-type="float" office:value="112.162536621094" calcext:value-type="float">
            <text:p>112.1625366211</text:p>
          </table:table-cell>
          <table:table-cell/>
          <table:table-cell table:formula="of:=([.A533]-[.B533])^2" office:value-type="float" office:value="33.0916775770247" calcext:value-type="float">
            <text:p>33.091677577</text:p>
          </table:table-cell>
        </table:table-row>
        <table:table-row table:style-name="ro1">
          <table:table-cell office:value-type="float" office:value="106.62" calcext:value-type="float">
            <text:p>106.62</text:p>
          </table:table-cell>
          <table:table-cell office:value-type="float" office:value="88.7226943969727" calcext:value-type="float">
            <text:p>88.722694397</text:p>
          </table:table-cell>
          <table:table-cell/>
          <table:table-cell table:formula="of:=([.A534]-[.B534])^2" office:value-type="float" office:value="320.313547848154" calcext:value-type="float">
            <text:p>320.3135478482</text:p>
          </table:table-cell>
        </table:table-row>
        <table:table-row table:style-name="ro1">
          <table:table-cell office:value-type="float" office:value="106.66" calcext:value-type="float">
            <text:p>106.66</text:p>
          </table:table-cell>
          <table:table-cell office:value-type="float" office:value="101.226524353027" calcext:value-type="float">
            <text:p>101.226524353</text:p>
          </table:table-cell>
          <table:table-cell/>
          <table:table-cell table:formula="of:=([.A535]-[.B535])^2" office:value-type="float" office:value="29.5226576062449" calcext:value-type="float">
            <text:p>29.5226576062</text:p>
          </table:table-cell>
        </table:table-row>
        <table:table-row table:style-name="ro1">
          <table:table-cell office:value-type="float" office:value="106.79" calcext:value-type="float">
            <text:p>106.79</text:p>
          </table:table-cell>
          <table:table-cell office:value-type="float" office:value="103.868988037109" calcext:value-type="float">
            <text:p>103.8689880371</text:p>
          </table:table-cell>
          <table:table-cell/>
          <table:table-cell table:formula="of:=([.A536]-[.B536])^2" office:value-type="float" office:value="8.53231088735018" calcext:value-type="float">
            <text:p>8.5323108874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94.2047805786133" calcext:value-type="float">
            <text:p>94.2047805786</text:p>
          </table:table-cell>
          <table:table-cell/>
          <table:table-cell table:formula="of:=([.A537]-[.B537])^2" office:value-type="float" office:value="167.061297090992" calcext:value-type="float">
            <text:p>167.061297091</text:p>
          </table:table-cell>
        </table:table-row>
        <table:table-row table:style-name="ro1">
          <table:table-cell office:value-type="float" office:value="107.14" calcext:value-type="float">
            <text:p>107.14</text:p>
          </table:table-cell>
          <table:table-cell office:value-type="float" office:value="111.839660644531" calcext:value-type="float">
            <text:p>111.8396606445</text:p>
          </table:table-cell>
          <table:table-cell/>
          <table:table-cell table:formula="of:=([.A538]-[.B538])^2" office:value-type="float" office:value="22.0868101737559" calcext:value-type="float">
            <text:p>22.0868101738</text:p>
          </table:table-cell>
        </table:table-row>
        <table:table-row table:style-name="ro1">
          <table:table-cell office:value-type="float" office:value="107.29" calcext:value-type="float">
            <text:p>107.29</text:p>
          </table:table-cell>
          <table:table-cell office:value-type="float" office:value="104.682350158691" calcext:value-type="float">
            <text:p>104.6823501587</text:p>
          </table:table-cell>
          <table:table-cell/>
          <table:table-cell table:formula="of:=([.A539]-[.B539])^2" office:value-type="float" office:value="6.79983769487677" calcext:value-type="float">
            <text:p>6.7998376949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111.295143127441" calcext:value-type="float">
            <text:p>111.2951431274</text:p>
          </table:table-cell>
          <table:table-cell/>
          <table:table-cell table:formula="of:=([.A540]-[.B540])^2" office:value-type="float" office:value="15.9611686087423" calcext:value-type="float">
            <text:p>15.9611686087</text:p>
          </table:table-cell>
        </table:table-row>
        <table:table-row table:style-name="ro1">
          <table:table-cell office:value-type="float" office:value="107.36" calcext:value-type="float">
            <text:p>107.36</text:p>
          </table:table-cell>
          <table:table-cell office:value-type="float" office:value="99.8005142211914" calcext:value-type="float">
            <text:p>99.8005142212</text:p>
          </table:table-cell>
          <table:table-cell/>
          <table:table-cell table:formula="of:=([.A541]-[.B541])^2" office:value-type="float" office:value="57.1458252400094" calcext:value-type="float">
            <text:p>57.14582524</text:p>
          </table:table-cell>
        </table:table-row>
        <table:table-row table:style-name="ro1">
          <table:table-cell office:value-type="float" office:value="107.36" calcext:value-type="float">
            <text:p>107.36</text:p>
          </table:table-cell>
          <table:table-cell office:value-type="float" office:value="107.715942382813" calcext:value-type="float">
            <text:p>107.7159423828</text:p>
          </table:table-cell>
          <table:table-cell/>
          <table:table-cell table:formula="of:=([.A542]-[.B542])^2" office:value-type="float" office:value="0.126694979882241" calcext:value-type="float">
            <text:p>0.1266949799</text:p>
          </table:table-cell>
        </table:table-row>
        <table:table-row table:style-name="ro1">
          <table:table-cell office:value-type="float" office:value="107.385" calcext:value-type="float">
            <text:p>107.385</text:p>
          </table:table-cell>
          <table:table-cell office:value-type="float" office:value="112.456085205078" calcext:value-type="float">
            <text:p>112.4560852051</text:p>
          </table:table-cell>
          <table:table-cell/>
          <table:table-cell table:formula="of:=([.A543]-[.B543])^2" office:value-type="float" office:value="25.7159051571622" calcext:value-type="float">
            <text:p>25.7159051572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10.59268951416" calcext:value-type="float">
            <text:p>110.5926895142</text:p>
          </table:table-cell>
          <table:table-cell/>
          <table:table-cell table:formula="of:=([.A544]-[.B544])^2" office:value-type="float" office:value="10.1932663338282" calcext:value-type="float">
            <text:p>10.1932663338</text:p>
          </table:table-cell>
        </table:table-row>
        <table:table-row table:style-name="ro1">
          <table:table-cell office:value-type="float" office:value="107.44" calcext:value-type="float">
            <text:p>107.44</text:p>
          </table:table-cell>
          <table:table-cell office:value-type="float" office:value="121.090339660645" calcext:value-type="float">
            <text:p>121.0903396606</text:p>
          </table:table-cell>
          <table:table-cell/>
          <table:table-cell table:formula="of:=([.A545]-[.B545])^2" office:value-type="float" office:value="186.331772850965" calcext:value-type="float">
            <text:p>186.331772851</text:p>
          </table:table-cell>
        </table:table-row>
        <table:table-row table:style-name="ro1">
          <table:table-cell office:value-type="float" office:value="107.46" calcext:value-type="float">
            <text:p>107.46</text:p>
          </table:table-cell>
          <table:table-cell office:value-type="float" office:value="109.996017456055" calcext:value-type="float">
            <text:p>109.9960174561</text:p>
          </table:table-cell>
          <table:table-cell/>
          <table:table-cell table:formula="of:=([.A546]-[.B546])^2" office:value-type="float" office:value="6.43138453741412" calcext:value-type="float">
            <text:p>6.4313845374</text:p>
          </table:table-cell>
        </table:table-row>
        <table:table-row table:style-name="ro1">
          <table:table-cell office:value-type="float" office:value="107.47" calcext:value-type="float">
            <text:p>107.47</text:p>
          </table:table-cell>
          <table:table-cell office:value-type="float" office:value="109.455520629883" calcext:value-type="float">
            <text:p>109.4555206299</text:p>
          </table:table-cell>
          <table:table-cell/>
          <table:table-cell table:formula="of:=([.A547]-[.B547])^2" office:value-type="float" office:value="3.94229217169024" calcext:value-type="float">
            <text:p>3.9422921717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0.684936523438" calcext:value-type="float">
            <text:p>110.6849365234</text:p>
          </table:table-cell>
          <table:table-cell/>
          <table:table-cell table:formula="of:=([.A548]-[.B548])^2" office:value-type="float" office:value="10.2716181192636" calcext:value-type="float">
            <text:p>10.2716181193</text:p>
          </table:table-cell>
        </table:table-row>
        <table:table-row table:style-name="ro1">
          <table:table-cell office:value-type="float" office:value="107.495" calcext:value-type="float">
            <text:p>107.495</text:p>
          </table:table-cell>
          <table:table-cell office:value-type="float" office:value="111.830741882324" calcext:value-type="float">
            <text:p>111.8307418823</text:p>
          </table:table-cell>
          <table:table-cell/>
          <table:table-cell table:formula="of:=([.A549]-[.B549])^2" office:value-type="float" office:value="18.7986576701403" calcext:value-type="float">
            <text:p>18.798657670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1.748466491699" calcext:value-type="float">
            <text:p>111.7484664917</text:p>
          </table:table-cell>
          <table:table-cell/>
          <table:table-cell table:formula="of:=([.A550]-[.B550])^2" office:value-type="float" office:value="18.0494675310911" calcext:value-type="float">
            <text:p>18.0494675311</text:p>
          </table:table-cell>
        </table:table-row>
        <table:table-row table:style-name="ro1">
          <table:table-cell office:value-type="float" office:value="107.62" calcext:value-type="float">
            <text:p>107.62</text:p>
          </table:table-cell>
          <table:table-cell office:value-type="float" office:value="101.696380615234" calcext:value-type="float">
            <text:p>101.6963806152</text:p>
          </table:table-cell>
          <table:table-cell/>
          <table:table-cell table:formula="of:=([.A551]-[.B551])^2" office:value-type="float" office:value="35.0892666155711" calcext:value-type="float">
            <text:p>35.0892666156</text:p>
          </table:table-cell>
        </table:table-row>
        <table:table-row table:style-name="ro1">
          <table:table-cell office:value-type="float" office:value="107.65" calcext:value-type="float">
            <text:p>107.65</text:p>
          </table:table-cell>
          <table:table-cell office:value-type="float" office:value="108.143241882324" calcext:value-type="float">
            <text:p>108.1432418823</text:p>
          </table:table-cell>
          <table:table-cell/>
          <table:table-cell table:formula="of:=([.A552]-[.B552])^2" office:value-type="float" office:value="0.243287554478733" calcext:value-type="float">
            <text:p>0.2432875545</text:p>
          </table:table-cell>
        </table:table-row>
        <table:table-row table:style-name="ro1">
          <table:table-cell office:value-type="float" office:value="107.72" calcext:value-type="float">
            <text:p>107.72</text:p>
          </table:table-cell>
          <table:table-cell office:value-type="float" office:value="113.078979492188" calcext:value-type="float">
            <text:p>113.0789794922</text:p>
          </table:table-cell>
          <table:table-cell/>
          <table:table-cell table:formula="of:=([.A553]-[.B553])^2" office:value-type="float" office:value="28.7186611976862" calcext:value-type="float">
            <text:p>28.7186611977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112.486061096191" calcext:value-type="float">
            <text:p>112.4860610962</text:p>
          </table:table-cell>
          <table:table-cell/>
          <table:table-cell table:formula="of:=([.A554]-[.B554])^2" office:value-type="float" office:value="22.5250959287816" calcext:value-type="float">
            <text:p>22.5250959288</text:p>
          </table:table-cell>
        </table:table-row>
        <table:table-row table:style-name="ro1">
          <table:table-cell office:value-type="float" office:value="107.785" calcext:value-type="float">
            <text:p>107.785</text:p>
          </table:table-cell>
          <table:table-cell office:value-type="float" office:value="111.120178222656" calcext:value-type="float">
            <text:p>111.1201782227</text:p>
          </table:table-cell>
          <table:table-cell/>
          <table:table-cell table:formula="of:=([.A555]-[.B555])^2" office:value-type="float" office:value="11.1234137768804" calcext:value-type="float">
            <text:p>11.1234137769</text:p>
          </table:table-cell>
        </table:table-row>
        <table:table-row table:style-name="ro1">
          <table:table-cell office:value-type="float" office:value="107.965" calcext:value-type="float">
            <text:p>107.965</text:p>
          </table:table-cell>
          <table:table-cell office:value-type="float" office:value="112.168739318848" calcext:value-type="float">
            <text:p>112.1687393188</text:p>
          </table:table-cell>
          <table:table-cell/>
          <table:table-cell table:formula="of:=([.A556]-[.B556])^2" office:value-type="float" office:value="17.6714242608257" calcext:value-type="float">
            <text:p>17.6714242608</text:p>
          </table:table-cell>
        </table:table-row>
        <table:table-row table:style-name="ro1">
          <table:table-cell office:value-type="float" office:value="107.99" calcext:value-type="float">
            <text:p>107.99</text:p>
          </table:table-cell>
          <table:table-cell office:value-type="float" office:value="109.611320495605" calcext:value-type="float">
            <text:p>109.6113204956</text:p>
          </table:table-cell>
          <table:table-cell/>
          <table:table-cell table:formula="of:=([.A557]-[.B557])^2" office:value-type="float" office:value="2.62868014947038" calcext:value-type="float">
            <text:p>2.62868014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.223068237305" calcext:value-type="float">
            <text:p>105.2230682373</text:p>
          </table:table-cell>
          <table:table-cell/>
          <table:table-cell table:formula="of:=([.A558]-[.B558])^2" office:value-type="float" office:value="7.7113500146661" calcext:value-type="float">
            <text:p>7.7113500147</text:p>
          </table:table-cell>
        </table:table-row>
        <table:table-row table:style-name="ro1">
          <table:table-cell office:value-type="float" office:value="108.02" calcext:value-type="float">
            <text:p>108.02</text:p>
          </table:table-cell>
          <table:table-cell office:value-type="float" office:value="109.52571105957" calcext:value-type="float">
            <text:p>109.5257110596</text:p>
          </table:table-cell>
          <table:table-cell/>
          <table:table-cell table:formula="of:=([.A559]-[.B559])^2" office:value-type="float" office:value="2.26716579491237" calcext:value-type="float">
            <text:p>2.2671657949</text:p>
          </table:table-cell>
        </table:table-row>
        <table:table-row table:style-name="ro1">
          <table:table-cell office:value-type="float" office:value="108.03" calcext:value-type="float">
            <text:p>108.03</text:p>
          </table:table-cell>
          <table:table-cell office:value-type="float" office:value="111.18815612793" calcext:value-type="float">
            <text:p>111.1881561279</text:p>
          </table:table-cell>
          <table:table-cell/>
          <table:table-cell table:formula="of:=([.A560]-[.B560])^2" office:value-type="float" office:value="9.97395012837983" calcext:value-type="float">
            <text:p>9.9739501284</text:p>
          </table:table-cell>
        </table:table-row>
        <table:table-row table:style-name="ro1">
          <table:table-cell office:value-type="float" office:value="108.08" calcext:value-type="float">
            <text:p>108.08</text:p>
          </table:table-cell>
          <table:table-cell office:value-type="float" office:value="110.361885070801" calcext:value-type="float">
            <text:p>110.3618850708</text:p>
          </table:table-cell>
          <table:table-cell/>
          <table:table-cell table:formula="of:=([.A561]-[.B561])^2" office:value-type="float" office:value="5.20699947634349" calcext:value-type="float">
            <text:p>5.2069994763</text:p>
          </table:table-cell>
        </table:table-row>
        <table:table-row table:style-name="ro1">
          <table:table-cell office:value-type="float" office:value="108.12" calcext:value-type="float">
            <text:p>108.12</text:p>
          </table:table-cell>
          <table:table-cell office:value-type="float" office:value="107.530380249023" calcext:value-type="float">
            <text:p>107.530380249</text:p>
          </table:table-cell>
          <table:table-cell/>
          <table:table-cell table:formula="of:=([.A562]-[.B562])^2" office:value-type="float" office:value="0.347651450741669" calcext:value-type="float">
            <text:p>0.3476514507</text:p>
          </table:table-cell>
        </table:table-row>
        <table:table-row table:style-name="ro1">
          <table:table-cell office:value-type="float" office:value="108.14" calcext:value-type="float">
            <text:p>108.14</text:p>
          </table:table-cell>
          <table:table-cell office:value-type="float" office:value="107.292907714844" calcext:value-type="float">
            <text:p>107.2929077148</text:p>
          </table:table-cell>
          <table:table-cell/>
          <table:table-cell table:formula="of:=([.A563]-[.B563])^2" office:value-type="float" office:value="0.717565339571239" calcext:value-type="float">
            <text:p>0.7175653396</text:p>
          </table:table-cell>
        </table:table-row>
        <table:table-row table:style-name="ro1">
          <table:table-cell office:value-type="float" office:value="108.15" calcext:value-type="float">
            <text:p>108.15</text:p>
          </table:table-cell>
          <table:table-cell office:value-type="float" office:value="109.527961730957" calcext:value-type="float">
            <text:p>109.527961731</text:p>
          </table:table-cell>
          <table:table-cell/>
          <table:table-cell table:formula="of:=([.A564]-[.B564])^2" office:value-type="float" office:value="1.89877853198208" calcext:value-type="float">
            <text:p>1.898778532</text:p>
          </table:table-cell>
        </table:table-row>
        <table:table-row table:style-name="ro1">
          <table:table-cell office:value-type="float" office:value="108.16" calcext:value-type="float">
            <text:p>108.16</text:p>
          </table:table-cell>
          <table:table-cell office:value-type="float" office:value="112.534851074219" calcext:value-type="float">
            <text:p>112.5348510742</text:p>
          </table:table-cell>
          <table:table-cell/>
          <table:table-cell table:formula="of:=([.A565]-[.B565])^2" office:value-type="float" office:value="19.139321921593" calcext:value-type="float">
            <text:p>19.1393219216</text:p>
          </table:table-cell>
        </table:table-row>
        <table:table-row table:style-name="ro1">
          <table:table-cell office:value-type="float" office:value="108.19" calcext:value-type="float">
            <text:p>108.19</text:p>
          </table:table-cell>
          <table:table-cell office:value-type="float" office:value="95.0551681518555" calcext:value-type="float">
            <text:p>95.0551681519</text:p>
          </table:table-cell>
          <table:table-cell/>
          <table:table-cell table:formula="of:=([.A566]-[.B566])^2" office:value-type="float" office:value="172.523807679032" calcext:value-type="float">
            <text:p>172.523807679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3.396102905273" calcext:value-type="float">
            <text:p>113.3961029053</text:p>
          </table:table-cell>
          <table:table-cell/>
          <table:table-cell table:formula="of:=([.A567]-[.B567])^2" office:value-type="float" office:value="26.4823751116637" calcext:value-type="float">
            <text:p>26.4823751117</text:p>
          </table:table-cell>
        </table:table-row>
        <table:table-row table:style-name="ro1">
          <table:table-cell office:value-type="float" office:value="108.26" calcext:value-type="float">
            <text:p>108.26</text:p>
          </table:table-cell>
          <table:table-cell office:value-type="float" office:value="111.546440124512" calcext:value-type="float">
            <text:p>111.5464401245</text:p>
          </table:table-cell>
          <table:table-cell/>
          <table:table-cell table:formula="of:=([.A568]-[.B568])^2" office:value-type="float" office:value="10.8006886920007" calcext:value-type="float">
            <text:p>10.800688692</text:p>
          </table:table-cell>
        </table:table-row>
        <table:table-row table:style-name="ro1">
          <table:table-cell office:value-type="float" office:value="108.28" calcext:value-type="float">
            <text:p>108.28</text:p>
          </table:table-cell>
          <table:table-cell office:value-type="float" office:value="110.187362670898" calcext:value-type="float">
            <text:p>110.1873626709</text:p>
          </table:table-cell>
          <table:table-cell/>
          <table:table-cell table:formula="of:=([.A569]-[.B569])^2" office:value-type="float" office:value="3.63803235833682" calcext:value-type="float">
            <text:p>3.6380323583</text:p>
          </table:table-cell>
        </table:table-row>
        <table:table-row table:style-name="ro1">
          <table:table-cell office:value-type="float" office:value="108.31" calcext:value-type="float">
            <text:p>108.31</text:p>
          </table:table-cell>
          <table:table-cell office:value-type="float" office:value="109.647972106934" calcext:value-type="float">
            <text:p>109.6479721069</text:p>
          </table:table-cell>
          <table:table-cell/>
          <table:table-cell table:formula="of:=([.A570]-[.B570])^2" office:value-type="float" office:value="1.79016935893231" calcext:value-type="float">
            <text:p>1.7901693589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1.529144287109" calcext:value-type="float">
            <text:p>111.5291442871</text:p>
          </table:table-cell>
          <table:table-cell/>
          <table:table-cell table:formula="of:=([.A571]-[.B571])^2" office:value-type="float" office:value="10.2345241697446" calcext:value-type="float">
            <text:p>10.2345241697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1.233680725098" calcext:value-type="float">
            <text:p>111.2336807251</text:p>
          </table:table-cell>
          <table:table-cell/>
          <table:table-cell table:formula="of:=([.A572]-[.B572])^2" office:value-type="float" office:value="8.43136175330366" calcext:value-type="float">
            <text:p>8.4313617533</text:p>
          </table:table-cell>
        </table:table-row>
        <table:table-row table:style-name="ro1">
          <table:table-cell office:value-type="float" office:value="108.35" calcext:value-type="float">
            <text:p>108.35</text:p>
          </table:table-cell>
          <table:table-cell office:value-type="float" office:value="110.355827331543" calcext:value-type="float">
            <text:p>110.3558273315</text:p>
          </table:table-cell>
          <table:table-cell/>
          <table:table-cell table:formula="of:=([.A573]-[.B573])^2" office:value-type="float" office:value="4.02334328396481" calcext:value-type="float">
            <text:p>4.023343284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06.247817993164" calcext:value-type="float">
            <text:p>106.2478179932</text:p>
          </table:table-cell>
          <table:table-cell/>
          <table:table-cell table:formula="of:=([.A574]-[.B574])^2" office:value-type="float" office:value="4.50365647013823" calcext:value-type="float">
            <text:p>4.5036564701</text:p>
          </table:table-cell>
        </table:table-row>
        <table:table-row table:style-name="ro1">
          <table:table-cell office:value-type="float" office:value="108.38" calcext:value-type="float">
            <text:p>108.38</text:p>
          </table:table-cell>
          <table:table-cell office:value-type="float" office:value="110.697563171387" calcext:value-type="float">
            <text:p>110.6975631714</text:p>
          </table:table-cell>
          <table:table-cell/>
          <table:table-cell table:formula="of:=([.A575]-[.B575])^2" office:value-type="float" office:value="5.37109905336809" calcext:value-type="float">
            <text:p>5.3710990534</text:p>
          </table:table-cell>
        </table:table-row>
        <table:table-row table:style-name="ro1">
          <table:table-cell office:value-type="float" office:value="108.43" calcext:value-type="float">
            <text:p>108.43</text:p>
          </table:table-cell>
          <table:table-cell office:value-type="float" office:value="111.228096008301" calcext:value-type="float">
            <text:p>111.2280960083</text:p>
          </table:table-cell>
          <table:table-cell/>
          <table:table-cell table:formula="of:=([.A576]-[.B576])^2" office:value-type="float" office:value="7.82934127166873" calcext:value-type="float">
            <text:p>7.8293412717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106.766654968262" calcext:value-type="float">
            <text:p>106.7666549683</text:p>
          </table:table-cell>
          <table:table-cell/>
          <table:table-cell table:formula="of:=([.A577]-[.B577])^2" office:value-type="float" office:value="3.14475260159087" calcext:value-type="float">
            <text:p>3.1447526016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04.37574005127" calcext:value-type="float">
            <text:p>104.3757400513</text:p>
          </table:table-cell>
          <table:table-cell/>
          <table:table-cell table:formula="of:=([.A578]-[.B578])^2" office:value-type="float" office:value="17.5918165175245" calcext:value-type="float">
            <text:p>17.5918165175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114.44563293457" calcext:value-type="float">
            <text:p>114.4456329346</text:p>
          </table:table-cell>
          <table:table-cell/>
          <table:table-cell table:formula="of:=([.A579]-[.B579])^2" office:value-type="float" office:value="34.405649723116" calcext:value-type="float">
            <text:p>34.4056497231</text:p>
          </table:table-cell>
        </table:table-row>
        <table:table-row table:style-name="ro1">
          <table:table-cell office:value-type="float" office:value="108.59" calcext:value-type="float">
            <text:p>108.59</text:p>
          </table:table-cell>
          <table:table-cell office:value-type="float" office:value="95.0828247070313" calcext:value-type="float">
            <text:p>95.082824707</text:p>
          </table:table-cell>
          <table:table-cell/>
          <table:table-cell table:formula="of:=([.A580]-[.B580])^2" office:value-type="float" office:value="182.443784394986" calcext:value-type="float">
            <text:p>182.443784395</text:p>
          </table:table-cell>
        </table:table-row>
        <table:table-row table:style-name="ro1">
          <table:table-cell office:value-type="float" office:value="108.62" calcext:value-type="float">
            <text:p>108.62</text:p>
          </table:table-cell>
          <table:table-cell office:value-type="float" office:value="110.56867980957" calcext:value-type="float">
            <text:p>110.5686798096</text:p>
          </table:table-cell>
          <table:table-cell/>
          <table:table-cell table:formula="of:=([.A581]-[.B581])^2" office:value-type="float" office:value="3.79735300022697" calcext:value-type="float">
            <text:p>3.7973530002</text:p>
          </table:table-cell>
        </table:table-row>
        <table:table-row table:style-name="ro1">
          <table:table-cell office:value-type="float" office:value="108.62" calcext:value-type="float">
            <text:p>108.62</text:p>
          </table:table-cell>
          <table:table-cell office:value-type="float" office:value="110.5205078125" calcext:value-type="float">
            <text:p>110.5205078125</text:p>
          </table:table-cell>
          <table:table-cell/>
          <table:table-cell table:formula="of:=([.A582]-[.B582])^2" office:value-type="float" office:value="3.61192994537352" calcext:value-type="float">
            <text:p>3.6119299454</text:p>
          </table:table-cell>
        </table:table-row>
        <table:table-row table:style-name="ro1">
          <table:table-cell office:value-type="float" office:value="108.73" calcext:value-type="float">
            <text:p>108.73</text:p>
          </table:table-cell>
          <table:table-cell office:value-type="float" office:value="108.46044921875" calcext:value-type="float">
            <text:p>108.4604492188</text:p>
          </table:table-cell>
          <table:table-cell/>
          <table:table-cell table:formula="of:=([.A583]-[.B583])^2" office:value-type="float" office:value="0.0726576236724875" calcext:value-type="float">
            <text:p>0.0726576237</text:p>
          </table:table-cell>
        </table:table-row>
        <table:table-row table:style-name="ro1">
          <table:table-cell office:value-type="float" office:value="108.87" calcext:value-type="float">
            <text:p>108.87</text:p>
          </table:table-cell>
          <table:table-cell office:value-type="float" office:value="115.201766967773" calcext:value-type="float">
            <text:p>115.2017669678</text:p>
          </table:table-cell>
          <table:table-cell/>
          <table:table-cell table:formula="of:=([.A584]-[.B584])^2" office:value-type="float" office:value="40.0912729341868" calcext:value-type="float">
            <text:p>40.0912729342</text:p>
          </table:table-cell>
        </table:table-row>
        <table:table-row table:style-name="ro1">
          <table:table-cell office:value-type="float" office:value="108.88" calcext:value-type="float">
            <text:p>108.88</text:p>
          </table:table-cell>
          <table:table-cell office:value-type="float" office:value="107.153038024902" calcext:value-type="float">
            <text:p>107.1530380249</text:p>
          </table:table-cell>
          <table:table-cell/>
          <table:table-cell table:formula="of:=([.A585]-[.B585])^2" office:value-type="float" office:value="2.98239766343318" calcext:value-type="float">
            <text:p>2.9823976634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107.011817932129" calcext:value-type="float">
            <text:p>107.0118179321</text:p>
          </table:table-cell>
          <table:table-cell/>
          <table:table-cell table:formula="of:=([.A586]-[.B586])^2" office:value-type="float" office:value="3.64115880414481" calcext:value-type="float">
            <text:p>3.6411588041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113.42259979248" calcext:value-type="float">
            <text:p>113.4225997925</text:p>
          </table:table-cell>
          <table:table-cell/>
          <table:table-cell table:formula="of:=([.A587]-[.B587])^2" office:value-type="float" office:value="20.093700899546" calcext:value-type="float">
            <text:p>20.0937008995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112.241737365723" calcext:value-type="float">
            <text:p>112.2417373657</text:p>
          </table:table-cell>
          <table:table-cell/>
          <table:table-cell table:formula="of:=([.A588]-[.B588])^2" office:value-type="float" office:value="10.9014696322092" calcext:value-type="float">
            <text:p>10.9014696322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95.4322052001953" calcext:value-type="float">
            <text:p>95.4322052002</text:p>
          </table:table-cell>
          <table:table-cell/>
          <table:table-cell table:formula="of:=([.A589]-[.B589])^2" office:value-type="float" office:value="182.46052035363" calcext:value-type="float">
            <text:p>182.46052035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.83024597168" calcext:value-type="float">
            <text:p>110.8302459717</text:p>
          </table:table-cell>
          <table:table-cell/>
          <table:table-cell table:formula="of:=([.A590]-[.B590])^2" office:value-type="float" office:value="3.34980031684972" calcext:value-type="float">
            <text:p>3.3498003168</text:p>
          </table:table-cell>
        </table:table-row>
        <table:table-row table:style-name="ro1">
          <table:table-cell office:value-type="float" office:value="109.01" calcext:value-type="float">
            <text:p>109.01</text:p>
          </table:table-cell>
          <table:table-cell office:value-type="float" office:value="110.500106811523" calcext:value-type="float">
            <text:p>110.5001068115</text:p>
          </table:table-cell>
          <table:table-cell/>
          <table:table-cell table:formula="of:=([.A591]-[.B591])^2" office:value-type="float" office:value="2.22041830974853" calcext:value-type="float">
            <text:p>2.2204183097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110.981498718262" calcext:value-type="float">
            <text:p>110.9814987183</text:p>
          </table:table-cell>
          <table:table-cell/>
          <table:table-cell table:formula="of:=([.A592]-[.B592])^2" office:value-type="float" office:value="3.54003742682051" calcext:value-type="float">
            <text:p>3.5400374268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4.272621154785" calcext:value-type="float">
            <text:p>114.2726211548</text:p>
          </table:table-cell>
          <table:table-cell/>
          <table:table-cell table:formula="of:=([.A593]-[.B593])^2" office:value-type="float" office:value="26.6526571878352" calcext:value-type="float">
            <text:p>26.6526571878</text:p>
          </table:table-cell>
        </table:table-row>
        <table:table-row table:style-name="ro1">
          <table:table-cell office:value-type="float" office:value="109.12" calcext:value-type="float">
            <text:p>109.12</text:p>
          </table:table-cell>
          <table:table-cell office:value-type="float" office:value="109.204513549805" calcext:value-type="float">
            <text:p>109.2045135498</text:p>
          </table:table-cell>
          <table:table-cell/>
          <table:table-cell table:formula="of:=([.A594]-[.B594])^2" office:value-type="float" office:value="0.00714254010058863" calcext:value-type="float">
            <text:p>0.0071425401</text:p>
          </table:table-cell>
        </table:table-row>
        <table:table-row table:style-name="ro1">
          <table:table-cell office:value-type="float" office:value="109.16" calcext:value-type="float">
            <text:p>109.16</text:p>
          </table:table-cell>
          <table:table-cell office:value-type="float" office:value="113.29288482666" calcext:value-type="float">
            <text:p>113.2928848267</text:p>
          </table:table-cell>
          <table:table-cell/>
          <table:table-cell table:formula="of:=([.A595]-[.B595])^2" office:value-type="float" office:value="17.0807369904378" calcext:value-type="float">
            <text:p>17.0807369904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113.476615905762" calcext:value-type="float">
            <text:p>113.4766159058</text:p>
          </table:table-cell>
          <table:table-cell/>
          <table:table-cell table:formula="of:=([.A596]-[.B596])^2" office:value-type="float" office:value="18.1187789691837" calcext:value-type="float">
            <text:p>18.1187789692</text:p>
          </table:table-cell>
        </table:table-row>
        <table:table-row table:style-name="ro1">
          <table:table-cell office:value-type="float" office:value="109.24" calcext:value-type="float">
            <text:p>109.24</text:p>
          </table:table-cell>
          <table:table-cell office:value-type="float" office:value="110.67219543457" calcext:value-type="float">
            <text:p>110.6721954346</text:p>
          </table:table-cell>
          <table:table-cell/>
          <table:table-cell table:formula="of:=([.A597]-[.B597])^2" office:value-type="float" office:value="2.05118376280406" calcext:value-type="float">
            <text:p>2.0511837628</text:p>
          </table:table-cell>
        </table:table-row>
        <table:table-row table:style-name="ro1">
          <table:table-cell office:value-type="float" office:value="109.28" calcext:value-type="float">
            <text:p>109.28</text:p>
          </table:table-cell>
          <table:table-cell office:value-type="float" office:value="114.132766723633" calcext:value-type="float">
            <text:p>114.1327667236</text:p>
          </table:table-cell>
          <table:table-cell/>
          <table:table-cell table:formula="of:=([.A598]-[.B598])^2" office:value-type="float" office:value="23.5493448739979" calcext:value-type="float">
            <text:p>23.549344874</text:p>
          </table:table-cell>
        </table:table-row>
        <table:table-row table:style-name="ro1">
          <table:table-cell office:value-type="float" office:value="109.285" calcext:value-type="float">
            <text:p>109.285</text:p>
          </table:table-cell>
          <table:table-cell office:value-type="float" office:value="109.310020446777" calcext:value-type="float">
            <text:p>109.3100204468</text:p>
          </table:table-cell>
          <table:table-cell/>
          <table:table-cell table:formula="of:=([.A599]-[.B599])^2" office:value-type="float" office:value="0.000626022756938062" calcext:value-type="float">
            <text:p>0.0006260228</text:p>
          </table:table-cell>
        </table:table-row>
        <table:table-row table:style-name="ro1">
          <table:table-cell office:value-type="float" office:value="109.31" calcext:value-type="float">
            <text:p>109.31</text:p>
          </table:table-cell>
          <table:table-cell office:value-type="float" office:value="115.21662902832" calcext:value-type="float">
            <text:p>115.2166290283</text:p>
          </table:table-cell>
          <table:table-cell/>
          <table:table-cell table:formula="of:=([.A600]-[.B600])^2" office:value-type="float" office:value="34.8882664781961" calcext:value-type="float">
            <text:p>34.8882664782</text:p>
          </table:table-cell>
        </table:table-row>
        <table:table-row table:style-name="ro1">
          <table:table-cell office:value-type="float" office:value="109.31" calcext:value-type="float">
            <text:p>109.31</text:p>
          </table:table-cell>
          <table:table-cell office:value-type="float" office:value="111.632591247559" calcext:value-type="float">
            <text:p>111.6325912476</text:p>
          </table:table-cell>
          <table:table-cell/>
          <table:table-cell table:formula="of:=([.A601]-[.B601])^2" office:value-type="float" office:value="5.39443010323577" calcext:value-type="float">
            <text:p>5.3944301032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105.663856506348" calcext:value-type="float">
            <text:p>105.6638565063</text:p>
          </table:table-cell>
          <table:table-cell/>
          <table:table-cell table:formula="of:=([.A602]-[.B602])^2" office:value-type="float" office:value="13.7354995955416" calcext:value-type="float">
            <text:p>13.7354995955</text:p>
          </table:table-cell>
        </table:table-row>
        <table:table-row table:style-name="ro1">
          <table:table-cell office:value-type="float" office:value="109.38" calcext:value-type="float">
            <text:p>109.38</text:p>
          </table:table-cell>
          <table:table-cell office:value-type="float" office:value="113.976196289063" calcext:value-type="float">
            <text:p>113.9761962891</text:p>
          </table:table-cell>
          <table:table-cell/>
          <table:table-cell table:formula="of:=([.A603]-[.B603])^2" office:value-type="float" office:value="21.1250203275919" calcext:value-type="float">
            <text:p>21.1250203276</text:p>
          </table:table-cell>
        </table:table-row>
        <table:table-row table:style-name="ro1">
          <table:table-cell office:value-type="float" office:value="109.42" calcext:value-type="float">
            <text:p>109.42</text:p>
          </table:table-cell>
          <table:table-cell office:value-type="float" office:value="110.615737915039" calcext:value-type="float">
            <text:p>110.615737915</text:p>
          </table:table-cell>
          <table:table-cell/>
          <table:table-cell table:formula="of:=([.A604]-[.B604])^2" office:value-type="float" office:value="1.42978916146196" calcext:value-type="float">
            <text:p>1.4297891615</text:p>
          </table:table-cell>
        </table:table-row>
        <table:table-row table:style-name="ro1">
          <table:table-cell office:value-type="float" office:value="109.59" calcext:value-type="float">
            <text:p>109.59</text:p>
          </table:table-cell>
          <table:table-cell office:value-type="float" office:value="114.548194885254" calcext:value-type="float">
            <text:p>114.5481948853</text:p>
          </table:table-cell>
          <table:table-cell/>
          <table:table-cell table:formula="of:=([.A605]-[.B605])^2" office:value-type="float" office:value="24.583696520158" calcext:value-type="float">
            <text:p>24.5836965202</text:p>
          </table:table-cell>
        </table:table-row>
        <table:table-row table:style-name="ro1">
          <table:table-cell office:value-type="float" office:value="109.62" calcext:value-type="float">
            <text:p>109.62</text:p>
          </table:table-cell>
          <table:table-cell office:value-type="float" office:value="112.317985534668" calcext:value-type="float">
            <text:p>112.3179855347</text:p>
          </table:table-cell>
          <table:table-cell/>
          <table:table-cell table:formula="of:=([.A606]-[.B606])^2" office:value-type="float" office:value="7.27912594527758" calcext:value-type="float">
            <text:p>7.2791259453</text:p>
          </table:table-cell>
        </table:table-row>
        <table:table-row table:style-name="ro1">
          <table:table-cell office:value-type="float" office:value="109.68" calcext:value-type="float">
            <text:p>109.68</text:p>
          </table:table-cell>
          <table:table-cell office:value-type="float" office:value="111.325119018555" calcext:value-type="float">
            <text:p>111.3251190186</text:p>
          </table:table-cell>
          <table:table-cell/>
          <table:table-cell table:formula="of:=([.A607]-[.B607])^2" office:value-type="float" office:value="2.70641658521032" calcext:value-type="float">
            <text:p>2.7064165852</text:p>
          </table:table-cell>
        </table:table-row>
        <table:table-row table:style-name="ro1">
          <table:table-cell office:value-type="float" office:value="109.69" calcext:value-type="float">
            <text:p>109.69</text:p>
          </table:table-cell>
          <table:table-cell office:value-type="float" office:value="112.650657653809" calcext:value-type="float">
            <text:p>112.6506576538</text:p>
          </table:table-cell>
          <table:table-cell/>
          <table:table-cell table:formula="of:=([.A608]-[.B608])^2" office:value-type="float" office:value="8.76549374305542" calcext:value-type="float">
            <text:p>8.7654937431</text:p>
          </table:table-cell>
        </table:table-row>
        <table:table-row table:style-name="ro1">
          <table:table-cell office:value-type="float" office:value="109.82" calcext:value-type="float">
            <text:p>109.82</text:p>
          </table:table-cell>
          <table:table-cell office:value-type="float" office:value="112.058631896973" calcext:value-type="float">
            <text:p>112.058631897</text:p>
          </table:table-cell>
          <table:table-cell/>
          <table:table-cell table:formula="of:=([.A609]-[.B609])^2" office:value-type="float" office:value="5.01147277014342" calcext:value-type="float">
            <text:p>5.0114727701</text:p>
          </table:table-cell>
        </table:table-row>
        <table:table-row table:style-name="ro1">
          <table:table-cell office:value-type="float" office:value="109.87" calcext:value-type="float">
            <text:p>109.87</text:p>
          </table:table-cell>
          <table:table-cell office:value-type="float" office:value="119.615287780762" calcext:value-type="float">
            <text:p>119.6152877808</text:p>
          </table:table-cell>
          <table:table-cell/>
          <table:table-cell table:formula="of:=([.A610]-[.B610])^2" office:value-type="float" office:value="94.9706339298636" calcext:value-type="float">
            <text:p>94.9706339299</text:p>
          </table:table-cell>
        </table:table-row>
        <table:table-row table:style-name="ro1">
          <table:table-cell office:value-type="float" office:value="109.93" calcext:value-type="float">
            <text:p>109.93</text:p>
          </table:table-cell>
          <table:table-cell office:value-type="float" office:value="111.101402282715" calcext:value-type="float">
            <text:p>111.1014022827</text:p>
          </table:table-cell>
          <table:table-cell/>
          <table:table-cell table:formula="of:=([.A611]-[.B611])^2" office:value-type="float" office:value="1.37218330794953" calcext:value-type="float">
            <text:p>1.3721833079</text:p>
          </table:table-cell>
        </table:table-row>
        <table:table-row table:style-name="ro1">
          <table:table-cell office:value-type="float" office:value="109.96" calcext:value-type="float">
            <text:p>109.96</text:p>
          </table:table-cell>
          <table:table-cell office:value-type="float" office:value="108.613861083984" calcext:value-type="float">
            <text:p>108.613861084</text:p>
          </table:table-cell>
          <table:table-cell/>
          <table:table-cell table:formula="of:=([.A612]-[.B612])^2" office:value-type="float" office:value="1.81208998121171" calcext:value-type="float">
            <text:p>1.8120899812</text:p>
          </table:table-cell>
        </table:table-row>
        <table:table-row table:style-name="ro1">
          <table:table-cell office:value-type="float" office:value="109.97" calcext:value-type="float">
            <text:p>109.97</text:p>
          </table:table-cell>
          <table:table-cell office:value-type="float" office:value="105.589820861816" calcext:value-type="float">
            <text:p>105.5898208618</text:p>
          </table:table-cell>
          <table:table-cell/>
          <table:table-cell table:formula="of:=([.A613]-[.B613])^2" office:value-type="float" office:value="19.1859692825788" calcext:value-type="float">
            <text:p>19.1859692826</text:p>
          </table:table-cell>
        </table:table-row>
        <table:table-row table:style-name="ro1">
          <table:table-cell office:value-type="float" office:value="109.99" calcext:value-type="float">
            <text:p>109.99</text:p>
          </table:table-cell>
          <table:table-cell office:value-type="float" office:value="112.226173400879" calcext:value-type="float">
            <text:p>112.2261734009</text:p>
          </table:table-cell>
          <table:table-cell/>
          <table:table-cell table:formula="of:=([.A614]-[.B614])^2" office:value-type="float" office:value="5.00047147879836" calcext:value-type="float">
            <text:p>5.0004714788</text:p>
          </table:table-cell>
        </table:table-row>
        <table:table-row table:style-name="ro1">
          <table:table-cell office:value-type="float" office:value="110.01" calcext:value-type="float">
            <text:p>110.01</text:p>
          </table:table-cell>
          <table:table-cell office:value-type="float" office:value="109.407379150391" calcext:value-type="float">
            <text:p>109.4073791504</text:p>
          </table:table-cell>
          <table:table-cell/>
          <table:table-cell table:formula="of:=([.A615]-[.B615])^2" office:value-type="float" office:value="0.363151888383931" calcext:value-type="float">
            <text:p>0.3631518884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110.411209106445" calcext:value-type="float">
            <text:p>110.4112091064</text:p>
          </table:table-cell>
          <table:table-cell/>
          <table:table-cell table:formula="of:=([.A616]-[.B616])^2" office:value-type="float" office:value="0.0968511079344934" calcext:value-type="float">
            <text:p>0.0968511079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114.743309020996" calcext:value-type="float">
            <text:p>114.743309021</text:p>
          </table:table-cell>
          <table:table-cell/>
          <table:table-cell table:formula="of:=([.A617]-[.B617])^2" office:value-type="float" office:value="21.5603186644638" calcext:value-type="float">
            <text:p>21.5603186645</text:p>
          </table:table-cell>
        </table:table-row>
        <table:table-row table:style-name="ro1">
          <table:table-cell office:value-type="float" office:value="110.17" calcext:value-type="float">
            <text:p>110.17</text:p>
          </table:table-cell>
          <table:table-cell office:value-type="float" office:value="110.217559814453" calcext:value-type="float">
            <text:p>110.2175598145</text:p>
          </table:table-cell>
          <table:table-cell/>
          <table:table-cell table:formula="of:=([.A618]-[.B618])^2" office:value-type="float" office:value="0.00226193595081552" calcext:value-type="float">
            <text:p>0.002261936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111.53687286377" calcext:value-type="float">
            <text:p>111.5368728638</text:p>
          </table:table-cell>
          <table:table-cell/>
          <table:table-cell table:formula="of:=([.A619]-[.B619])^2" office:value-type="float" office:value="1.76059159660797" calcext:value-type="float">
            <text:p>1.7605915966</text:p>
          </table:table-cell>
        </table:table-row>
        <table:table-row table:style-name="ro1">
          <table:table-cell office:value-type="float" office:value="110.23" calcext:value-type="float">
            <text:p>110.23</text:p>
          </table:table-cell>
          <table:table-cell office:value-type="float" office:value="110.939964294434" calcext:value-type="float">
            <text:p>110.9399642944</text:p>
          </table:table-cell>
          <table:table-cell/>
          <table:table-cell table:formula="of:=([.A620]-[.B620])^2" office:value-type="float" office:value="0.504049299370585" calcext:value-type="float">
            <text:p>0.5040492994</text:p>
          </table:table-cell>
        </table:table-row>
        <table:table-row table:style-name="ro1">
          <table:table-cell office:value-type="float" office:value="110.24" calcext:value-type="float">
            <text:p>110.24</text:p>
          </table:table-cell>
          <table:table-cell office:value-type="float" office:value="103.860816955566" calcext:value-type="float">
            <text:p>103.8608169556</text:p>
          </table:table-cell>
          <table:table-cell/>
          <table:table-cell table:formula="of:=([.A621]-[.B621])^2" office:value-type="float" office:value="40.693976314389" calcext:value-type="float">
            <text:p>40.6939763144</text:p>
          </table:table-cell>
        </table:table-row>
        <table:table-row table:style-name="ro1">
          <table:table-cell office:value-type="float" office:value="110.24" calcext:value-type="float">
            <text:p>110.24</text:p>
          </table:table-cell>
          <table:table-cell office:value-type="float" office:value="111.721328735352" calcext:value-type="float">
            <text:p>111.7213287354</text:p>
          </table:table-cell>
          <table:table-cell/>
          <table:table-cell table:formula="of:=([.A622]-[.B622])^2" office:value-type="float" office:value="2.19433482217827" calcext:value-type="float">
            <text:p>2.1943348222</text:p>
          </table:table-cell>
        </table:table-row>
        <table:table-row table:style-name="ro1">
          <table:table-cell office:value-type="float" office:value="110.32" calcext:value-type="float">
            <text:p>110.32</text:p>
          </table:table-cell>
          <table:table-cell office:value-type="float" office:value="108.496810913086" calcext:value-type="float">
            <text:p>108.4968109131</text:p>
          </table:table-cell>
          <table:table-cell/>
          <table:table-cell table:formula="of:=([.A623]-[.B623])^2" office:value-type="float" office:value="3.32401844664251" calcext:value-type="float">
            <text:p>3.3240184466</text:p>
          </table:table-cell>
        </table:table-row>
        <table:table-row table:style-name="ro1">
          <table:table-cell office:value-type="float" office:value="110.33" calcext:value-type="float">
            <text:p>110.33</text:p>
          </table:table-cell>
          <table:table-cell office:value-type="float" office:value="112.036628723145" calcext:value-type="float">
            <text:p>112.0366287231</text:p>
          </table:table-cell>
          <table:table-cell/>
          <table:table-cell table:formula="of:=([.A624]-[.B624])^2" office:value-type="float" office:value="2.91258159866194" calcext:value-type="float">
            <text:p>2.9125815987</text:p>
          </table:table-cell>
        </table:table-row>
        <table:table-row table:style-name="ro1">
          <table:table-cell office:value-type="float" office:value="110.39" calcext:value-type="float">
            <text:p>110.39</text:p>
          </table:table-cell>
          <table:table-cell office:value-type="float" office:value="93.869384765625" calcext:value-type="float">
            <text:p>93.8693847656</text:p>
          </table:table-cell>
          <table:table-cell/>
          <table:table-cell table:formula="of:=([.A625]-[.B625])^2" office:value-type="float" office:value="272.930727722263" calcext:value-type="float">
            <text:p>272.9307277223</text:p>
          </table:table-cell>
        </table:table-row>
        <table:table-row table:style-name="ro1">
          <table:table-cell office:value-type="float" office:value="110.455" calcext:value-type="float">
            <text:p>110.455</text:p>
          </table:table-cell>
          <table:table-cell office:value-type="float" office:value="107.076484680176" calcext:value-type="float">
            <text:p>107.0764846802</text:p>
          </table:table-cell>
          <table:table-cell/>
          <table:table-cell table:formula="of:=([.A626]-[.B626])^2" office:value-type="float" office:value="11.414365766287" calcext:value-type="float">
            <text:p>11.4143657663</text:p>
          </table:table-cell>
        </table:table-row>
        <table:table-row table:style-name="ro1">
          <table:table-cell office:value-type="float" office:value="110.48" calcext:value-type="float">
            <text:p>110.48</text:p>
          </table:table-cell>
          <table:table-cell office:value-type="float" office:value="110.734794616699" calcext:value-type="float">
            <text:p>110.7347946167</text:p>
          </table:table-cell>
          <table:table-cell/>
          <table:table-cell table:formula="of:=([.A627]-[.B627])^2" office:value-type="float" office:value="0.0649202966988998" calcext:value-type="float">
            <text:p>0.0649202967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03.210594177246" calcext:value-type="float">
            <text:p>103.2105941772</text:p>
          </table:table-cell>
          <table:table-cell/>
          <table:table-cell table:formula="of:=([.A628]-[.B628])^2" office:value-type="float" office:value="54.3081421804392" calcext:value-type="float">
            <text:p>54.3081421804</text:p>
          </table:table-cell>
        </table:table-row>
        <table:table-row table:style-name="ro1">
          <table:table-cell office:value-type="float" office:value="110.74" calcext:value-type="float">
            <text:p>110.74</text:p>
          </table:table-cell>
          <table:table-cell office:value-type="float" office:value="102.830467224121" calcext:value-type="float">
            <text:p>102.8304672241</text:p>
          </table:table-cell>
          <table:table-cell/>
          <table:table-cell table:formula="of:=([.A629]-[.B629])^2" office:value-type="float" office:value="62.5607087327026" calcext:value-type="float">
            <text:p>62.5607087327</text:p>
          </table:table-cell>
        </table:table-row>
        <table:table-row table:style-name="ro1">
          <table:table-cell office:value-type="float" office:value="110.74" calcext:value-type="float">
            <text:p>110.74</text:p>
          </table:table-cell>
          <table:table-cell office:value-type="float" office:value="107.020553588867" calcext:value-type="float">
            <text:p>107.0205535889</text:p>
          </table:table-cell>
          <table:table-cell/>
          <table:table-cell table:formula="of:=([.A630]-[.B630])^2" office:value-type="float" office:value="13.8342816052887" calcext:value-type="float">
            <text:p>13.8342816053</text:p>
          </table:table-cell>
        </table:table-row>
        <table:table-row table:style-name="ro1">
          <table:table-cell office:value-type="float" office:value="110.75" calcext:value-type="float">
            <text:p>110.75</text:p>
          </table:table-cell>
          <table:table-cell office:value-type="float" office:value="106.863296508789" calcext:value-type="float">
            <text:p>106.8632965088</text:p>
          </table:table-cell>
          <table:table-cell/>
          <table:table-cell table:formula="of:=([.A631]-[.B631])^2" office:value-type="float" office:value="15.1064640285913" calcext:value-type="float">
            <text:p>15.1064640286</text:p>
          </table:table-cell>
        </table:table-row>
        <table:table-row table:style-name="ro1">
          <table:table-cell office:value-type="float" office:value="110.93" calcext:value-type="float">
            <text:p>110.93</text:p>
          </table:table-cell>
          <table:table-cell office:value-type="float" office:value="104.960395812988" calcext:value-type="float">
            <text:p>104.960395813</text:p>
          </table:table-cell>
          <table:table-cell/>
          <table:table-cell table:formula="of:=([.A632]-[.B632])^2" office:value-type="float" office:value="35.6361741495879" calcext:value-type="float">
            <text:p>35.6361741496</text:p>
          </table:table-cell>
        </table:table-row>
        <table:table-row table:style-name="ro1">
          <table:table-cell office:value-type="float" office:value="110.95" calcext:value-type="float">
            <text:p>110.95</text:p>
          </table:table-cell>
          <table:table-cell office:value-type="float" office:value="115.276420593262" calcext:value-type="float">
            <text:p>115.2764205933</text:p>
          </table:table-cell>
          <table:table-cell/>
          <table:table-cell table:formula="of:=([.A633]-[.B633])^2" office:value-type="float" office:value="18.7179151497991" calcext:value-type="float">
            <text:p>18.7179151498</text:p>
          </table:table-cell>
        </table:table-row>
        <table:table-row table:style-name="ro1">
          <table:table-cell office:value-type="float" office:value="110.97" calcext:value-type="float">
            <text:p>110.97</text:p>
          </table:table-cell>
          <table:table-cell office:value-type="float" office:value="118.758071899414" calcext:value-type="float">
            <text:p>118.7580718994</text:p>
          </table:table-cell>
          <table:table-cell/>
          <table:table-cell table:formula="of:=([.A634]-[.B634])^2" office:value-type="float" office:value="60.654063910443" calcext:value-type="float">
            <text:p>60.6540639104</text:p>
          </table:table-cell>
        </table:table-row>
        <table:table-row table:style-name="ro1">
          <table:table-cell office:value-type="float" office:value="111.11" calcext:value-type="float">
            <text:p>111.11</text:p>
          </table:table-cell>
          <table:table-cell office:value-type="float" office:value="116.298278808594" calcext:value-type="float">
            <text:p>116.2982788086</text:p>
          </table:table-cell>
          <table:table-cell/>
          <table:table-cell table:formula="of:=([.A635]-[.B635])^2" office:value-type="float" office:value="26.918236995703" calcext:value-type="float">
            <text:p>26.9182369957</text:p>
          </table:table-cell>
        </table:table-row>
        <table:table-row table:style-name="ro1">
          <table:table-cell office:value-type="float" office:value="111.12" calcext:value-type="float">
            <text:p>111.12</text:p>
          </table:table-cell>
          <table:table-cell office:value-type="float" office:value="94.5063858032227" calcext:value-type="float">
            <text:p>94.5063858032</text:p>
          </table:table-cell>
          <table:table-cell/>
          <table:table-cell table:formula="of:=([.A636]-[.B636])^2" office:value-type="float" office:value="276.012176679362" calcext:value-type="float">
            <text:p>276.0121766794</text:p>
          </table:table-cell>
        </table:table-row>
        <table:table-row table:style-name="ro1">
          <table:table-cell office:value-type="float" office:value="111.17" calcext:value-type="float">
            <text:p>111.17</text:p>
          </table:table-cell>
          <table:table-cell office:value-type="float" office:value="108.620697021484" calcext:value-type="float">
            <text:p>108.6206970215</text:p>
          </table:table-cell>
          <table:table-cell/>
          <table:table-cell table:formula="of:=([.A637]-[.B637])^2" office:value-type="float" office:value="6.49894567626865" calcext:value-type="float">
            <text:p>6.4989456763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111.686492919922" calcext:value-type="float">
            <text:p>111.6864929199</text:p>
          </table:table-cell>
          <table:table-cell/>
          <table:table-cell table:formula="of:=([.A638]-[.B638])^2" office:value-type="float" office:value="0.190526069141924" calcext:value-type="float">
            <text:p>0.1905260691</text:p>
          </table:table-cell>
        </table:table-row>
        <table:table-row table:style-name="ro1">
          <table:table-cell office:value-type="float" office:value="111.27" calcext:value-type="float">
            <text:p>111.27</text:p>
          </table:table-cell>
          <table:table-cell office:value-type="float" office:value="112.622489929199" calcext:value-type="float">
            <text:p>112.6224899292</text:p>
          </table:table-cell>
          <table:table-cell/>
          <table:table-cell table:formula="of:=([.A639]-[.B639])^2" office:value-type="float" office:value="1.82922900858532" calcext:value-type="float">
            <text:p>1.8292290086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110.443946838379" calcext:value-type="float">
            <text:p>110.4439468384</text:p>
          </table:table-cell>
          <table:table-cell/>
          <table:table-cell table:formula="of:=([.A640]-[.B640])^2" office:value-type="float" office:value="0.802911268451164" calcext:value-type="float">
            <text:p>0.8029112685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110.397918701172" calcext:value-type="float">
            <text:p>110.3979187012</text:p>
          </table:table-cell>
          <table:table-cell/>
          <table:table-cell table:formula="of:=([.A641]-[.B641])^2" office:value-type="float" office:value="0.887517173601693" calcext:value-type="float">
            <text:p>0.8875171736</text:p>
          </table:table-cell>
        </table:table-row>
        <table:table-row table:style-name="ro1">
          <table:table-cell office:value-type="float" office:value="111.42" calcext:value-type="float">
            <text:p>111.42</text:p>
          </table:table-cell>
          <table:table-cell office:value-type="float" office:value="106.626449584961" calcext:value-type="float">
            <text:p>106.626449585</text:p>
          </table:table-cell>
          <table:table-cell/>
          <table:table-cell table:formula="of:=([.A642]-[.B642])^2" office:value-type="float" office:value="22.9781255815212" calcext:value-type="float">
            <text:p>22.9781255815</text:p>
          </table:table-cell>
        </table:table-row>
        <table:table-row table:style-name="ro1">
          <table:table-cell office:value-type="float" office:value="111.44" calcext:value-type="float">
            <text:p>111.44</text:p>
          </table:table-cell>
          <table:table-cell office:value-type="float" office:value="101.944328308105" calcext:value-type="float">
            <text:p>101.9443283081</text:p>
          </table:table-cell>
          <table:table-cell/>
          <table:table-cell table:formula="of:=([.A643]-[.B643])^2" office:value-type="float" office:value="90.1677808802471" calcext:value-type="float">
            <text:p>90.1677808802</text:p>
          </table:table-cell>
        </table:table-row>
        <table:table-row table:style-name="ro1">
          <table:table-cell office:value-type="float" office:value="111.47" calcext:value-type="float">
            <text:p>111.47</text:p>
          </table:table-cell>
          <table:table-cell office:value-type="float" office:value="114.999893188477" calcext:value-type="float">
            <text:p>114.9998931885</text:p>
          </table:table-cell>
          <table:table-cell/>
          <table:table-cell table:formula="of:=([.A644]-[.B644])^2" office:value-type="float" office:value="12.4601459220532" calcext:value-type="float">
            <text:p>12.4601459221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111.223533630371" calcext:value-type="float">
            <text:p>111.2235336304</text:p>
          </table:table-cell>
          <table:table-cell/>
          <table:table-cell table:formula="of:=([.A645]-[.B645])^2" office:value-type="float" office:value="0.076433653535787" calcext:value-type="float">
            <text:p>0.0764336535</text:p>
          </table:table-cell>
        </table:table-row>
        <table:table-row table:style-name="ro1">
          <table:table-cell office:value-type="float" office:value="111.52" calcext:value-type="float">
            <text:p>111.52</text:p>
          </table:table-cell>
          <table:table-cell office:value-type="float" office:value="111.639221191406" calcext:value-type="float">
            <text:p>111.6392211914</text:p>
          </table:table-cell>
          <table:table-cell/>
          <table:table-cell table:formula="of:=([.A646]-[.B646])^2" office:value-type="float" office:value="0.0142136924803266" calcext:value-type="float">
            <text:p>0.0142136925</text:p>
          </table:table-cell>
        </table:table-row>
        <table:table-row table:style-name="ro1">
          <table:table-cell office:value-type="float" office:value="111.55" calcext:value-type="float">
            <text:p>111.55</text:p>
          </table:table-cell>
          <table:table-cell office:value-type="float" office:value="113.378578186035" calcext:value-type="float">
            <text:p>113.378578186</text:p>
          </table:table-cell>
          <table:table-cell/>
          <table:table-cell table:formula="of:=([.A647]-[.B647])^2" office:value-type="float" office:value="3.34369818244363" calcext:value-type="float">
            <text:p>3.3436981824</text:p>
          </table:table-cell>
        </table:table-row>
        <table:table-row table:style-name="ro1">
          <table:table-cell office:value-type="float" office:value="111.55" calcext:value-type="float">
            <text:p>111.55</text:p>
          </table:table-cell>
          <table:table-cell office:value-type="float" office:value="110.395248413086" calcext:value-type="float">
            <text:p>110.3952484131</text:p>
          </table:table-cell>
          <table:table-cell/>
          <table:table-cell table:formula="of:=([.A648]-[.B648])^2" office:value-type="float" office:value="1.33345122748054" calcext:value-type="float">
            <text:p>1.3334512275</text:p>
          </table:table-cell>
        </table:table-row>
        <table:table-row table:style-name="ro1">
          <table:table-cell office:value-type="float" office:value="111.56" calcext:value-type="float">
            <text:p>111.56</text:p>
          </table:table-cell>
          <table:table-cell office:value-type="float" office:value="109.767158508301" calcext:value-type="float">
            <text:p>109.7671585083</text:p>
          </table:table-cell>
          <table:table-cell/>
          <table:table-cell table:formula="of:=([.A649]-[.B649])^2" office:value-type="float" office:value="3.21428061435829" calcext:value-type="float">
            <text:p>3.2142806144</text:p>
          </table:table-cell>
        </table:table-row>
        <table:table-row table:style-name="ro1">
          <table:table-cell office:value-type="float" office:value="111.56" calcext:value-type="float">
            <text:p>111.56</text:p>
          </table:table-cell>
          <table:table-cell office:value-type="float" office:value="113.832290649414" calcext:value-type="float">
            <text:p>113.8322906494</text:p>
          </table:table-cell>
          <table:table-cell/>
          <table:table-cell table:formula="of:=([.A650]-[.B650])^2" office:value-type="float" office:value="5.16330479541457" calcext:value-type="float">
            <text:p>5.1633047954</text:p>
          </table:table-cell>
        </table:table-row>
        <table:table-row table:style-name="ro1">
          <table:table-cell office:value-type="float" office:value="111.57" calcext:value-type="float">
            <text:p>111.57</text:p>
          </table:table-cell>
          <table:table-cell office:value-type="float" office:value="112.934410095215" calcext:value-type="float">
            <text:p>112.9344100952</text:p>
          </table:table-cell>
          <table:table-cell/>
          <table:table-cell table:formula="of:=([.A651]-[.B651])^2" office:value-type="float" office:value="1.8616149079242" calcext:value-type="float">
            <text:p>1.8616149079</text:p>
          </table:table-cell>
        </table:table-row>
        <table:table-row table:style-name="ro1">
          <table:table-cell office:value-type="float" office:value="111.58" calcext:value-type="float">
            <text:p>111.58</text:p>
          </table:table-cell>
          <table:table-cell office:value-type="float" office:value="117.340911865234" calcext:value-type="float">
            <text:p>117.3409118652</text:p>
          </table:table-cell>
          <table:table-cell/>
          <table:table-cell table:formula="of:=([.A652]-[.B652])^2" office:value-type="float" office:value="33.1881055189982" calcext:value-type="float">
            <text:p>33.188105519</text:p>
          </table:table-cell>
        </table:table-row>
        <table:table-row table:style-name="ro1">
          <table:table-cell office:value-type="float" office:value="111.58" calcext:value-type="float">
            <text:p>111.58</text:p>
          </table:table-cell>
          <table:table-cell office:value-type="float" office:value="110.615737915039" calcext:value-type="float">
            <text:p>110.615737915</text:p>
          </table:table-cell>
          <table:table-cell/>
          <table:table-cell table:formula="of:=([.A653]-[.B653])^2" office:value-type="float" office:value="0.929801368493238" calcext:value-type="float">
            <text:p>0.9298013685</text:p>
          </table:table-cell>
        </table:table-row>
        <table:table-row table:style-name="ro1">
          <table:table-cell office:value-type="float" office:value="111.59" calcext:value-type="float">
            <text:p>111.59</text:p>
          </table:table-cell>
          <table:table-cell office:value-type="float" office:value="111.839691162109" calcext:value-type="float">
            <text:p>111.8396911621</text:p>
          </table:table-cell>
          <table:table-cell/>
          <table:table-cell table:formula="of:=([.A654]-[.B654])^2" office:value-type="float" office:value="0.0623456764355285" calcext:value-type="float">
            <text:p>0.0623456764</text:p>
          </table:table-cell>
        </table:table-row>
        <table:table-row table:style-name="ro1">
          <table:table-cell office:value-type="float" office:value="111.64" calcext:value-type="float">
            <text:p>111.64</text:p>
          </table:table-cell>
          <table:table-cell office:value-type="float" office:value="109.717636108398" calcext:value-type="float">
            <text:p>109.7176361084</text:p>
          </table:table-cell>
          <table:table-cell/>
          <table:table-cell table:formula="of:=([.A655]-[.B655])^2" office:value-type="float" office:value="3.69548293173351" calcext:value-type="float">
            <text:p>3.6954829317</text:p>
          </table:table-cell>
        </table:table-row>
        <table:table-row table:style-name="ro1">
          <table:table-cell office:value-type="float" office:value="111.64" calcext:value-type="float">
            <text:p>111.64</text:p>
          </table:table-cell>
          <table:table-cell office:value-type="float" office:value="103.870483398438" calcext:value-type="float">
            <text:p>103.8704833984</text:p>
          </table:table-cell>
          <table:table-cell/>
          <table:table-cell table:formula="of:=([.A656]-[.B656])^2" office:value-type="float" office:value="60.3653882219553" calcext:value-type="float">
            <text:p>60.365388222</text:p>
          </table:table-cell>
        </table:table-row>
        <table:table-row table:style-name="ro1">
          <table:table-cell office:value-type="float" office:value="111.85" calcext:value-type="float">
            <text:p>111.85</text:p>
          </table:table-cell>
          <table:table-cell office:value-type="float" office:value="103.699394226074" calcext:value-type="float">
            <text:p>103.6993942261</text:p>
          </table:table-cell>
          <table:table-cell/>
          <table:table-cell table:formula="of:=([.A657]-[.B657])^2" office:value-type="float" office:value="66.4323744819522" calcext:value-type="float">
            <text:p>66.432374482</text:p>
          </table:table-cell>
        </table:table-row>
        <table:table-row table:style-name="ro1">
          <table:table-cell office:value-type="float" office:value="111.85" calcext:value-type="float">
            <text:p>111.85</text:p>
          </table:table-cell>
          <table:table-cell office:value-type="float" office:value="105.185478210449" calcext:value-type="float">
            <text:p>105.1854782105</text:p>
          </table:table-cell>
          <table:table-cell/>
          <table:table-cell table:formula="of:=([.A658]-[.B658])^2" office:value-type="float" office:value="44.4158506833971" calcext:value-type="float">
            <text:p>44.4158506834</text:p>
          </table:table-cell>
        </table:table-row>
        <table:table-row table:style-name="ro1">
          <table:table-cell office:value-type="float" office:value="111.9625" calcext:value-type="float">
            <text:p>111.9625</text:p>
          </table:table-cell>
          <table:table-cell office:value-type="float" office:value="110.282363891602" calcext:value-type="float">
            <text:p>110.2823638916</text:p>
          </table:table-cell>
          <table:table-cell/>
          <table:table-cell table:formula="of:=([.A659]-[.B659])^2" office:value-type="float" office:value="2.82285734274427" calcext:value-type="float">
            <text:p>2.8228573427</text:p>
          </table:table-cell>
        </table:table-row>
        <table:table-row table:style-name="ro1">
          <table:table-cell office:value-type="float" office:value="112.09" calcext:value-type="float">
            <text:p>112.09</text:p>
          </table:table-cell>
          <table:table-cell office:value-type="float" office:value="107.235305786133" calcext:value-type="float">
            <text:p>107.2353057861</text:p>
          </table:table-cell>
          <table:table-cell/>
          <table:table-cell table:formula="of:=([.A660]-[.B660])^2" office:value-type="float" office:value="23.5680559101556" calcext:value-type="float">
            <text:p>23.5680559102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118.121505737305" calcext:value-type="float">
            <text:p>118.1215057373</text:p>
          </table:table-cell>
          <table:table-cell/>
          <table:table-cell table:formula="of:=([.A661]-[.B661])^2" office:value-type="float" office:value="36.018071114901" calcext:value-type="float">
            <text:p>36.0180711149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106.898628234863" calcext:value-type="float">
            <text:p>106.8986282349</text:p>
          </table:table-cell>
          <table:table-cell/>
          <table:table-cell table:formula="of:=([.A662]-[.B662])^2" office:value-type="float" office:value="27.262723109767" calcext:value-type="float">
            <text:p>27.2627231098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93.8087844848633" calcext:value-type="float">
            <text:p>93.8087844849</text:p>
          </table:table-cell>
          <table:table-cell/>
          <table:table-cell table:formula="of:=([.A663]-[.B663])^2" office:value-type="float" office:value="341.925051227233" calcext:value-type="float">
            <text:p>341.9250512272</text:p>
          </table:table-cell>
        </table:table-row>
        <table:table-row table:style-name="ro1">
          <table:table-cell office:value-type="float" office:value="112.31" calcext:value-type="float">
            <text:p>112.31</text:p>
          </table:table-cell>
          <table:table-cell office:value-type="float" office:value="115.990325927734" calcext:value-type="float">
            <text:p>115.9903259277</text:p>
          </table:table-cell>
          <table:table-cell/>
          <table:table-cell table:formula="of:=([.A664]-[.B664])^2" office:value-type="float" office:value="13.5447989343539" calcext:value-type="float">
            <text:p>13.5447989344</text:p>
          </table:table-cell>
        </table:table-row>
        <table:table-row table:style-name="ro1">
          <table:table-cell office:value-type="float" office:value="112.32" calcext:value-type="float">
            <text:p>112.32</text:p>
          </table:table-cell>
          <table:table-cell office:value-type="float" office:value="110.089477539063" calcext:value-type="float">
            <text:p>110.0894775391</text:p>
          </table:table-cell>
          <table:table-cell/>
          <table:table-cell table:formula="of:=([.A665]-[.B665])^2" office:value-type="float" office:value="4.97523044874665" calcext:value-type="float">
            <text:p>4.9752304487</text:p>
          </table:table-cell>
        </table:table-row>
        <table:table-row table:style-name="ro1">
          <table:table-cell office:value-type="float" office:value="112.34" calcext:value-type="float">
            <text:p>112.34</text:p>
          </table:table-cell>
          <table:table-cell office:value-type="float" office:value="110.490699768066" calcext:value-type="float">
            <text:p>110.4906997681</text:p>
          </table:table-cell>
          <table:table-cell/>
          <table:table-cell table:formula="of:=([.A666]-[.B666])^2" office:value-type="float" office:value="3.41991134782966" calcext:value-type="float">
            <text:p>3.4199113478</text:p>
          </table:table-cell>
        </table:table-row>
        <table:table-row table:style-name="ro1">
          <table:table-cell office:value-type="float" office:value="112.38" calcext:value-type="float">
            <text:p>112.38</text:p>
          </table:table-cell>
          <table:table-cell office:value-type="float" office:value="117.101631164551" calcext:value-type="float">
            <text:p>117.1016311646</text:p>
          </table:table-cell>
          <table:table-cell/>
          <table:table-cell table:formula="of:=([.A667]-[.B667])^2" office:value-type="float" office:value="22.2938008540572" calcext:value-type="float">
            <text:p>22.2938008541</text:p>
          </table:table-cell>
        </table:table-row>
        <table:table-row table:style-name="ro1">
          <table:table-cell office:value-type="float" office:value="112.49" calcext:value-type="float">
            <text:p>112.49</text:p>
          </table:table-cell>
          <table:table-cell office:value-type="float" office:value="115.978973388672" calcext:value-type="float">
            <text:p>115.9789733887</text:p>
          </table:table-cell>
          <table:table-cell/>
          <table:table-cell table:formula="of:=([.A668]-[.B668])^2" office:value-type="float" office:value="12.1729353068605" calcext:value-type="float">
            <text:p>12.1729353069</text:p>
          </table:table-cell>
        </table:table-row>
        <table:table-row table:style-name="ro1">
          <table:table-cell office:value-type="float" office:value="112.51" calcext:value-type="float">
            <text:p>112.51</text:p>
          </table:table-cell>
          <table:table-cell office:value-type="float" office:value="94.1302490234375" calcext:value-type="float">
            <text:p>94.1302490234</text:p>
          </table:table-cell>
          <table:table-cell/>
          <table:table-cell table:formula="of:=([.A669]-[.B669])^2" office:value-type="float" office:value="337.81524596045" calcext:value-type="float">
            <text:p>337.8152459605</text:p>
          </table:table-cell>
        </table:table-row>
        <table:table-row table:style-name="ro1">
          <table:table-cell office:value-type="float" office:value="112.53" calcext:value-type="float">
            <text:p>112.53</text:p>
          </table:table-cell>
          <table:table-cell office:value-type="float" office:value="110.445823669434" calcext:value-type="float">
            <text:p>110.4458236694</text:p>
          </table:table-cell>
          <table:table-cell/>
          <table:table-cell table:formula="of:=([.A670]-[.B670])^2" office:value-type="float" office:value="4.34379097689325" calcext:value-type="float">
            <text:p>4.3437909769</text:p>
          </table:table-cell>
        </table:table-row>
        <table:table-row table:style-name="ro1">
          <table:table-cell office:value-type="float" office:value="112.67" calcext:value-type="float">
            <text:p>112.67</text:p>
          </table:table-cell>
          <table:table-cell office:value-type="float" office:value="112.108345031738" calcext:value-type="float">
            <text:p>112.1083450317</text:p>
          </table:table-cell>
          <table:table-cell/>
          <table:table-cell table:formula="of:=([.A671]-[.B671])^2" office:value-type="float" office:value="0.315456303373074" calcext:value-type="float">
            <text:p>0.3154563034</text:p>
          </table:table-cell>
        </table:table-row>
        <table:table-row table:style-name="ro1">
          <table:table-cell office:value-type="float" office:value="112.75" calcext:value-type="float">
            <text:p>112.75</text:p>
          </table:table-cell>
          <table:table-cell office:value-type="float" office:value="100.847694396973" calcext:value-type="float">
            <text:p>100.847694397</text:p>
          </table:table-cell>
          <table:table-cell/>
          <table:table-cell table:formula="of:=([.A672]-[.B672])^2" office:value-type="float" office:value="141.664878667856" calcext:value-type="float">
            <text:p>141.6648786679</text:p>
          </table:table-cell>
        </table:table-row>
        <table:table-row table:style-name="ro1">
          <table:table-cell office:value-type="float" office:value="112.76" calcext:value-type="float">
            <text:p>112.76</text:p>
          </table:table-cell>
          <table:table-cell office:value-type="float" office:value="99.0471954345703" calcext:value-type="float">
            <text:p>99.0471954346</text:p>
          </table:table-cell>
          <table:table-cell/>
          <table:table-cell table:formula="of:=([.A673]-[.B673])^2" office:value-type="float" office:value="188.041009049669" calcext:value-type="float">
            <text:p>188.0410090497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0.781196594238" calcext:value-type="float">
            <text:p>110.7811965942</text:p>
          </table:table-cell>
          <table:table-cell/>
          <table:table-cell table:formula="of:=([.A674]-[.B674])^2" office:value-type="float" office:value="4.0755671911151" calcext:value-type="float">
            <text:p>4.0755671911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94.5577545166016" calcext:value-type="float">
            <text:p>94.5577545166</text:p>
          </table:table-cell>
          <table:table-cell/>
          <table:table-cell table:formula="of:=([.A675]-[.B675])^2" office:value-type="float" office:value="339.747673560262" calcext:value-type="float">
            <text:p>339.7476735603</text:p>
          </table:table-cell>
        </table:table-row>
        <table:table-row table:style-name="ro1">
          <table:table-cell office:value-type="float" office:value="113.03" calcext:value-type="float">
            <text:p>113.03</text:p>
          </table:table-cell>
          <table:table-cell office:value-type="float" office:value="108.719673156738" calcext:value-type="float">
            <text:p>108.7196731567</text:p>
          </table:table-cell>
          <table:table-cell/>
          <table:table-cell table:formula="of:=([.A676]-[.B676])^2" office:value-type="float" office:value="18.5789174957425" calcext:value-type="float">
            <text:p>18.5789174957</text:p>
          </table:table-cell>
        </table:table-row>
        <table:table-row table:style-name="ro1">
          <table:table-cell office:value-type="float" office:value="113.09" calcext:value-type="float">
            <text:p>113.09</text:p>
          </table:table-cell>
          <table:table-cell office:value-type="float" office:value="109.767654418945" calcext:value-type="float">
            <text:p>109.7676544189</text:p>
          </table:table-cell>
          <table:table-cell/>
          <table:table-cell table:formula="of:=([.A677]-[.B677])^2" office:value-type="float" office:value="11.0379801599536" calcext:value-type="float">
            <text:p>11.03798016</text:p>
          </table:table-cell>
        </table:table-row>
        <table:table-row table:style-name="ro1">
          <table:table-cell office:value-type="float" office:value="113.12" calcext:value-type="float">
            <text:p>113.12</text:p>
          </table:table-cell>
          <table:table-cell office:value-type="float" office:value="109.862869262695" calcext:value-type="float">
            <text:p>109.8628692627</text:p>
          </table:table-cell>
          <table:table-cell/>
          <table:table-cell table:formula="of:=([.A678]-[.B678])^2" office:value-type="float" office:value="10.608900639895" calcext:value-type="float">
            <text:p>10.6089006399</text:p>
          </table:table-cell>
        </table:table-row>
        <table:table-row table:style-name="ro1">
          <table:table-cell office:value-type="float" office:value="113.14" calcext:value-type="float">
            <text:p>113.14</text:p>
          </table:table-cell>
          <table:table-cell office:value-type="float" office:value="107.854904174805" calcext:value-type="float">
            <text:p>107.8549041748</text:p>
          </table:table-cell>
          <table:table-cell/>
          <table:table-cell table:formula="of:=([.A679]-[.B679])^2" office:value-type="float" office:value="27.9322378814969" calcext:value-type="float">
            <text:p>27.9322378815</text:p>
          </table:table-cell>
        </table:table-row>
        <table:table-row table:style-name="ro1">
          <table:table-cell office:value-type="float" office:value="113.36" calcext:value-type="float">
            <text:p>113.36</text:p>
          </table:table-cell>
          <table:table-cell office:value-type="float" office:value="108.907699584961" calcext:value-type="float">
            <text:p>108.907699585</text:p>
          </table:table-cell>
          <table:table-cell/>
          <table:table-cell table:formula="of:=([.A680]-[.B680])^2" office:value-type="float" office:value="19.822978985757" calcext:value-type="float">
            <text:p>19.8229789858</text:p>
          </table:table-cell>
        </table:table-row>
        <table:table-row table:style-name="ro1">
          <table:table-cell office:value-type="float" office:value="113.43" calcext:value-type="float">
            <text:p>113.43</text:p>
          </table:table-cell>
          <table:table-cell office:value-type="float" office:value="116.298278808594" calcext:value-type="float">
            <text:p>116.2982788086</text:p>
          </table:table-cell>
          <table:table-cell/>
          <table:table-cell table:formula="of:=([.A681]-[.B681])^2" office:value-type="float" office:value="8.22702332382803" calcext:value-type="float">
            <text:p>8.2270233238</text:p>
          </table:table-cell>
        </table:table-row>
        <table:table-row table:style-name="ro1">
          <table:table-cell office:value-type="float" office:value="113.52" calcext:value-type="float">
            <text:p>113.52</text:p>
          </table:table-cell>
          <table:table-cell office:value-type="float" office:value="110.865371704102" calcext:value-type="float">
            <text:p>110.8653717041</text:p>
          </table:table-cell>
          <table:table-cell/>
          <table:table-cell table:formula="of:=([.A682]-[.B682])^2" office:value-type="float" office:value="7.04705138938462" calcext:value-type="float">
            <text:p>7.0470513894</text:p>
          </table:table-cell>
        </table:table-row>
        <table:table-row table:style-name="ro1">
          <table:table-cell office:value-type="float" office:value="113.58" calcext:value-type="float">
            <text:p>113.58</text:p>
          </table:table-cell>
          <table:table-cell office:value-type="float" office:value="118.580200195313" calcext:value-type="float">
            <text:p>118.5802001953</text:p>
          </table:table-cell>
          <table:table-cell/>
          <table:table-cell table:formula="of:=([.A683]-[.B683])^2" office:value-type="float" office:value="25.0020019932032" calcext:value-type="float">
            <text:p>25.0020019932</text:p>
          </table:table-cell>
        </table:table-row>
        <table:table-row table:style-name="ro1">
          <table:table-cell office:value-type="float" office:value="113.62" calcext:value-type="float">
            <text:p>113.62</text:p>
          </table:table-cell>
          <table:table-cell office:value-type="float" office:value="112.266883850098" calcext:value-type="float">
            <text:p>112.2668838501</text:p>
          </table:table-cell>
          <table:table-cell/>
          <table:table-cell table:formula="of:=([.A684]-[.B684])^2" office:value-type="float" office:value="1.83092331512655" calcext:value-type="float">
            <text:p>1.8309233151</text:p>
          </table:table-cell>
        </table:table-row>
        <table:table-row table:style-name="ro1">
          <table:table-cell office:value-type="float" office:value="113.64" calcext:value-type="float">
            <text:p>113.64</text:p>
          </table:table-cell>
          <table:table-cell office:value-type="float" office:value="97.8408050537109" calcext:value-type="float">
            <text:p>97.8408050537</text:p>
          </table:table-cell>
          <table:table-cell/>
          <table:table-cell table:formula="of:=([.A685]-[.B685])^2" office:value-type="float" office:value="249.614560950846" calcext:value-type="float">
            <text:p>249.6145609508</text:p>
          </table:table-cell>
        </table:table-row>
        <table:table-row table:style-name="ro1">
          <table:table-cell office:value-type="float" office:value="113.65" calcext:value-type="float">
            <text:p>113.65</text:p>
          </table:table-cell>
          <table:table-cell office:value-type="float" office:value="117.25218963623" calcext:value-type="float">
            <text:p>117.2521896362</text:p>
          </table:table-cell>
          <table:table-cell/>
          <table:table-cell table:formula="of:=([.A686]-[.B686])^2" office:value-type="float" office:value="12.9757701753662" calcext:value-type="float">
            <text:p>12.9757701754</text:p>
          </table:table-cell>
        </table:table-row>
        <table:table-row table:style-name="ro1">
          <table:table-cell office:value-type="float" office:value="113.67" calcext:value-type="float">
            <text:p>113.67</text:p>
          </table:table-cell>
          <table:table-cell office:value-type="float" office:value="98.7127151489258" calcext:value-type="float">
            <text:p>98.7127151489</text:p>
          </table:table-cell>
          <table:table-cell/>
          <table:table-cell table:formula="of:=([.A687]-[.B687])^2" office:value-type="float" office:value="223.720370116174" calcext:value-type="float">
            <text:p>223.720370116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2.614837646484" calcext:value-type="float">
            <text:p>112.6148376465</text:p>
          </table:table-cell>
          <table:table-cell/>
          <table:table-cell table:formula="of:=([.A688]-[.B688])^2" office:value-type="float" office:value="1.28859356883913" calcext:value-type="float">
            <text:p>1.2885935688</text:p>
          </table:table-cell>
        </table:table-row>
        <table:table-row table:style-name="ro1">
          <table:table-cell office:value-type="float" office:value="113.87" calcext:value-type="float">
            <text:p>113.87</text:p>
          </table:table-cell>
          <table:table-cell office:value-type="float" office:value="93.8158874511719" calcext:value-type="float">
            <text:p>93.8158874512</text:p>
          </table:table-cell>
          <table:table-cell/>
          <table:table-cell table:formula="of:=([.A689]-[.B689])^2" office:value-type="float" office:value="402.167430121066" calcext:value-type="float">
            <text:p>402.1674301211</text:p>
          </table:table-cell>
        </table:table-row>
        <table:table-row table:style-name="ro1">
          <table:table-cell office:value-type="float" office:value="113.88" calcext:value-type="float">
            <text:p>113.88</text:p>
          </table:table-cell>
          <table:table-cell office:value-type="float" office:value="104.748924255371" calcext:value-type="float">
            <text:p>104.7489242554</text:p>
          </table:table-cell>
          <table:table-cell/>
          <table:table-cell table:formula="of:=([.A690]-[.B690])^2" office:value-type="float" office:value="83.3765442541502" calcext:value-type="float">
            <text:p>83.3765442542</text:p>
          </table:table-cell>
        </table:table-row>
        <table:table-row table:style-name="ro1">
          <table:table-cell office:value-type="float" office:value="113.91" calcext:value-type="float">
            <text:p>113.91</text:p>
          </table:table-cell>
          <table:table-cell office:value-type="float" office:value="108.235076904297" calcext:value-type="float">
            <text:p>108.2350769043</text:p>
          </table:table-cell>
          <table:table-cell/>
          <table:table-cell table:formula="of:=([.A691]-[.B691])^2" office:value-type="float" office:value="32.2047521421447" calcext:value-type="float">
            <text:p>32.2047521421</text:p>
          </table:table-cell>
        </table:table-row>
        <table:table-row table:style-name="ro1">
          <table:table-cell office:value-type="float" office:value="113.94" calcext:value-type="float">
            <text:p>113.94</text:p>
          </table:table-cell>
          <table:table-cell office:value-type="float" office:value="111.839691162109" calcext:value-type="float">
            <text:p>111.8396911621</text:p>
          </table:table-cell>
          <table:table-cell/>
          <table:table-cell table:formula="of:=([.A692]-[.B692])^2" office:value-type="float" office:value="4.41129721452146" calcext:value-type="float">
            <text:p>4.4112972145</text:p>
          </table:table-cell>
        </table:table-row>
        <table:table-row table:style-name="ro1">
          <table:table-cell office:value-type="float" office:value="113.95" calcext:value-type="float">
            <text:p>113.95</text:p>
          </table:table-cell>
          <table:table-cell office:value-type="float" office:value="107.05054473877" calcext:value-type="float">
            <text:p>107.0505447388</text:p>
          </table:table-cell>
          <table:table-cell/>
          <table:table-cell table:formula="of:=([.A693]-[.B693])^2" office:value-type="float" office:value="47.6024829017208" calcext:value-type="float">
            <text:p>47.6024829017</text:p>
          </table:table-cell>
        </table:table-row>
        <table:table-row table:style-name="ro1">
          <table:table-cell office:value-type="float" office:value="114.07" calcext:value-type="float">
            <text:p>114.07</text:p>
          </table:table-cell>
          <table:table-cell office:value-type="float" office:value="108.905082702637" calcext:value-type="float">
            <text:p>108.9050827026</text:p>
          </table:table-cell>
          <table:table-cell/>
          <table:table-cell table:formula="of:=([.A694]-[.B694])^2" office:value-type="float" office:value="26.6763706886023" calcext:value-type="float">
            <text:p>26.6763706886</text:p>
          </table:table-cell>
        </table:table-row>
        <table:table-row table:style-name="ro1">
          <table:table-cell office:value-type="float" office:value="114.12" calcext:value-type="float">
            <text:p>114.12</text:p>
          </table:table-cell>
          <table:table-cell office:value-type="float" office:value="102.248603820801" calcext:value-type="float">
            <text:p>102.2486038208</text:p>
          </table:table-cell>
          <table:table-cell/>
          <table:table-cell table:formula="of:=([.A695]-[.B695])^2" office:value-type="float" office:value="140.930047243506" calcext:value-type="float">
            <text:p>140.9300472435</text:p>
          </table:table-cell>
        </table:table-row>
        <table:table-row table:style-name="ro1">
          <table:table-cell office:value-type="float" office:value="114.23" calcext:value-type="float">
            <text:p>114.23</text:p>
          </table:table-cell>
          <table:table-cell office:value-type="float" office:value="104.604331970215" calcext:value-type="float">
            <text:p>104.6043319702</text:p>
          </table:table-cell>
          <table:table-cell/>
          <table:table-cell table:formula="of:=([.A696]-[.B696])^2" office:value-type="float" office:value="92.6534850196281" calcext:value-type="float">
            <text:p>92.6534850196</text:p>
          </table:table-cell>
        </table:table-row>
        <table:table-row table:style-name="ro1">
          <table:table-cell office:value-type="float" office:value="114.34" calcext:value-type="float">
            <text:p>114.34</text:p>
          </table:table-cell>
          <table:table-cell office:value-type="float" office:value="111.12100982666" calcext:value-type="float">
            <text:p>111.1210098267</text:p>
          </table:table-cell>
          <table:table-cell/>
          <table:table-cell table:formula="of:=([.A697]-[.B697])^2" office:value-type="float" office:value="10.3618977360585" calcext:value-type="float">
            <text:p>10.3618977361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10.442977905273" calcext:value-type="float">
            <text:p>110.4429779053</text:p>
          </table:table-cell>
          <table:table-cell/>
          <table:table-cell table:formula="of:=([.A698]-[.B698])^2" office:value-type="float" office:value="15.6580238581542" calcext:value-type="float">
            <text:p>15.6580238582</text:p>
          </table:table-cell>
        </table:table-row>
        <table:table-row table:style-name="ro1">
          <table:table-cell office:value-type="float" office:value="114.46" calcext:value-type="float">
            <text:p>114.46</text:p>
          </table:table-cell>
          <table:table-cell office:value-type="float" office:value="117.544570922852" calcext:value-type="float">
            <text:p>117.5445709229</text:p>
          </table:table-cell>
          <table:table-cell/>
          <table:table-cell table:formula="of:=([.A699]-[.B699])^2" office:value-type="float" office:value="9.51457777810138" calcext:value-type="float">
            <text:p>9.5145777781</text:p>
          </table:table-cell>
        </table:table-row>
        <table:table-row table:style-name="ro1">
          <table:table-cell office:value-type="float" office:value="114.51" calcext:value-type="float">
            <text:p>114.51</text:p>
          </table:table-cell>
          <table:table-cell office:value-type="float" office:value="94.3607635498047" calcext:value-type="float">
            <text:p>94.3607635498</text:p>
          </table:table-cell>
          <table:table-cell/>
          <table:table-cell table:formula="of:=([.A700]-[.B700])^2" office:value-type="float" office:value="405.99172952588" calcext:value-type="float">
            <text:p>405.9917295259</text:p>
          </table:table-cell>
        </table:table-row>
        <table:table-row table:style-name="ro1">
          <table:table-cell office:value-type="float" office:value="114.52" calcext:value-type="float">
            <text:p>114.52</text:p>
          </table:table-cell>
          <table:table-cell office:value-type="float" office:value="107.778739929199" calcext:value-type="float">
            <text:p>107.7787399292</text:p>
          </table:table-cell>
          <table:table-cell/>
          <table:table-cell table:formula="of:=([.A701]-[.B701])^2" office:value-type="float" office:value="45.4445873421729" calcext:value-type="float">
            <text:p>45.4445873422</text:p>
          </table:table-cell>
        </table:table-row>
        <table:table-row table:style-name="ro1">
          <table:table-cell office:value-type="float" office:value="114.53" calcext:value-type="float">
            <text:p>114.53</text:p>
          </table:table-cell>
          <table:table-cell office:value-type="float" office:value="111.941032409668" calcext:value-type="float">
            <text:p>111.9410324097</text:p>
          </table:table-cell>
          <table:table-cell/>
          <table:table-cell table:formula="of:=([.A702]-[.B702])^2" office:value-type="float" office:value="6.70275318378965" calcext:value-type="float">
            <text:p>6.7027531838</text:p>
          </table:table-cell>
        </table:table-row>
        <table:table-row table:style-name="ro1">
          <table:table-cell office:value-type="float" office:value="114.56" calcext:value-type="float">
            <text:p>114.56</text:p>
          </table:table-cell>
          <table:table-cell office:value-type="float" office:value="103.672889709473" calcext:value-type="float">
            <text:p>103.6728897095</text:p>
          </table:table-cell>
          <table:table-cell/>
          <table:table-cell table:formula="of:=([.A703]-[.B703])^2" office:value-type="float" office:value="118.529170478106" calcext:value-type="float">
            <text:p>118.5291704781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110.094482421875" calcext:value-type="float">
            <text:p>110.0944824219</text:p>
          </table:table-cell>
          <table:table-cell/>
          <table:table-cell table:formula="of:=([.A704]-[.B704])^2" office:value-type="float" office:value="20.1198679436683" calcext:value-type="float">
            <text:p>20.1198679437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107.906959533691" calcext:value-type="float">
            <text:p>107.9069595337</text:p>
          </table:table-cell>
          <table:table-cell/>
          <table:table-cell table:formula="of:=([.A705]-[.B705])^2" office:value-type="float" office:value="44.529469064992" calcext:value-type="float">
            <text:p>44.529469065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117.301193237305" calcext:value-type="float">
            <text:p>117.3011932373</text:p>
          </table:table-cell>
          <table:table-cell/>
          <table:table-cell table:formula="of:=([.A706]-[.B706])^2" office:value-type="float" office:value="7.13527331102232" calcext:value-type="float">
            <text:p>7.135273311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112.862022399902" calcext:value-type="float">
            <text:p>112.8620223999</text:p>
          </table:table-cell>
          <table:table-cell/>
          <table:table-cell table:formula="of:=([.A707]-[.B707])^2" office:value-type="float" office:value="3.12574479444705" calcext:value-type="float">
            <text:p>3.1257447944</text:p>
          </table:table-cell>
        </table:table-row>
        <table:table-row table:style-name="ro1">
          <table:table-cell office:value-type="float" office:value="114.635" calcext:value-type="float">
            <text:p>114.635</text:p>
          </table:table-cell>
          <table:table-cell office:value-type="float" office:value="99.8860549926758" calcext:value-type="float">
            <text:p>99.8860549927</text:p>
          </table:table-cell>
          <table:table-cell/>
          <table:table-cell table:formula="of:=([.A708]-[.B708])^2" office:value-type="float" office:value="217.531378829074" calcext:value-type="float">
            <text:p>217.5313788291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0.190856933594" calcext:value-type="float">
            <text:p>110.1908569336</text:p>
          </table:table-cell>
          <table:table-cell/>
          <table:table-cell table:formula="of:=([.A709]-[.B709])^2" office:value-type="float" office:value="22.2703112812102" calcext:value-type="float">
            <text:p>22.2703112812</text:p>
          </table:table-cell>
        </table:table-row>
        <table:table-row table:style-name="ro1">
          <table:table-cell office:value-type="float" office:value="114.915" calcext:value-type="float">
            <text:p>114.915</text:p>
          </table:table-cell>
          <table:table-cell office:value-type="float" office:value="111.537857055664" calcext:value-type="float">
            <text:p>111.5378570557</text:p>
          </table:table-cell>
          <table:table-cell/>
          <table:table-cell table:formula="of:=([.A710]-[.B710])^2" office:value-type="float" office:value="11.405094466478" calcext:value-type="float">
            <text:p>11.4050944665</text:p>
          </table:table-cell>
        </table:table-row>
        <table:table-row table:style-name="ro1">
          <table:table-cell office:value-type="float" office:value="115.14" calcext:value-type="float">
            <text:p>115.14</text:p>
          </table:table-cell>
          <table:table-cell office:value-type="float" office:value="113.605270385742" calcext:value-type="float">
            <text:p>113.6052703857</text:p>
          </table:table-cell>
          <table:table-cell/>
          <table:table-cell table:formula="of:=([.A711]-[.B711])^2" office:value-type="float" office:value="2.35539498887994" calcext:value-type="float">
            <text:p>2.3553949889</text:p>
          </table:table-cell>
        </table:table-row>
        <table:table-row table:style-name="ro1">
          <table:table-cell office:value-type="float" office:value="115.16" calcext:value-type="float">
            <text:p>115.16</text:p>
          </table:table-cell>
          <table:table-cell office:value-type="float" office:value="94.6281280517578" calcext:value-type="float">
            <text:p>94.6281280518</text:p>
          </table:table-cell>
          <table:table-cell/>
          <table:table-cell table:formula="of:=([.A712]-[.B712])^2" office:value-type="float" office:value="421.557765699014" calcext:value-type="float">
            <text:p>421.557765699</text:p>
          </table:table-cell>
        </table:table-row>
        <table:table-row table:style-name="ro1">
          <table:table-cell office:value-type="float" office:value="115.18" calcext:value-type="float">
            <text:p>115.18</text:p>
          </table:table-cell>
          <table:table-cell office:value-type="float" office:value="110.217216491699" calcext:value-type="float">
            <text:p>110.2172164917</text:p>
          </table:table-cell>
          <table:table-cell/>
          <table:table-cell table:formula="of:=([.A713]-[.B713])^2" office:value-type="float" office:value="24.6292201502623" calcext:value-type="float">
            <text:p>24.6292201503</text:p>
          </table:table-cell>
        </table:table-row>
        <table:table-row table:style-name="ro1">
          <table:table-cell office:value-type="float" office:value="115.39" calcext:value-type="float">
            <text:p>115.39</text:p>
          </table:table-cell>
          <table:table-cell office:value-type="float" office:value="111.330718994141" calcext:value-type="float">
            <text:p>111.3307189941</text:p>
          </table:table-cell>
          <table:table-cell/>
          <table:table-cell table:formula="of:=([.A714]-[.B714])^2" office:value-type="float" office:value="16.4777622845307" calcext:value-type="float">
            <text:p>16.4777622845</text:p>
          </table:table-cell>
        </table:table-row>
        <table:table-row table:style-name="ro1">
          <table:table-cell office:value-type="float" office:value="115.42" calcext:value-type="float">
            <text:p>115.42</text:p>
          </table:table-cell>
          <table:table-cell office:value-type="float" office:value="104.732513427734" calcext:value-type="float">
            <text:p>104.7325134277</text:p>
          </table:table-cell>
          <table:table-cell/>
          <table:table-cell table:formula="of:=([.A715]-[.B715])^2" office:value-type="float" office:value="114.222369232358" calcext:value-type="float">
            <text:p>114.2223692324</text:p>
          </table:table-cell>
        </table:table-row>
        <table:table-row table:style-name="ro1">
          <table:table-cell office:value-type="float" office:value="115.45" calcext:value-type="float">
            <text:p>115.45</text:p>
          </table:table-cell>
          <table:table-cell office:value-type="float" office:value="114.676261901855" calcext:value-type="float">
            <text:p>114.6762619019</text:p>
          </table:table-cell>
          <table:table-cell/>
          <table:table-cell table:formula="of:=([.A716]-[.B716])^2" office:value-type="float" office:value="0.598670644520321" calcext:value-type="float">
            <text:p>0.5986706445</text:p>
          </table:table-cell>
        </table:table-row>
        <table:table-row table:style-name="ro1">
          <table:table-cell office:value-type="float" office:value="115.51" calcext:value-type="float">
            <text:p>115.51</text:p>
          </table:table-cell>
          <table:table-cell office:value-type="float" office:value="104.35563659668" calcext:value-type="float">
            <text:p>104.3556365967</text:p>
          </table:table-cell>
          <table:table-cell/>
          <table:table-cell table:formula="of:=([.A717]-[.B717])^2" office:value-type="float" office:value="124.419822933331" calcext:value-type="float">
            <text:p>124.4198229333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06.528106689453" calcext:value-type="float">
            <text:p>106.5281066895</text:p>
          </table:table-cell>
          <table:table-cell/>
          <table:table-cell table:formula="of:=([.A718]-[.B718])^2" office:value-type="float" office:value="84.4909026324761" calcext:value-type="float">
            <text:p>84.4909026325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3.229820251465" calcext:value-type="float">
            <text:p>113.2298202515</text:p>
          </table:table-cell>
          <table:table-cell/>
          <table:table-cell table:formula="of:=([.A719]-[.B719])^2" office:value-type="float" office:value="6.20099518001461" calcext:value-type="float">
            <text:p>6.20099518</text:p>
          </table:table-cell>
        </table:table-row>
        <table:table-row table:style-name="ro1">
          <table:table-cell office:value-type="float" office:value="115.83" calcext:value-type="float">
            <text:p>115.83</text:p>
          </table:table-cell>
          <table:table-cell office:value-type="float" office:value="107.178863525391" calcext:value-type="float">
            <text:p>107.1788635254</text:p>
          </table:table-cell>
          <table:table-cell/>
          <table:table-cell table:formula="of:=([.A720]-[.B720])^2" office:value-type="float" office:value="74.8421623023167" calcext:value-type="float">
            <text:p>74.8421623023</text:p>
          </table:table-cell>
        </table:table-row>
        <table:table-row table:style-name="ro1">
          <table:table-cell office:value-type="float" office:value="115.94" calcext:value-type="float">
            <text:p>115.94</text:p>
          </table:table-cell>
          <table:table-cell office:value-type="float" office:value="106.027374267578" calcext:value-type="float">
            <text:p>106.0273742676</text:p>
          </table:table-cell>
          <table:table-cell/>
          <table:table-cell table:formula="of:=([.A721]-[.B721])^2" office:value-type="float" office:value="98.2601489110723" calcext:value-type="float">
            <text:p>98.2601489111</text:p>
          </table:table-cell>
        </table:table-row>
        <table:table-row table:style-name="ro1">
          <table:table-cell office:value-type="float" office:value="116.02" calcext:value-type="float">
            <text:p>116.02</text:p>
          </table:table-cell>
          <table:table-cell office:value-type="float" office:value="92.8403244018555" calcext:value-type="float">
            <text:p>92.8403244019</text:p>
          </table:table-cell>
          <table:table-cell/>
          <table:table-cell table:formula="of:=([.A722]-[.B722])^2" office:value-type="float" office:value="537.297360835217" calcext:value-type="float">
            <text:p>537.2973608352</text:p>
          </table:table-cell>
        </table:table-row>
        <table:table-row table:style-name="ro1">
          <table:table-cell office:value-type="float" office:value="116.13" calcext:value-type="float">
            <text:p>116.13</text:p>
          </table:table-cell>
          <table:table-cell office:value-type="float" office:value="117.861450195313" calcext:value-type="float">
            <text:p>117.8614501953</text:p>
          </table:table-cell>
          <table:table-cell/>
          <table:table-cell table:formula="of:=([.A723]-[.B723])^2" office:value-type="float" office:value="2.99791977884771" calcext:value-type="float">
            <text:p>2.9979197788</text:p>
          </table:table-cell>
        </table:table-row>
        <table:table-row table:style-name="ro1">
          <table:table-cell office:value-type="float" office:value="116.16" calcext:value-type="float">
            <text:p>116.16</text:p>
          </table:table-cell>
          <table:table-cell office:value-type="float" office:value="90.4299163818359" calcext:value-type="float">
            <text:p>90.4299163818</text:p>
          </table:table-cell>
          <table:table-cell/>
          <table:table-cell table:formula="of:=([.A724]-[.B724])^2" office:value-type="float" office:value="662.037202997715" calcext:value-type="float">
            <text:p>662.0372029977</text:p>
          </table:table-cell>
        </table:table-row>
        <table:table-row table:style-name="ro1">
          <table:table-cell office:value-type="float" office:value="116.1925" calcext:value-type="float">
            <text:p>116.1925</text:p>
          </table:table-cell>
          <table:table-cell office:value-type="float" office:value="117.861450195313" calcext:value-type="float">
            <text:p>117.8614501953</text:p>
          </table:table-cell>
          <table:table-cell/>
          <table:table-cell table:formula="of:=([.A725]-[.B725])^2" office:value-type="float" office:value="2.78539475443365" calcext:value-type="float">
            <text:p>2.7853947544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110.507827758789" calcext:value-type="float">
            <text:p>110.5078277588</text:p>
          </table:table-cell>
          <table:table-cell/>
          <table:table-cell table:formula="of:=([.A726]-[.B726])^2" office:value-type="float" office:value="33.5492592718545" calcext:value-type="float">
            <text:p>33.5492592719</text:p>
          </table:table-cell>
        </table:table-row>
        <table:table-row table:style-name="ro1">
          <table:table-cell office:value-type="float" office:value="116.36" calcext:value-type="float">
            <text:p>116.36</text:p>
          </table:table-cell>
          <table:table-cell office:value-type="float" office:value="113.44994354248" calcext:value-type="float">
            <text:p>113.4499435425</text:p>
          </table:table-cell>
          <table:table-cell/>
          <table:table-cell table:formula="of:=([.A727]-[.B727])^2" office:value-type="float" office:value="8.46842858595112" calcext:value-type="float">
            <text:p>8.468428586</text:p>
          </table:table-cell>
        </table:table-row>
        <table:table-row table:style-name="ro1">
          <table:table-cell office:value-type="float" office:value="116.59" calcext:value-type="float">
            <text:p>116.59</text:p>
          </table:table-cell>
          <table:table-cell office:value-type="float" office:value="108.730003356934" calcext:value-type="float">
            <text:p>108.7300033569</text:p>
          </table:table-cell>
          <table:table-cell/>
          <table:table-cell table:formula="of:=([.A728]-[.B728])^2" office:value-type="float" office:value="61.7795472290152" calcext:value-type="float">
            <text:p>61.779547229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17.401962280273" calcext:value-type="float">
            <text:p>117.4019622803</text:p>
          </table:table-cell>
          <table:table-cell/>
          <table:table-cell table:formula="of:=([.A729]-[.B729])^2" office:value-type="float" office:value="0.643143498981381" calcext:value-type="float">
            <text:p>0.643143499</text:p>
          </table:table-cell>
        </table:table-row>
        <table:table-row table:style-name="ro1">
          <table:table-cell office:value-type="float" office:value="116.65" calcext:value-type="float">
            <text:p>116.65</text:p>
          </table:table-cell>
          <table:table-cell office:value-type="float" office:value="119.861061096191" calcext:value-type="float">
            <text:p>119.8610610962</text:p>
          </table:table-cell>
          <table:table-cell/>
          <table:table-cell table:formula="of:=([.A730]-[.B730])^2" office:value-type="float" office:value="10.3109133634739" calcext:value-type="float">
            <text:p>10.3109133635</text:p>
          </table:table-cell>
        </table:table-row>
        <table:table-row table:style-name="ro1">
          <table:table-cell office:value-type="float" office:value="116.87" calcext:value-type="float">
            <text:p>116.87</text:p>
          </table:table-cell>
          <table:table-cell office:value-type="float" office:value="96.4678802490234" calcext:value-type="float">
            <text:p>96.467880249</text:p>
          </table:table-cell>
          <table:table-cell/>
          <table:table-cell table:formula="of:=([.A731]-[.B731])^2" office:value-type="float" office:value="416.246490333188" calcext:value-type="float">
            <text:p>416.2464903332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110.80052947998" calcext:value-type="float">
            <text:p>110.80052948</text:p>
          </table:table-cell>
          <table:table-cell/>
          <table:table-cell table:formula="of:=([.A732]-[.B732])^2" office:value-type="float" office:value="39.3062606013939" calcext:value-type="float">
            <text:p>39.3062606014</text:p>
          </table:table-cell>
        </table:table-row>
        <table:table-row table:style-name="ro1">
          <table:table-cell office:value-type="float" office:value="117.29" calcext:value-type="float">
            <text:p>117.29</text:p>
          </table:table-cell>
          <table:table-cell office:value-type="float" office:value="105.327827453613" calcext:value-type="float">
            <text:p>105.3278274536</text:p>
          </table:table-cell>
          <table:table-cell/>
          <table:table-cell table:formula="of:=([.A733]-[.B733])^2" office:value-type="float" office:value="143.093572029528" calcext:value-type="float">
            <text:p>143.0935720295</text:p>
          </table:table-cell>
        </table:table-row>
        <table:table-row table:style-name="ro1">
          <table:table-cell office:value-type="float" office:value="117.35" calcext:value-type="float">
            <text:p>117.35</text:p>
          </table:table-cell>
          <table:table-cell office:value-type="float" office:value="102.339202880859" calcext:value-type="float">
            <text:p>102.3392028809</text:p>
          </table:table-cell>
          <table:table-cell/>
          <table:table-cell table:formula="of:=([.A734]-[.B734])^2" office:value-type="float" office:value="225.324030152" calcext:value-type="float">
            <text:p>225.324030152</text:p>
          </table:table-cell>
        </table:table-row>
        <table:table-row table:style-name="ro1">
          <table:table-cell office:value-type="float" office:value="117.49" calcext:value-type="float">
            <text:p>117.49</text:p>
          </table:table-cell>
          <table:table-cell office:value-type="float" office:value="106.737274169922" calcext:value-type="float">
            <text:p>106.7372741699</text:p>
          </table:table-cell>
          <table:table-cell/>
          <table:table-cell table:formula="of:=([.A735]-[.B735])^2" office:value-type="float" office:value="115.621112776829" calcext:value-type="float">
            <text:p>115.6211127768</text:p>
          </table:table-cell>
        </table:table-row>
        <table:table-row table:style-name="ro1">
          <table:table-cell office:value-type="float" office:value="117.52" calcext:value-type="float">
            <text:p>117.52</text:p>
          </table:table-cell>
          <table:table-cell office:value-type="float" office:value="110.071807861328" calcext:value-type="float">
            <text:p>110.0718078613</text:p>
          </table:table-cell>
          <table:table-cell/>
          <table:table-cell table:formula="of:=([.A736]-[.B736])^2" office:value-type="float" office:value="55.4755661345735" calcext:value-type="float">
            <text:p>55.4755661346</text:p>
          </table:table-cell>
        </table:table-row>
        <table:table-row table:style-name="ro1">
          <table:table-cell office:value-type="float" office:value="117.83" calcext:value-type="float">
            <text:p>117.83</text:p>
          </table:table-cell>
          <table:table-cell office:value-type="float" office:value="110.611289978027" calcext:value-type="float">
            <text:p>110.611289978</text:p>
          </table:table-cell>
          <table:table-cell/>
          <table:table-cell table:formula="of:=([.A737]-[.B737])^2" office:value-type="float" office:value="52.1097743813284" calcext:value-type="float">
            <text:p>52.1097743813</text:p>
          </table:table-cell>
        </table:table-row>
        <table:table-row table:style-name="ro1">
          <table:table-cell office:value-type="float" office:value="118.17" calcext:value-type="float">
            <text:p>118.17</text:p>
          </table:table-cell>
          <table:table-cell office:value-type="float" office:value="110.857040405273" calcext:value-type="float">
            <text:p>110.8570404053</text:p>
          </table:table-cell>
          <table:table-cell/>
          <table:table-cell table:formula="of:=([.A738]-[.B738])^2" office:value-type="float" office:value="53.4793780341033" calcext:value-type="float">
            <text:p>53.4793780341</text:p>
          </table:table-cell>
        </table:table-row>
        <table:table-row table:style-name="ro1">
          <table:table-cell office:value-type="float" office:value="118.41" calcext:value-type="float">
            <text:p>118.41</text:p>
          </table:table-cell>
          <table:table-cell office:value-type="float" office:value="105.081153869629" calcext:value-type="float">
            <text:p>105.0811538696</text:p>
          </table:table-cell>
          <table:table-cell/>
          <table:table-cell table:formula="of:=([.A739]-[.B739])^2" office:value-type="float" office:value="177.658139167108" calcext:value-type="float">
            <text:p>177.6581391671</text:p>
          </table:table-cell>
        </table:table-row>
        <table:table-row table:style-name="ro1">
          <table:table-cell office:value-type="float" office:value="118.61" calcext:value-type="float">
            <text:p>118.61</text:p>
          </table:table-cell>
          <table:table-cell office:value-type="float" office:value="102.084190368652" calcext:value-type="float">
            <text:p>102.0841903687</text:p>
          </table:table-cell>
          <table:table-cell/>
          <table:table-cell table:formula="of:=([.A740]-[.B740])^2" office:value-type="float" office:value="273.102383971543" calcext:value-type="float">
            <text:p>273.1023839715</text:p>
          </table:table-cell>
        </table:table-row>
        <table:table-row table:style-name="ro1">
          <table:table-cell office:value-type="float" office:value="118.72" calcext:value-type="float">
            <text:p>118.72</text:p>
          </table:table-cell>
          <table:table-cell office:value-type="float" office:value="113.264015197754" calcext:value-type="float">
            <text:p>113.2640151978</text:p>
          </table:table-cell>
          <table:table-cell/>
          <table:table-cell table:formula="of:=([.A741]-[.B741])^2" office:value-type="float" office:value="29.7677701623403" calcext:value-type="float">
            <text:p>29.7677701623</text:p>
          </table:table-cell>
        </table:table-row>
        <table:table-row table:style-name="ro1">
          <table:table-cell office:value-type="float" office:value="118.77" calcext:value-type="float">
            <text:p>118.77</text:p>
          </table:table-cell>
          <table:table-cell office:value-type="float" office:value="101.400062561035" calcext:value-type="float">
            <text:p>101.400062561</text:p>
          </table:table-cell>
          <table:table-cell/>
          <table:table-cell table:formula="of:=([.A742]-[.B742])^2" office:value-type="float" office:value="301.714726633552" calcext:value-type="float">
            <text:p>301.7147266336</text:p>
          </table:table-cell>
        </table:table-row>
        <table:table-row table:style-name="ro1">
          <table:table-cell office:value-type="float" office:value="118.81" calcext:value-type="float">
            <text:p>118.81</text:p>
          </table:table-cell>
          <table:table-cell office:value-type="float" office:value="110.729858398438" calcext:value-type="float">
            <text:p>110.7298583984</text:p>
          </table:table-cell>
          <table:table-cell/>
          <table:table-cell table:formula="of:=([.A743]-[.B743])^2" office:value-type="float" office:value="65.288688301301" calcext:value-type="float">
            <text:p>65.2886883013</text:p>
          </table:table-cell>
        </table:table-row>
        <table:table-row table:style-name="ro1">
          <table:table-cell office:value-type="float" office:value="118.83" calcext:value-type="float">
            <text:p>118.83</text:p>
          </table:table-cell>
          <table:table-cell office:value-type="float" office:value="111.029884338379" calcext:value-type="float">
            <text:p>111.0298843384</text:p>
          </table:table-cell>
          <table:table-cell/>
          <table:table-cell table:formula="of:=([.A744]-[.B744])^2" office:value-type="float" office:value="60.8418043346667" calcext:value-type="float">
            <text:p>60.8418043347</text:p>
          </table:table-cell>
        </table:table-row>
        <table:table-row table:style-name="ro1">
          <table:table-cell office:value-type="float" office:value="119.08" calcext:value-type="float">
            <text:p>119.08</text:p>
          </table:table-cell>
          <table:table-cell office:value-type="float" office:value="107.23095703125" calcext:value-type="float">
            <text:p>107.2309570313</text:p>
          </table:table-cell>
          <table:table-cell/>
          <table:table-cell table:formula="of:=([.A745]-[.B745])^2" office:value-type="float" office:value="140.399819275284" calcext:value-type="float">
            <text:p>140.3998192753</text:p>
          </table:table-cell>
        </table:table-row>
        <table:table-row table:style-name="ro1">
          <table:table-cell office:value-type="float" office:value="119.22" calcext:value-type="float">
            <text:p>119.22</text:p>
          </table:table-cell>
          <table:table-cell office:value-type="float" office:value="112.350143432617" calcext:value-type="float">
            <text:p>112.3501434326</text:p>
          </table:table-cell>
          <table:table-cell/>
          <table:table-cell table:formula="of:=([.A746]-[.B746])^2" office:value-type="float" office:value="47.1949292564127" calcext:value-type="float">
            <text:p>47.1949292564</text:p>
          </table:table-cell>
        </table:table-row>
        <table:table-row table:style-name="ro1">
          <table:table-cell office:value-type="float" office:value="119.35" calcext:value-type="float">
            <text:p>119.35</text:p>
          </table:table-cell>
          <table:table-cell office:value-type="float" office:value="105.947639465332" calcext:value-type="float">
            <text:p>105.9476394653</text:p>
          </table:table-cell>
          <table:table-cell/>
          <table:table-cell table:formula="of:=([.A747]-[.B747])^2" office:value-type="float" office:value="179.623267901225" calcext:value-type="float">
            <text:p>179.6232679012</text:p>
          </table:table-cell>
        </table:table-row>
        <table:table-row table:style-name="ro1">
          <table:table-cell office:value-type="float" office:value="119.38" calcext:value-type="float">
            <text:p>119.38</text:p>
          </table:table-cell>
          <table:table-cell office:value-type="float" office:value="109.314102172852" calcext:value-type="float">
            <text:p>109.3141021729</text:p>
          </table:table-cell>
          <table:table-cell/>
          <table:table-cell table:formula="of:=([.A748]-[.B748])^2" office:value-type="float" office:value="101.322299066592" calcext:value-type="float">
            <text:p>101.3222990666</text:p>
          </table:table-cell>
        </table:table-row>
        <table:table-row table:style-name="ro1">
          <table:table-cell office:value-type="float" office:value="119.39" calcext:value-type="float">
            <text:p>119.39</text:p>
          </table:table-cell>
          <table:table-cell office:value-type="float" office:value="118.758071899414" calcext:value-type="float">
            <text:p>118.7580718994</text:p>
          </table:table-cell>
          <table:table-cell/>
          <table:table-cell table:formula="of:=([.A749]-[.B749])^2" office:value-type="float" office:value="0.399333124310151" calcext:value-type="float">
            <text:p>0.3993331243</text:p>
          </table:table-cell>
        </table:table-row>
        <table:table-row table:style-name="ro1">
          <table:table-cell office:value-type="float" office:value="119.47" calcext:value-type="float">
            <text:p>119.47</text:p>
          </table:table-cell>
          <table:table-cell office:value-type="float" office:value="112.168739318848" calcext:value-type="float">
            <text:p>112.1687393188</text:p>
          </table:table-cell>
          <table:table-cell/>
          <table:table-cell table:formula="of:=([.A750]-[.B750])^2" office:value-type="float" office:value="53.3084075341412" calcext:value-type="float">
            <text:p>53.3084075341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99.1106338500977" calcext:value-type="float">
            <text:p>99.1106338501</text:p>
          </table:table-cell>
          <table:table-cell/>
          <table:table-cell table:formula="of:=([.A751]-[.B751])^2" office:value-type="float" office:value="415.726251994784" calcext:value-type="float">
            <text:p>415.7262519948</text:p>
          </table:table-cell>
        </table:table-row>
        <table:table-row table:style-name="ro1">
          <table:table-cell office:value-type="float" office:value="119.78" calcext:value-type="float">
            <text:p>119.78</text:p>
          </table:table-cell>
          <table:table-cell office:value-type="float" office:value="117.063064575195" calcext:value-type="float">
            <text:p>117.0630645752</text:p>
          </table:table-cell>
          <table:table-cell/>
          <table:table-cell table:formula="of:=([.A752]-[.B752])^2" office:value-type="float" office:value="7.38173810255863" calcext:value-type="float">
            <text:p>7.3817381026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112.385231018066" calcext:value-type="float">
            <text:p>112.3852310181</text:p>
          </table:table-cell>
          <table:table-cell/>
          <table:table-cell table:formula="of:=([.A753]-[.B753])^2" office:value-type="float" office:value="59.8266512038821" calcext:value-type="float">
            <text:p>59.8266512039</text:p>
          </table:table-cell>
        </table:table-row>
        <table:table-row table:style-name="ro1">
          <table:table-cell office:value-type="float" office:value="120.18" calcext:value-type="float">
            <text:p>120.18</text:p>
          </table:table-cell>
          <table:table-cell office:value-type="float" office:value="110.632781982422" calcext:value-type="float">
            <text:p>110.6327819824</text:p>
          </table:table-cell>
          <table:table-cell/>
          <table:table-cell table:formula="of:=([.A754]-[.B754])^2" office:value-type="float" office:value="91.1493718751685" calcext:value-type="float">
            <text:p>91.1493718752</text:p>
          </table:table-cell>
        </table:table-row>
        <table:table-row table:style-name="ro1">
          <table:table-cell office:value-type="float" office:value="120.78" calcext:value-type="float">
            <text:p>120.78</text:p>
          </table:table-cell>
          <table:table-cell office:value-type="float" office:value="109.020530700684" calcext:value-type="float">
            <text:p>109.0205307007</text:p>
          </table:table-cell>
          <table:table-cell/>
          <table:table-cell table:formula="of:=([.A755]-[.B755])^2" office:value-type="float" office:value="138.285118201565" calcext:value-type="float">
            <text:p>138.2851182016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03.690124511719" calcext:value-type="float">
            <text:p>103.6901245117</text:p>
          </table:table-cell>
          <table:table-cell/>
          <table:table-cell table:formula="of:=([.A756]-[.B756])^2" office:value-type="float" office:value="292.747839224487" calcext:value-type="float">
            <text:p>292.7478392245</text:p>
          </table:table-cell>
        </table:table-row>
        <table:table-row table:style-name="ro1">
          <table:table-cell office:value-type="float" office:value="120.95" calcext:value-type="float">
            <text:p>120.95</text:p>
          </table:table-cell>
          <table:table-cell office:value-type="float" office:value="92.2024765014649" calcext:value-type="float">
            <text:p>92.2024765015</text:p>
          </table:table-cell>
          <table:table-cell/>
          <table:table-cell table:formula="of:=([.A757]-[.B757])^2" office:value-type="float" office:value="826.420107298831" calcext:value-type="float">
            <text:p>826.4201072988</text:p>
          </table:table-cell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93.8012008666992" calcext:value-type="float">
            <text:p>93.8012008667</text:p>
          </table:table-cell>
          <table:table-cell/>
          <table:table-cell table:formula="of:=([.A758]-[.B758])^2" office:value-type="float" office:value="743.04213018964" calcext:value-type="float">
            <text:p>743.0421301896</text:p>
          </table:table-cell>
        </table:table-row>
        <table:table-row table:style-name="ro1">
          <table:table-cell office:value-type="float" office:value="121.22" calcext:value-type="float">
            <text:p>121.22</text:p>
          </table:table-cell>
          <table:table-cell office:value-type="float" office:value="111.341194152832" calcext:value-type="float">
            <text:p>111.3411941528</text:p>
          </table:table-cell>
          <table:table-cell/>
          <table:table-cell table:formula="of:=([.A759]-[.B759])^2" office:value-type="float" office:value="97.59080496604" calcext:value-type="float">
            <text:p>97.590804966</text:p>
          </table:table-cell>
        </table:table-row>
        <table:table-row table:style-name="ro1">
          <table:table-cell office:value-type="float" office:value="121.28" calcext:value-type="float">
            <text:p>121.28</text:p>
          </table:table-cell>
          <table:table-cell office:value-type="float" office:value="91.8698577880859" calcext:value-type="float">
            <text:p>91.8698577881</text:p>
          </table:table-cell>
          <table:table-cell/>
          <table:table-cell table:formula="of:=([.A760]-[.B760])^2" office:value-type="float" office:value="864.956464925009" calcext:value-type="float">
            <text:p>864.956464925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13.408226013184" calcext:value-type="float">
            <text:p>113.4082260132</text:p>
          </table:table-cell>
          <table:table-cell/>
          <table:table-cell table:formula="of:=([.A761]-[.B761])^2" office:value-type="float" office:value="80.8519994299883" calcext:value-type="float">
            <text:p>80.85199943</text:p>
          </table:table-cell>
        </table:table-row>
        <table:table-row table:style-name="ro1">
          <table:table-cell office:value-type="float" office:value="122.66" calcext:value-type="float">
            <text:p>122.66</text:p>
          </table:table-cell>
          <table:table-cell office:value-type="float" office:value="112.148460388184" calcext:value-type="float">
            <text:p>112.1484603882</text:p>
          </table:table-cell>
          <table:table-cell/>
          <table:table-cell table:formula="of:=([.A762]-[.B762])^2" office:value-type="float" office:value="110.492465010785" calcext:value-type="float">
            <text:p>110.4924650108</text:p>
          </table:table-cell>
        </table:table-row>
        <table:table-row table:style-name="ro1">
          <table:table-cell office:value-type="float" office:value="122.846666666667" calcext:value-type="float">
            <text:p>122.8466666667</text:p>
          </table:table-cell>
          <table:table-cell office:value-type="float" office:value="113.63688659668" calcext:value-type="float">
            <text:p>113.6368865967</text:p>
          </table:table-cell>
          <table:table-cell/>
          <table:table-cell table:formula="of:=([.A763]-[.B763])^2" office:value-type="float" office:value="84.8200489375296" calcext:value-type="float">
            <text:p>84.8200489375</text:p>
          </table:table-cell>
        </table:table-row>
        <table:table-row table:style-name="ro1">
          <table:table-cell office:value-type="float" office:value="123.31" calcext:value-type="float">
            <text:p>123.31</text:p>
          </table:table-cell>
          <table:table-cell office:value-type="float" office:value="110.208114624023" calcext:value-type="float">
            <text:p>110.208114624</text:p>
          </table:table-cell>
          <table:table-cell/>
          <table:table-cell table:formula="of:=([.A764]-[.B764])^2" office:value-type="float" office:value="171.659400405229" calcext:value-type="float">
            <text:p>171.6594004052</text:p>
          </table:table-cell>
        </table:table-row>
        <table:table-row table:style-name="ro1">
          <table:table-cell office:value-type="float" office:value="123.47" calcext:value-type="float">
            <text:p>123.47</text:p>
          </table:table-cell>
          <table:table-cell office:value-type="float" office:value="103.941543579102" calcext:value-type="float">
            <text:p>103.9415435791</text:p>
          </table:table-cell>
          <table:table-cell/>
          <table:table-cell table:formula="of:=([.A765]-[.B765])^2" office:value-type="float" office:value="381.360610182929" calcext:value-type="float">
            <text:p>381.3606101829</text:p>
          </table:table-cell>
        </table:table-row>
        <table:table-row table:style-name="ro1">
          <table:table-cell office:value-type="float" office:value="123.69" calcext:value-type="float">
            <text:p>123.69</text:p>
          </table:table-cell>
          <table:table-cell office:value-type="float" office:value="106.36109161377" calcext:value-type="float">
            <text:p>106.3610916138</text:p>
          </table:table-cell>
          <table:table-cell/>
          <table:table-cell table:formula="of:=([.A766]-[.B766])^2" office:value-type="float" office:value="300.291065858369" calcext:value-type="float">
            <text:p>300.2910658584</text:p>
          </table:table-cell>
        </table:table-row>
        <table:table-row table:style-name="ro1">
          <table:table-cell office:value-type="float" office:value="124.17" calcext:value-type="float">
            <text:p>124.17</text:p>
          </table:table-cell>
          <table:table-cell office:value-type="float" office:value="118.735321044922" calcext:value-type="float">
            <text:p>118.7353210449</text:p>
          </table:table-cell>
          <table:table-cell/>
          <table:table-cell table:formula="of:=([.A767]-[.B767])^2" office:value-type="float" office:value="29.5357353447691" calcext:value-type="float">
            <text:p>29.5357353448</text:p>
          </table:table-cell>
        </table:table-row>
        <table:table-row table:style-name="ro1">
          <table:table-cell office:value-type="float" office:value="125.38" calcext:value-type="float">
            <text:p>125.38</text:p>
          </table:table-cell>
          <table:table-cell office:value-type="float" office:value="111.39518737793" calcext:value-type="float">
            <text:p>111.3951873779</text:p>
          </table:table-cell>
          <table:table-cell/>
          <table:table-cell table:formula="of:=([.A768]-[.B768])^2" office:value-type="float" office:value="195.574984074417" calcext:value-type="float">
            <text:p>195.5749840744</text:p>
          </table:table-cell>
        </table:table-row>
        <table:table-row table:style-name="ro1">
          <table:table-cell office:value-type="float" office:value="126.97" calcext:value-type="float">
            <text:p>126.97</text:p>
          </table:table-cell>
          <table:table-cell office:value-type="float" office:value="105.882293701172" calcext:value-type="float">
            <text:p>105.8822937012</text:p>
          </table:table-cell>
          <table:table-cell/>
          <table:table-cell table:formula="of:=([.A769]-[.B769])^2" office:value-type="float" office:value="444.691356945635" calcext:value-type="float">
            <text:p>444.6913569456</text:p>
          </table:table-cell>
        </table:table-row>
        <table:table-row table:style-name="ro1">
          <table:table-cell office:value-type="float" office:value="127.27" calcext:value-type="float">
            <text:p>127.27</text:p>
          </table:table-cell>
          <table:table-cell office:value-type="float" office:value="102.848609924316" calcext:value-type="float">
            <text:p>102.8486099243</text:p>
          </table:table-cell>
          <table:table-cell/>
          <table:table-cell table:formula="of:=([.A770]-[.B770])^2" office:value-type="float" office:value="596.404293228697" calcext:value-type="float">
            <text:p>596.4042932287</text:p>
          </table:table-cell>
        </table:table-row>
        <table:table-row table:style-name="ro1">
          <table:table-cell office:value-type="float" office:value="128.78" calcext:value-type="float">
            <text:p>128.78</text:p>
          </table:table-cell>
          <table:table-cell office:value-type="float" office:value="100.377052307129" calcext:value-type="float">
            <text:p>100.3770523071</text:p>
          </table:table-cell>
          <table:table-cell/>
          <table:table-cell table:formula="of:=([.A771]-[.B771])^2" office:value-type="float" office:value="806.727437643971" calcext:value-type="float">
            <text:p>806.727437644</text:p>
          </table:table-cell>
        </table:table-row>
        <table:table-row table:style-name="ro1">
          <table:table-cell office:value-type="float" office:value="129.19" calcext:value-type="float">
            <text:p>129.19</text:p>
          </table:table-cell>
          <table:table-cell office:value-type="float" office:value="111.847480773926" calcext:value-type="float">
            <text:p>111.8474807739</text:p>
          </table:table-cell>
          <table:table-cell/>
          <table:table-cell table:formula="of:=([.A772]-[.B772])^2" office:value-type="float" office:value="300.762973106754" calcext:value-type="float">
            <text:p>300.7629731068</text:p>
          </table:table-cell>
        </table:table-row>
        <table:table-row table:style-name="ro1">
          <table:table-cell office:value-type="float" office:value="129.32" calcext:value-type="float">
            <text:p>129.32</text:p>
          </table:table-cell>
          <table:table-cell office:value-type="float" office:value="105.465278625488" calcext:value-type="float">
            <text:p>105.4652786255</text:p>
          </table:table-cell>
          <table:table-cell/>
          <table:table-cell table:formula="of:=([.A773]-[.B773])^2" office:value-type="float" office:value="569.047731855586" calcext:value-type="float">
            <text:p>569.0477318556</text:p>
          </table:table-cell>
        </table:table-row>
        <table:table-row table:style-name="ro1">
          <table:table-cell office:value-type="float" office:value="135.48" calcext:value-type="float">
            <text:p>135.48</text:p>
          </table:table-cell>
          <table:table-cell office:value-type="float" office:value="106.711967468262" calcext:value-type="float">
            <text:p>106.7119674683</text:p>
          </table:table-cell>
          <table:table-cell/>
          <table:table-cell table:formula="of:=([.A774]-[.B774])^2" office:value-type="float" office:value="827.599695747151" calcext:value-type="float">
            <text:p>827.5996957472</text:p>
          </table:table-cell>
        </table:table-row>
        <table:table-row table:style-name="ro1">
          <table:table-cell office:value-type="float" office:value="138.19" calcext:value-type="float">
            <text:p>138.19</text:p>
          </table:table-cell>
          <table:table-cell office:value-type="float" office:value="109.313270568848" calcext:value-type="float">
            <text:p>109.3132705688</text:p>
          </table:table-cell>
          <table:table-cell/>
          <table:table-cell table:formula="of:=([.A775]-[.B775])^2" office:value-type="float" office:value="833.86550263998" calcext:value-type="float">
            <text:p>833.86550264</text:p>
          </table:table-cell>
        </table:table-row>
        <table:table-row table:style-name="ro1">
          <table:table-cell office:value-type="float" office:value="140.41" calcext:value-type="float">
            <text:p>140.41</text:p>
          </table:table-cell>
          <table:table-cell office:value-type="float" office:value="109.929237365723" calcext:value-type="float">
            <text:p>109.9292373657</text:p>
          </table:table-cell>
          <table:table-cell/>
          <table:table-cell table:formula="of:=([.A776]-[.B776])^2" office:value-type="float" office:value="929.076890767158" calcext:value-type="float">
            <text:p>929.0768907672</text:p>
          </table:table-cell>
        </table:table-row>
        <table:table-row table:style-name="ro1">
          <table:table-cell office:value-type="float" office:value="141.09" calcext:value-type="float">
            <text:p>141.09</text:p>
          </table:table-cell>
          <table:table-cell office:value-type="float" office:value="99.7408447265625" calcext:value-type="float">
            <text:p>99.7408447266</text:p>
          </table:table-cell>
          <table:table-cell/>
          <table:table-cell table:formula="of:=([.A777]-[.B777])^2" office:value-type="float" office:value="1709.75264182684" calcext:value-type="float">
            <text:p>1709.7526418269</text:p>
          </table:table-cell>
        </table:table-row>
        <table:table-row table:style-name="ro1">
          <table:table-cell office:value-type="float" office:value="142.71" calcext:value-type="float">
            <text:p>142.71</text:p>
          </table:table-cell>
          <table:table-cell office:value-type="float" office:value="111.198760986328" calcext:value-type="float">
            <text:p>111.1987609863</text:p>
          </table:table-cell>
          <table:table-cell/>
          <table:table-cell table:formula="of:=([.A778]-[.B778])^2" office:value-type="float" office:value="992.958184176757" calcext:value-type="float">
            <text:p>992.9581841768</text:p>
          </table:table-cell>
        </table:table-row>
        <table:table-row table:style-name="ro1">
          <table:table-cell office:value-type="float" office:value="146.83" calcext:value-type="float">
            <text:p>146.83</text:p>
          </table:table-cell>
          <table:table-cell office:value-type="float" office:value="115.775726318359" calcext:value-type="float">
            <text:p>115.7757263184</text:p>
          </table:table-cell>
          <table:table-cell/>
          <table:table-cell table:formula="of:=([.A779]-[.B779])^2" office:value-type="float" office:value="964.367913894238" calcext:value-type="float">
            <text:p>964.3679138942</text:p>
          </table:table-cell>
        </table:table-row>
        <table:table-row table:style-name="ro1">
          <table:table-cell office:value-type="float" office:value="147.22" calcext:value-type="float">
            <text:p>147.22</text:p>
          </table:table-cell>
          <table:table-cell office:value-type="float" office:value="103.047271728516" calcext:value-type="float">
            <text:p>103.0472717285</text:p>
          </table:table-cell>
          <table:table-cell/>
          <table:table-cell table:formula="of:=([.A780]-[.B780])^2" office:value-type="float" office:value="1951.2299229464" calcext:value-type="float">
            <text:p>1951.2299229464</text:p>
          </table:table-cell>
        </table:table-row>
        <table:table-row table:style-name="ro1">
          <table:table-cell office:value-type="float" office:value="148.94" calcext:value-type="float">
            <text:p>148.94</text:p>
          </table:table-cell>
          <table:table-cell office:value-type="float" office:value="104.789939880371" calcext:value-type="float">
            <text:p>104.7899398804</text:p>
          </table:table-cell>
          <table:table-cell/>
          <table:table-cell table:formula="of:=([.A781]-[.B781])^2" office:value-type="float" office:value="1949.22780856685" calcext:value-type="float">
            <text:p>1949.2278085669</text:p>
          </table:table-cell>
        </table:table-row>
        <table:table-row table:style-name="ro1">
          <table:table-cell office:value-type="float" office:value="154.43" calcext:value-type="float">
            <text:p>154.43</text:p>
          </table:table-cell>
          <table:table-cell office:value-type="float" office:value="107.596900939941" calcext:value-type="float">
            <text:p>107.5969009399</text:p>
          </table:table-cell>
          <table:table-cell/>
          <table:table-cell table:formula="of:=([.A782]-[.B782])^2" office:value-type="float" office:value="2193.33916756926" calcext:value-type="float">
            <text:p>2193.3391675693</text:p>
          </table:table-cell>
        </table:table-row>
        <table:table-row table:style-name="ro1">
          <table:table-cell office:value-type="float" office:value="154.87" calcext:value-type="float">
            <text:p>154.87</text:p>
          </table:table-cell>
          <table:table-cell office:value-type="float" office:value="113.689231872559" calcext:value-type="float">
            <text:p>113.6892318726</text:p>
          </table:table-cell>
          <table:table-cell/>
          <table:table-cell table:formula="of:=([.A783]-[.B783])^2" office:value-type="float" office:value="1695.85566356609" calcext:value-type="float">
            <text:p>1695.8556635661</text:p>
          </table:table-cell>
        </table:table-row>
        <table:table-row table:style-name="ro1">
          <table:table-cell office:value-type="float" office:value="265.32" calcext:value-type="float">
            <text:p>265.32</text:p>
          </table:table-cell>
          <table:table-cell office:value-type="float" office:value="94.1889495849609" calcext:value-type="float">
            <text:p>94.188949585</text:p>
          </table:table-cell>
          <table:table-cell/>
          <table:table-cell table:formula="of:=([.A784]-[.B784])^2" office:value-type="float" office:value="29285.8364161546" calcext:value-type="float">
            <text:p>29285.836416154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xgb_val.A1:xgb_val.D78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2:40:54.438731614</dc:date>
    <meta:editing-duration>PT5M16S</meta:editing-duration>
    <meta:editing-cycles>2</meta:editing-cycles>
    <meta:generator>LibreOffice/5.1.6.2$Linux_X86_64 LibreOffice_project/10m0$Build-2</meta:generator>
    <meta:document-statistic meta:table-count="2" meta:cell-count="2352" meta:object-count="0"/>
  </office:meta>
</office:document-meta>
</file>